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adornments="Κανονικά"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agraph-properties fo:text-align="center"/>
    </style:style>
    <style:style style:name="T1" style:family="text">
      <style:text-properties fo:language="en" fo:country="US"/>
    </style:style>
    <style:style style:name="T2" style:family="text">
      <style:text-properties fo:language="el" fo:country="GR"/>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66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ccff" draw:fill-gradient-name="Linear_20_blue_2f_white" draw:gradient-step-count="12" draw:fill-hatch-name="Black_20_45_20_Degrees" draw:fill-hatch-solid="fals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cm" svg:stroke-color="#000000"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57" draw:style-name="gr7" svg:width="0.281cm" svg:height="0.489cm" svg:x="11.619cm" svg:y="2.413cm"><draw:text-box><text:p>7</text:p></draw:text-box></draw:frame><draw:frame text:anchor-type="paragraph" draw:z-index="56" draw:style-name="gr7" svg:width="0.281cm" svg:height="0.489cm" svg:x="3.055cm" svg:y="2.459cm"><draw:text-box><text:p>6</text:p></draw:text-box></draw:frame><draw:frame text:anchor-type="paragraph" draw:z-index="54" draw:style-name="gr7" svg:width="0.281cm" svg:height="0.489cm" svg:x="9.336cm" svg:y="2.459cm"><draw:text-box><text:p>5</text:p></draw:text-box></draw:frame><draw:frame text:anchor-type="paragraph" draw:z-index="53" draw:style-name="gr7" svg:width="0.281cm" svg:height="0.489cm" svg:x="5.336cm" svg:y="2.459cm"><draw:text-box><text:p>8</text:p></draw:text-box></draw:frame><draw:frame text:anchor-type="paragraph" draw:z-index="52" draw:style-name="gr7" svg:width="0.281cm" svg:height="0.489cm" svg:x="9.336cm" svg:y="4.459cm"><draw:text-box><text:p>3</text:p></draw:text-box></draw:frame><draw:frame text:anchor-type="paragraph" draw:z-index="51" draw:style-name="gr7" svg:width="0.281cm" svg:height="0.489cm" svg:x="5.336cm" svg:y="4.459cm"><draw:text-box><text:p>1</text:p></draw:text-box></draw:frame><draw:frame text:anchor-type="paragraph" draw:z-index="50" draw:style-name="gr7" svg:width="0.281cm" svg:height="0.489cm" svg:x="9.336cm" svg:y="0.459cm"><draw:text-box><text:p>5</text:p></draw:text-box></draw:frame><draw:frame text:anchor-type="paragraph" draw:z-index="49" draw:style-name="gr7" svg:width="0.281cm" svg:height="0.489cm" svg:x="5.336cm" svg:y="0.459cm"><draw:text-box><text:p>2</text:p></draw:text-box></draw:frame><draw:frame text:anchor-type="paragraph" draw:z-index="48" draw:style-name="gr4" svg:width="0.304cm" svg:height="0.516cm" svg:x="7.276cm" svg:y="4.785cm"><draw:text-box><text:p>E</text:p></draw:text-box></draw:frame><draw:frame text:anchor-type="paragraph" draw:z-index="47" draw:style-name="gr4" svg:width="0.304cm" svg:height="0.516cm" svg:x="3.276cm" svg:y="4.785cm"><draw:text-box><text:p>D</text:p></draw:text-box></draw:frame><draw:frame text:anchor-type="paragraph" draw:z-index="45" draw:style-name="gr4" svg:width="0.304cm" svg:height="0.516cm" svg:x="7.276cm" svg:y="0.785cm"><draw:text-box><text:p>B</text:p></draw:text-box></draw:frame><draw:frame text:anchor-type="paragraph" draw:z-index="44" draw:style-name="gr4" svg:width="0.304cm" svg:height="0.516cm" svg:x="11.277cm" svg:y="4.785cm"><draw:text-box><text:p>F</text:p></draw:text-box></draw:frame><draw:circle text:anchor-type="paragraph" draw:z-index="43" draw:style-name="gr2" draw:text-style-name="P1" svg:width="0.892cm" svg:height="0.892cm" svg:x="11.01cm" svg:y="0.573cm"><text:p/></draw:circle><draw:circle text:anchor-type="paragraph" draw:z-index="42" draw:style-name="gr2" draw:text-style-name="P1" svg:width="0.892cm" svg:height="0.892cm" svg:x="11.01cm" svg:y="4.574cm"><text:p/></draw:circle><draw:line text:anchor-type="paragraph" draw:z-index="41" draw:style-name="gr6" draw:text-style-name="P1" svg:x1="3.455cm" svg:y1="1.487cm" svg:x2="3.462cm" svg:y2="4.574cm"><text:p/></draw:line><draw:line text:anchor-type="paragraph" draw:z-index="39" draw:style-name="gr6" draw:text-style-name="P1" svg:x1="11.456cm" svg:y1="1.487cm" svg:x2="11.463cm" svg:y2="4.574cm"><text:p/></draw:line><draw:line text:anchor-type="paragraph" draw:z-index="38" draw:style-name="gr5" draw:text-style-name="P1" svg:x1="3.9cm" svg:y1="4.948cm" svg:x2="7.01cm" svg:y2="4.925cm"><text:p/></draw:line><draw:line text:anchor-type="paragraph" draw:z-index="37" draw:style-name="gr5" draw:text-style-name="P1" svg:x1="7.9cm" svg:y1="4.948cm" svg:x2="11.01cm" svg:y2="4.925cm"><text:p/></draw:line><draw:line text:anchor-type="paragraph" draw:z-index="36" draw:style-name="gr5" draw:text-style-name="P1" svg:x1="7.9cm" svg:y1="0.947cm" svg:x2="11.01cm" svg:y2="0.924cm"><text:p/></draw:line><draw:line text:anchor-type="paragraph" draw:z-index="35" draw:style-name="gr6" draw:text-style-name="P1" svg:x1="7.743cm" svg:y1="4.695cm" svg:x2="11.161cm" svg:y2="1.3cm"><text:p/></draw:line><draw:circle text:anchor-type="paragraph" draw:z-index="34" draw:style-name="gr2" draw:text-style-name="P1" svg:width="0.892cm" svg:height="0.892cm" svg:x="7.01cm" svg:y="4.574cm"><text:p/></draw:circle><draw:circle text:anchor-type="paragraph" draw:z-index="33" draw:style-name="gr2" draw:text-style-name="P1" svg:width="0.892cm" svg:height="0.892cm" svg:x="3.009cm" svg:y="4.574cm"><text:p/></draw:circle><draw:circle text:anchor-type="paragraph" draw:z-index="32" draw:style-name="gr2" draw:text-style-name="P1" svg:width="0.892cm" svg:height="0.892cm" svg:x="7.01cm" svg:y="0.573cm"><text:p/></draw:circle><draw:line text:anchor-type="paragraph" draw:z-index="31" draw:style-name="gr6" draw:text-style-name="P1" svg:x1="3.743cm" svg:y1="4.695cm" svg:x2="7.161cm" svg:y2="1.3cm"><text:p/></draw:line><draw:line text:anchor-type="paragraph" draw:z-index="30" draw:style-name="gr5" draw:text-style-name="P1" svg:x1="3.9cm" svg:y1="0.947cm" svg:x2="7.01cm" svg:y2="0.924cm"><text:p/></draw:line><draw:frame text:anchor-type="paragraph" draw:z-index="29" draw:style-name="gr4" svg:width="0.304cm" svg:height="0.516cm" svg:x="3.276cm" svg:y="0.785cm"><draw:text-box><text:p>A</text:p></draw:text-box></draw:frame><draw:circle text:anchor-type="paragraph" draw:z-index="28" draw:style-name="gr2" draw:text-style-name="P1" svg:width="0.892cm" svg:height="0.892cm" svg:x="3.009cm" svg:y="0.573cm"><text:p/></draw:circle><draw:frame text:anchor-type="paragraph" draw:z-index="46" draw:style-name="gr4" svg:width="0.304cm" svg:height="0.516cm" svg:x="11.277cm" svg:y="0.785cm"><draw:text-box><text:p>C</text:p></draw:text-box></draw:frame><draw:frame text:anchor-type="paragraph" draw:z-index="198" draw:style-name="gr7" svg:width="0.281cm" svg:height="0.489cm" svg:x="5.336cm" svg:y="6.459cm"><draw:text-box><text:p>2</text:p></draw:text-box></draw:frame>Σχήμα 1.1.1</text:p>
      <text:p text:style-name="Standard"/>
      <text:p text:style-name="Standard"><draw:line text:anchor-type="paragraph" draw:z-index="181" draw:style-name="gr6" draw:text-style-name="P1" svg:x1="3.743cm" svg:y1="9.696cm" svg:x2="7.161cm" svg:y2="6.301cm"><text:p/></draw:line></text:p>
      <text:p text:style-name="Standard"><draw:line text:anchor-type="paragraph" draw:z-index="40" draw:style-name="gr6" draw:text-style-name="P1" svg:x1="7.456cm" svg:y1="0.026cm" svg:x2="7.463cm" svg:y2="3.113cm"><text:p/></draw:line></text:p>
      <text:p text:style-name="Standard"/>
      <text:p text:style-name="Standard"><draw:frame text:anchor-type="paragraph" draw:z-index="73" draw:style-name="gr7" svg:width="0.281cm" svg:height="0.489cm" svg:x="3.055cm" svg:y="12.46cm"><draw:text-box><text:p>6</text:p></draw:text-box></draw:frame><draw:frame text:anchor-type="paragraph" draw:z-index="55" draw:style-name="gr7" svg:width="0.281cm" svg:height="0.489cm" svg:x="7.161cm" svg:y="0.143cm"><draw:text-box><text:p>2</text:p></draw:text-box></draw:frame></text:p>
      <text:p text:style-name="Standard"/>
      <text:p text:style-name="Standard"/>
      <text:p text:style-name="Standard"><draw:circle text:anchor-type="paragraph" draw:z-index="27" draw:style-name="gr3" draw:text-style-name="P1" svg:width="1.675cm" svg:height="1.675cm" svg:x="2.662cm" svg:y="-3.761cm"><text:p/></draw:circle></text:p>
      <text:p text:style-name="Standard"><draw:circle text:anchor-type="paragraph" draw:z-index="177" draw:style-name="gr2" draw:text-style-name="P1" svg:width="0.892cm" svg:height="0.892cm" svg:x="3.009cm" svg:y="2.193cm"><text:p/></draw:circle></text:p>
      <text:p text:style-name="Standard"/>
      <text:p text:style-name="Standard"/>
      <text:p text:style-name="Standard"><draw:ellipse text:anchor-type="paragraph" draw:z-index="21" draw:style-name="gr1" draw:text-style-name="P1" svg:width="5.633cm" svg:height="2.082cm" svg:x="2.619cm" svg:y="0.115cm"><text:p/></draw:ellipse>Σχήμα 1.1.<text:span text:style-name="T1">2</text:span></text:p>
      <text:p text:style-name="Standard"><draw:circle text:anchor-type="paragraph" draw:z-index="178" draw:style-name="gr2" draw:text-style-name="P1" svg:width="0.892cm" svg:height="0.892cm" svg:x="3.009cm" svg:y="4.246cm"><text:p/></draw:circle><draw:circle text:anchor-type="paragraph" draw:z-index="179" draw:style-name="gr2" draw:text-style-name="P1" svg:width="0.892cm" svg:height="0.892cm" svg:x="11.01cm" svg:y="0.245cm"><text:p/></draw:circle><draw:frame text:anchor-type="paragraph" draw:z-index="187" draw:style-name="gr4" svg:width="0.304cm" svg:height="0.516cm" svg:x="7.276cm" svg:y="0.397cm"><draw:text-box><text:p>B</text:p></draw:text-box></draw:frame><draw:frame text:anchor-type="paragraph" draw:z-index="188" draw:style-name="gr4" svg:width="0.304cm" svg:height="0.516cm" svg:x="11.277cm" svg:y="0.397cm"><draw:text-box><text:p>C</text:p></draw:text-box></draw:frame><draw:frame text:anchor-type="paragraph" draw:z-index="189" draw:style-name="gr4" svg:width="0.304cm" svg:height="0.516cm" svg:x="7.276cm" svg:y="4.397cm"><draw:text-box><text:p>E</text:p></draw:text-box></draw:frame><draw:frame text:anchor-type="paragraph" draw:z-index="203" draw:style-name="gr7" svg:width="0.281cm" svg:height="0.489cm" svg:x="9.275cm" svg:y="0.198cm"><draw:text-box><text:p>5</text:p></draw:text-box></draw:frame></text:p>
      <text:p text:style-name="Standard"><draw:line text:anchor-type="paragraph" draw:z-index="191" draw:style-name="gr8" draw:text-style-name="P1" svg:x1="3.9cm" svg:y1="0.263cm" svg:x2="7.01cm" svg:y2="0.24cm"><text:p/></draw:line></text:p>
      <text:p text:style-name="Standard"><draw:line text:anchor-type="paragraph" draw:z-index="183" draw:style-name="gr6" draw:text-style-name="P1" svg:x1="7.743cm" svg:y1="3.437cm" svg:x2="11.161cm" svg:y2="0.042cm"><text:p/></draw:line><draw:line text:anchor-type="paragraph" draw:z-index="192" draw:style-name="gr6" draw:text-style-name="P1" svg:x1="3.455cm" svg:y1="0.185cm" svg:x2="3.462cm" svg:y2="3.272cm"><text:p/></draw:line><draw:line text:anchor-type="paragraph" draw:z-index="196" draw:style-name="gr6" draw:text-style-name="P1" svg:x1="7.463cm" svg:y1="0.185cm" svg:x2="7.47cm" svg:y2="3.272cm"><text:p/></draw:line><draw:line text:anchor-type="paragraph" draw:z-index="197" draw:style-name="gr6" draw:text-style-name="P1" svg:x1="11.456cm" svg:y1="0.162cm" svg:x2="11.463cm" svg:y2="3.249cm"><text:p/></draw:line></text:p>
      <text:p text:style-name="Standard"/>
      <text:p text:style-name="Standard"><draw:frame text:anchor-type="paragraph" draw:z-index="202" draw:style-name="gr7" svg:width="0.281cm" svg:height="0.489cm" svg:x="5.233cm" svg:y="0.245cm"><draw:text-box><text:p>8</text:p></draw:text-box></draw:frame><draw:frame text:anchor-type="paragraph" draw:z-index="205" draw:style-name="gr7" svg:width="0.281cm" svg:height="0.489cm" svg:x="9.114cm" svg:y="0.399cm"><draw:text-box><text:p>5</text:p></draw:text-box></draw:frame></text:p>
      <text:p text:style-name="Standard"><draw:frame text:anchor-type="paragraph" draw:z-index="199" draw:style-name="gr7" svg:width="0.281cm" svg:height="0.489cm" svg:x="7.19cm" svg:y="0.025cm"><draw:text-box><text:p>2</text:p></draw:text-box></draw:frame><draw:frame text:anchor-type="paragraph" draw:z-index="201" draw:style-name="gr7" svg:width="0.281cm" svg:height="0.489cm" svg:x="3.175cm" svg:y="0.125cm"><draw:text-box><text:p>6</text:p></draw:text-box></draw:frame><draw:frame text:anchor-type="paragraph" draw:z-index="206" draw:style-name="gr7" svg:width="0.281cm" svg:height="0.489cm" svg:x="11.162cm" svg:y="0.049cm"><draw:text-box><text:p>7</text:p></draw:text-box></draw:frame></text:p>
      <text:p text:style-name="Standard"/>
      <text:p text:style-name="Standard"/>
      <text:p text:style-name="Standard"><draw:circle text:anchor-type="paragraph" draw:z-index="180" draw:style-name="gr2" draw:text-style-name="P1" svg:width="0.892cm" svg:height="0.892cm" svg:x="11.01cm" svg:y="0.351cm"><text:p/></draw:circle><draw:circle text:anchor-type="paragraph" draw:z-index="182" draw:style-name="gr2" draw:text-style-name="P1" svg:width="0.892cm" svg:height="0.892cm" svg:x="7.01cm" svg:y="-3.649cm"><text:p/></draw:circle><draw:circle text:anchor-type="paragraph" draw:z-index="184" draw:style-name="gr2" draw:text-style-name="P1" svg:width="0.892cm" svg:height="0.892cm" svg:x="7.01cm" svg:y="0.351cm"><text:p/></draw:circle><draw:frame text:anchor-type="paragraph" draw:z-index="200" draw:style-name="gr7" svg:width="0.281cm" svg:height="0.489cm" svg:x="5.54cm" svg:y="0.303cm"><draw:text-box><text:p>1</text:p></draw:text-box></draw:frame><draw:frame text:anchor-type="paragraph" draw:z-index="204" draw:style-name="gr7" svg:width="0.281cm" svg:height="0.489cm" svg:x="9.566cm" svg:y="0.319cm"><draw:text-box><text:p>3</text:p></draw:text-box></draw:frame></text:p>
      <text:p text:style-name="Standard"><draw:frame text:anchor-type="paragraph" draw:z-index="185" draw:style-name="gr4" svg:width="0.304cm" svg:height="0.516cm" svg:x="3.276cm" svg:y="0.072cm"><draw:text-box><text:p>D</text:p></draw:text-box></draw:frame><draw:frame text:anchor-type="paragraph" draw:z-index="186" draw:style-name="gr4" svg:width="0.304cm" svg:height="0.516cm" svg:x="3.276cm" svg:y="-3.928cm"><draw:text-box><text:p>A</text:p></draw:text-box></draw:frame><draw:frame text:anchor-type="paragraph" draw:z-index="190" draw:style-name="gr4" svg:width="0.304cm" svg:height="0.516cm" svg:x="11.335cm" svg:y="0.09cm"><draw:text-box><text:p>F</text:p></draw:text-box></draw:frame><draw:line text:anchor-type="paragraph" draw:z-index="193" draw:style-name="gr5" draw:text-style-name="P1" svg:x1="3.9cm" svg:y1="0.328cm" svg:x2="7.01cm" svg:y2="0.305cm"><text:p/></draw:line><draw:line text:anchor-type="paragraph" draw:z-index="194" draw:style-name="gr5" draw:text-style-name="P1" svg:x1="7.9cm" svg:y1="-3.673cm" svg:x2="11.01cm" svg:y2="-3.696cm"><text:p/></draw:line><draw:line text:anchor-type="paragraph" draw:z-index="195" draw:style-name="gr5" draw:text-style-name="P1" svg:x1="7.9cm" svg:y1="0.321cm" svg:x2="11.01cm" svg:y2="0.298cm"><text:p/></draw:line></text:p>
      <text:p text:style-name="Standard"/>
      <text:p text:style-name="Standard"><draw:path text:anchor-type="paragraph" draw:z-index="22" draw:style-name="gr1" draw:text-style-name="P1" svg:width="6.126cm" svg:height="6.219cm" draw:transform="rotate (-3.1415926535892) translate (8.59776757495355cm 6.57851263798403cm)" svg:viewBox="0 0 6127 6220" svg:d="m5109 5956c178-30 346 28 529-102 182-130 402-239 460-461 45-171 32-353 0-529-33-187-109-379-291-478s-390-93-580-153c-173-55-351-32-529-36-196-4-399 14-596 0-180-13-364-14-547-16-175-1-355 7-529 0-180-7-364-44-530-137-171-97-391-111-529-272-123-144-254-319-255-513-2-177 5-353 17-529 13-177-33-351-17-529 15-173 33-351 33-530 0-181-19-365-33-545-15-181 10-360-69-546-82-193-214-371-409-445-170-64-357-63-530-118-302-96-213 240-291 391-83 163-28 369-67 547-41 191-63 387-86 581-22 188-39 384-102 562-82 229-36 454-85 683-41 189-41 386-35 580 5 182-9 367 0 547 8 178-11 353-16 529-6 178-32 356-18 529 15 187 92 364 138 547 54 219 220 374 409 427 201 56 409 95 614 118 180 20 354 53 529 87 182 34 365 56 547 67 174 10 354 12 529 0 182-13 365-13 547-16 194-4 368-124 562-103 196 22 378-52 563-86 173-31 355 32 513-67h187v0z"><text:p/></draw:path></text:p>
      <text:p text:style-name="Standard"><draw:frame text:anchor-type="paragraph" draw:z-index="84" draw:style-name="gr4" svg:width="0.304cm" svg:height="0.516cm" svg:x="11.312cm" svg:y="4.759cm"><draw:text-box><text:p>F</text:p></draw:text-box></draw:frame><draw:frame text:anchor-type="paragraph" draw:z-index="176" draw:style-name="gr4" svg:width="0.304cm" svg:height="0.516cm" svg:x="7.294cm" svg:y="4.743cm"><draw:text-box><text:p>E</text:p></draw:text-box></draw:frame><draw:frame text:anchor-type="paragraph" draw:z-index="83" draw:style-name="gr4" svg:width="0.304cm" svg:height="0.516cm" svg:x="3.276cm" svg:y="4.81cm"><draw:text-box><text:p>D</text:p></draw:text-box></draw:frame><draw:frame text:anchor-type="paragraph" draw:z-index="82" draw:style-name="gr4" svg:width="0.304cm" svg:height="0.516cm" svg:x="3.276cm" svg:y="0.739cm"><draw:text-box><text:p>A</text:p></draw:text-box></draw:frame><draw:frame text:anchor-type="paragraph" draw:z-index="80" draw:style-name="gr4" svg:width="0.304cm" svg:height="0.516cm" svg:x="7.276cm" svg:y="0.806cm"><draw:text-box><text:p>B</text:p></draw:text-box></draw:frame><draw:frame text:anchor-type="paragraph" draw:z-index="78" draw:style-name="gr7" svg:width="0.281cm" svg:height="0.489cm" svg:x="9.336cm" svg:y="2.54cm"><draw:text-box><text:p>5</text:p></draw:text-box></draw:frame><draw:frame text:anchor-type="paragraph" draw:z-index="76" draw:style-name="gr7" svg:width="0.281cm" svg:height="0.489cm" svg:x="9.507cm" svg:y="4.509cm"><draw:text-box><text:p>3</text:p></draw:text-box></draw:frame><draw:frame text:anchor-type="paragraph" draw:z-index="75" draw:style-name="gr7" svg:width="0.281cm" svg:height="0.489cm" svg:x="5.336cm" svg:y="2.392cm"><draw:text-box><text:p>8</text:p></draw:text-box></draw:frame><draw:frame text:anchor-type="paragraph" draw:z-index="74" draw:style-name="gr7" svg:width="0.281cm" svg:height="0.489cm" svg:x="5.353cm" svg:y="4.509cm"><draw:text-box><text:p>1</text:p></draw:text-box></draw:frame><draw:frame text:anchor-type="paragraph" draw:z-index="72" draw:style-name="gr7" svg:width="0.281cm" svg:height="0.489cm" svg:x="5.336cm" svg:y="0.459cm"><draw:text-box><text:p>2</text:p></draw:text-box></draw:frame><draw:line text:anchor-type="paragraph" draw:z-index="71" draw:style-name="gr6" draw:text-style-name="P1" svg:x1="3.743cm" svg:y1="4.695cm" svg:x2="7.161cm" svg:y2="1.3cm"><text:p/></draw:line><draw:line text:anchor-type="paragraph" draw:z-index="70" draw:style-name="gr6" draw:text-style-name="P1" svg:x1="7.772cm" svg:y1="4.743cm" svg:x2="11.19cm" svg:y2="1.348cm"><text:p/></draw:line><draw:line text:anchor-type="paragraph" draw:z-index="69" draw:style-name="gr5" draw:text-style-name="P1" svg:x1="7.9cm" svg:y1="5.02cm" svg:x2="11.01cm" svg:y2="4.997cm"><text:p/></draw:line><draw:line text:anchor-type="paragraph" draw:z-index="68" draw:style-name="gr8" draw:text-style-name="P1" svg:x1="3.9cm" svg:y1="1.019cm" svg:x2="7.01cm" svg:y2="0.996cm"><text:p/></draw:line><draw:line text:anchor-type="paragraph" draw:z-index="67" draw:style-name="gr5" draw:text-style-name="P1" svg:x1="7.9cm" svg:y1="1.019cm" svg:x2="11.01cm" svg:y2="0.996cm"><text:p/></draw:line><draw:line text:anchor-type="paragraph" draw:z-index="66" draw:style-name="gr5" draw:text-style-name="P1" svg:x1="3.9cm" svg:y1="5.02cm" svg:x2="7.01cm" svg:y2="4.997cm"><text:p/></draw:line><draw:circle text:anchor-type="paragraph" draw:z-index="23" draw:style-name="gr2" draw:text-style-name="P1" svg:width="0.892cm" svg:height="0.892cm" svg:x="7.01cm" svg:y="4.574cm"><text:p/></draw:circle><draw:circle text:anchor-type="paragraph" draw:z-index="65" draw:style-name="gr2" draw:text-style-name="P1" svg:width="0.892cm" svg:height="0.892cm" svg:x="11.01cm" svg:y="4.574cm"><text:p/></draw:circle><draw:line text:anchor-type="paragraph" draw:z-index="64" draw:style-name="gr8" draw:text-style-name="P1" svg:x1="7.456cm" svg:y1="1.464cm" svg:x2="7.463cm" svg:y2="4.551cm"><text:p/></draw:line><draw:line text:anchor-type="paragraph" draw:z-index="63" draw:style-name="gr6" draw:text-style-name="P1" svg:x1="11.456cm" svg:y1="1.464cm" svg:x2="11.463cm" svg:y2="4.551cm"><text:p/></draw:line><draw:line text:anchor-type="paragraph" draw:z-index="62" draw:style-name="gr6" draw:text-style-name="P1" svg:x1="3.455cm" svg:y1="1.464cm" svg:x2="3.462cm" svg:y2="4.551cm"><text:p/></draw:line><draw:circle text:anchor-type="paragraph" draw:z-index="61" draw:style-name="gr2" draw:text-style-name="P1" svg:width="0.892cm" svg:height="0.892cm" svg:x="3.009cm" svg:y="4.574cm"><text:p/></draw:circle><draw:circle text:anchor-type="paragraph" draw:z-index="60" draw:style-name="gr2" draw:text-style-name="P1" svg:width="0.892cm" svg:height="0.892cm" svg:x="11.01cm" svg:y="0.573cm"><text:p/></draw:circle><draw:circle text:anchor-type="paragraph" draw:z-index="59" draw:style-name="gr2" draw:text-style-name="P1" svg:width="0.892cm" svg:height="0.892cm" svg:x="7.01cm" svg:y="0.573cm"><text:p/></draw:circle><draw:circle text:anchor-type="paragraph" draw:z-index="58" draw:style-name="gr2" draw:text-style-name="P1" svg:width="0.892cm" svg:height="0.892cm" svg:x="3.009cm" svg:y="0.573cm"><text:p/></draw:circle>Σχήμα 1.1.<text:span text:style-name="T1">3</text:span></text:p>
      <text:p text:style-name="Standard"><draw:circle text:anchor-type="paragraph" draw:z-index="85" draw:style-name="gr2" draw:text-style-name="P1" svg:width="0.892cm" svg:height="0.892cm" svg:x="3.009cm" svg:y="6.574cm"><text:p/></draw:circle><draw:frame text:anchor-type="paragraph" draw:z-index="87" draw:style-name="gr4" svg:width="0.304cm" svg:height="0.516cm" svg:x="3.276cm" svg:y="6.74cm"><draw:text-box><text:p>A</text:p></draw:text-box></draw:frame><draw:circle text:anchor-type="paragraph" draw:z-index="90" draw:style-name="gr2" draw:text-style-name="P1" svg:width="0.892cm" svg:height="0.892cm" svg:x="7.01cm" svg:y="6.574cm"><text:p/></draw:circle><draw:circle text:anchor-type="paragraph" draw:z-index="94" draw:style-name="gr2" draw:text-style-name="P1" svg:width="0.892cm" svg:height="0.892cm" svg:x="11.01cm" svg:y="6.574cm"><text:p/></draw:circle><draw:frame text:anchor-type="paragraph" draw:z-index="81" draw:style-name="gr4" svg:width="0.304cm" svg:height="0.516cm" svg:x="11.277cm" svg:y="0.252cm"><draw:text-box><text:p>C</text:p></draw:text-box></draw:frame><draw:frame text:anchor-type="paragraph" draw:z-index="79" draw:style-name="gr7" svg:width="0.281cm" svg:height="0.489cm" svg:x="9.336cm" svg:y="0.021cm"><draw:text-box><text:p>5</text:p></draw:text-box></draw:frame></text:p>
      <text:p text:style-name="Standard"/>
      <text:p text:style-name="Standard"><draw:line text:anchor-type="paragraph" draw:z-index="88" draw:style-name="gr6" draw:text-style-name="P1" svg:x1="3.455cm" svg:y1="6.465cm" svg:x2="3.462cm" svg:y2="9.552cm"><text:p/></draw:line></text:p>
      <text:p text:style-name="Standard"/>
      <text:p text:style-name="Standard"><draw:frame text:anchor-type="paragraph" draw:z-index="77" draw:style-name="gr7" svg:width="0.281cm" svg:height="0.489cm" svg:x="11.176cm" svg:y="0.33cm"><draw:text-box><text:p>7</text:p></draw:text-box></draw:frame><draw:frame text:anchor-type="paragraph" draw:z-index="114" draw:style-name="gr7" svg:width="0.281cm" svg:height="0.489cm" svg:x="7.161cm" svg:y="0.247cm"><draw:text-box><text:p>2</text:p></draw:text-box></draw:frame></text:p>
      <text:p text:style-name="Standard"/>
      <text:p text:style-name="Standard"/>
      <text:p text:style-name="Standard"/>
      <text:p text:style-name="Standard"><draw:frame text:anchor-type="paragraph" draw:z-index="102" draw:style-name="gr4" svg:width="0.304cm" svg:height="0.516cm" svg:x="7.294cm" svg:y="6.743cm"><draw:text-box><text:p>E</text:p></draw:text-box></draw:frame><draw:frame text:anchor-type="paragraph" draw:z-index="103" draw:style-name="gr4" svg:width="0.304cm" svg:height="0.516cm" svg:x="11.312cm" svg:y="6.759cm"><draw:text-box><text:p>F</text:p></draw:text-box></draw:frame></text:p>
      <text:p text:style-name="Standard"/>
      <text:p text:style-name="Standard"/>
      <text:p text:style-name="Standard"/>
      <text:p text:style-name="Standard"><draw:path text:anchor-type="paragraph" draw:z-index="26" draw:style-name="gr1" draw:text-style-name="P1" svg:width="6.788cm" svg:height="6.2cm" draw:transform="rotate (-3.00999482798885) translate (9.03445477146498cm 5.76332015264721cm)" svg:viewBox="0 0 6789 6201" svg:d="m5347 6151c196 30 441-39 514-241 68-187 313-317 244-536-55-174-11-430-264-483-178-37-333-144-506-204-167-58-337-132-512-171-171-38-348-44-522-87s-326-119-513-153c-193-35-377-95-564-162-172-62-338-135-507-204-179-73-331-199-493-307-163-110-215-342-171-539 38-169 41-349 54-527 15-206 182-370 340-488 166-124 351-14 538-32 201-19 403-16 605-23 182-7 361 63 542 71 184 8 364 34 544 55 181 20 361 42 543 55 172 13 342-20 515 17 187 40 382-37 569-12 221 29 368-143 440-321 72-179 50-363 1-533-64-225-204-424-371-583-149-141-337-240-525-328-183-85-382-134-577-197-189-61-388-76-588-112-186-33-367-62-555-91-185-28-368-9-552-4-189 7-381 43-573 46-202 3-398-3-602-11-196-7-386 83-582 112-184 27-373 61-556 29-191-32-429-39-547 101-121 143-182 324-221 504-51 228-246 379-304 597-44 170-153 339-1 534 118 150 29 370 14 553-16 195-25 388-43 580-17 179 22 357-1 533-23 175-46 350-70 525s-17 357-69 524c-66 212 39 394 114 565 86 198 312 275 482 392 149 102 359 26 522 86 178 67 353 61 518 121 182 65 376 53 553 107 189 57 381 93 567 144 166 46 339 56 506 85 186 32 375 44 563 39 184-6 366 4 549 21 191 18 383-47 575-61l172 5 170 22 53-10z"><text:p/></draw:path><draw:frame text:anchor-type="paragraph" draw:z-index="113" draw:style-name="gr7" svg:width="0.281cm" svg:height="0.489cm" svg:x="11.566cm" svg:y="2.962cm"><draw:text-box><text:p>7</text:p></draw:text-box></draw:frame><draw:frame text:anchor-type="paragraph" draw:z-index="112" draw:style-name="gr7" svg:width="0.281cm" svg:height="0.489cm" svg:x="9.354cm" svg:y="4.509cm"><draw:text-box><text:p>3</text:p></draw:text-box></draw:frame><draw:frame text:anchor-type="paragraph" draw:z-index="111" draw:style-name="gr7" svg:width="0.281cm" svg:height="0.489cm" svg:x="8.992cm" svg:y="2.877cm"><draw:text-box><text:p>5</text:p></draw:text-box></draw:frame><draw:frame text:anchor-type="paragraph" draw:z-index="110" draw:style-name="gr7" svg:width="0.281cm" svg:height="0.489cm" svg:x="5.251cm" svg:y="2.63cm"><draw:text-box><text:p>8</text:p></draw:text-box></draw:frame><draw:frame text:anchor-type="paragraph" draw:z-index="109" draw:style-name="gr7" svg:width="0.281cm" svg:height="0.489cm" svg:x="3.175cm" svg:y="2.833cm"><draw:text-box><text:p>6</text:p></draw:text-box></draw:frame><draw:frame text:anchor-type="paragraph" draw:z-index="108" draw:style-name="gr7" svg:width="0.281cm" svg:height="0.489cm" svg:x="5.456cm" svg:y="4.519cm"><draw:text-box><text:p>1</text:p></draw:text-box></draw:frame><draw:frame text:anchor-type="paragraph" draw:z-index="107" draw:style-name="gr7" svg:width="0.281cm" svg:height="0.489cm" svg:x="9.336cm" svg:y="0.683cm"><draw:text-box><text:p>5</text:p></draw:text-box></draw:frame><draw:frame text:anchor-type="paragraph" draw:z-index="106" draw:style-name="gr7" svg:width="0.281cm" svg:height="0.489cm" svg:x="5.336cm" svg:y="0.642cm"><draw:text-box><text:p>2</text:p></draw:text-box></draw:frame><draw:frame text:anchor-type="paragraph" draw:z-index="105" draw:style-name="gr4" svg:width="0.304cm" svg:height="0.516cm" svg:x="7.294cm" svg:y="0.933cm"><draw:text-box><text:p>B</text:p></draw:text-box></draw:frame><draw:frame text:anchor-type="paragraph" draw:z-index="104" draw:style-name="gr4" svg:width="0.304cm" svg:height="0.516cm" svg:x="11.277cm" svg:y="0.896cm"><draw:text-box><text:p>C</text:p></draw:text-box></draw:frame><draw:frame text:anchor-type="paragraph" draw:z-index="101" draw:style-name="gr4" svg:width="0.304cm" svg:height="0.516cm" svg:x="3.276cm" svg:y="4.743cm"><draw:text-box><text:p>D</text:p></draw:text-box></draw:frame><draw:line text:anchor-type="paragraph" draw:z-index="100" draw:style-name="gr6" draw:text-style-name="P1" svg:x1="3.743cm" svg:y1="4.717cm" svg:x2="7.161cm" svg:y2="1.489cm"><text:p/></draw:line><draw:line text:anchor-type="paragraph" draw:z-index="99" draw:style-name="gr6" draw:text-style-name="P1" svg:x1="7.743cm" svg:y1="4.717cm" svg:x2="11.161cm" svg:y2="1.489cm"><text:p/></draw:line><draw:line text:anchor-type="paragraph" draw:z-index="97" draw:style-name="gr10" draw:text-style-name="P1" svg:x1="11.449cm" svg:y1="1.596cm" svg:x2="11.456cm" svg:y2="4.683cm"><text:p/></draw:line><draw:circle text:anchor-type="paragraph" draw:z-index="98" draw:style-name="gr2" draw:text-style-name="P1" svg:width="0.892cm" svg:height="0.892cm" svg:x="11.01cm" svg:y="4.574cm"><text:p/></draw:circle><draw:line text:anchor-type="paragraph" draw:z-index="96" draw:style-name="gr5" draw:text-style-name="P1" svg:x1="7.9cm" svg:y1="5.006cm" svg:x2="11.01cm" svg:y2="4.983cm"><text:p/></draw:line><draw:line text:anchor-type="paragraph" draw:z-index="95" draw:style-name="gr8" draw:text-style-name="P1" svg:x1="3.9cm" svg:y1="5.03cm" svg:x2="7.01cm" svg:y2="5.007cm"><text:p/></draw:line><draw:circle text:anchor-type="paragraph" draw:z-index="93" draw:style-name="gr2" draw:text-style-name="P1" svg:width="0.892cm" svg:height="0.892cm" svg:x="3.009cm" svg:y="4.574cm"><text:p/></draw:circle><draw:circle text:anchor-type="paragraph" draw:z-index="92" draw:style-name="gr2" draw:text-style-name="P1" svg:width="0.892cm" svg:height="0.892cm" svg:x="7.01cm" svg:y="4.574cm"><text:p/></draw:circle><draw:line text:anchor-type="paragraph" draw:z-index="91" draw:style-name="gr5" draw:text-style-name="P1" svg:x1="7.9cm" svg:y1="1.194cm" svg:x2="11.01cm" svg:y2="1.171cm"><text:p/></draw:line><draw:line text:anchor-type="paragraph" draw:z-index="89" draw:style-name="gr9" draw:text-style-name="P1" svg:x1="7.448cm" svg:y1="1.596cm" svg:x2="7.455cm" svg:y2="4.683cm"><text:p/></draw:line><draw:line text:anchor-type="paragraph" draw:z-index="86" draw:style-name="gr8" draw:text-style-name="P1" svg:x1="3.9cm" svg:y1="1.194cm" svg:x2="7.01cm" svg:y2="1.171cm"><text:p/></draw:line>Σχήμα 1.1.<text:span text:style-name="T1">4</text:span></text:p>
      <text:p text:style-name="Standard"/>
      <text:p text:style-name="Standard"/>
      <text:p text:style-name="Standard"/>
      <text:p text:style-name="Standard"/>
      <text:p text:style-name="Standard"><draw:frame text:anchor-type="paragraph" draw:z-index="115" draw:style-name="gr7" svg:width="0.281cm" svg:height="0.489cm" svg:x="7.057cm" svg:y="0.482cm"><draw:text-box><text:p>2</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Σχήμα 1.1.<text:span text:style-name="T1">5</text:span></text:p>
      <text:p text:style-name="Standard"><draw:path text:anchor-type="paragraph" draw:z-index="25" draw:style-name="gr1" draw:text-style-name="P1" svg:width="9.264cm" svg:height="7.815cm" draw:transform="rotate (0.293389847260191) translate (1.0931404682459cm 0.740685238149708cm)" svg:viewBox="0 0 9265 7816" svg:d="m1724 3c184-11 385 1 537 109 148 106 313 177 482 234 174 58 338 137 514 190 168 51 335 115 511 138s341 89 511 136c175 49 361-22 531 72 153 84 329 133 502 168 170 36 348 50 517 121 160 68 354 65 506 153 182 106 261 363 222 567-35 179-29 350-72 531-42 173-101 338-120 516-18 175-88 341-138 512-48 167-117 334-153 506-36 179-107 349-141 529-33 178-123 316-38 541 86 227 231 344 416 393 176 46 323 149 487 217 163 68 343 79 511 138 165 57 337 100 512 136 169 35 341 97 506 153 168 56 362 35 516 121 180 99 363 262 413 464 46 183-98 366-82 563 15 177-40 371-168 502-149 152-373 102-555 64-175-37-338-104-502-170-182-73-337-220-526-266-183-44-361-109-544-146-178-35-353-92-528-142-169-50-334-133-506-153-187-23-360-65-532-124-189-65-378-127-577-158-190-29-374-111-556-168-197-61-384-144-577-210-179-60-357-124-536-180-188-59-388-100-570-172-172-67-344-130-519-173-194-49-386-102-577-158s-385-124-558-222c-157-89-324-164-472-266-166-114-395-261-369-487 21-187 43-382 114-554 74-182 316-286 517-236 168 41 338 96 512 136 170 39 345 90 521 104 187 16 372 55 553 114 168 54 337 113 512 138s348 72 506 153c155 79 315 194 492 202 189 8 388 80 561-28 165-103 214-300 317-457 96-148 144-325 219-487 74-160 112-336 153-506 42-177 57-359 4-552-61-224-178-409-329-562-149-149-367-164-556-221-191-58-390-94-582-141-210-51-429-32-639-68-190-32-375-6-559-43-173-35-353-31-526-89-179-60-394-108-487-272-96-171-195-365-142-596 43-188 89-380 253-477l213-59 140-48z"><text:p/></draw:path><draw:frame text:anchor-type="paragraph" draw:z-index="141" draw:style-name="gr7" svg:width="0.281cm" svg:height="0.489cm" svg:x="4.957cm" svg:y="0.349cm"><draw:text-box><text:p>2</text:p></draw:text-box></draw:frame><draw:frame text:anchor-type="paragraph" draw:z-index="145" draw:style-name="gr7" svg:width="0.281cm" svg:height="0.489cm" svg:x="9.096cm" svg:y="0.452cm"><draw:text-box><text:p>5</text:p></draw:text-box></draw:frame><text:span text:style-name="T1"/></text:p>
      <text:p text:style-name="Standard"><draw:frame text:anchor-type="paragraph" draw:z-index="133" draw:style-name="gr4" svg:width="0.304cm" svg:height="0.516cm" svg:x="7.02cm" svg:y="0.219cm"><draw:text-box><text:p>B</text:p></draw:text-box></draw:frame><draw:circle text:anchor-type="paragraph" draw:z-index="116" draw:style-name="gr2" draw:text-style-name="P1" svg:width="0.892cm" svg:height="0.892cm" svg:x="2.753cm" svg:y="0.039cm"><text:p/></draw:circle><draw:frame text:anchor-type="paragraph" draw:z-index="134" draw:style-name="gr4" svg:width="0.304cm" svg:height="0.516cm" svg:x="11.074cm" svg:y="0.282cm"><draw:text-box><text:p>C</text:p></draw:text-box></draw:frame><draw:circle text:anchor-type="paragraph" draw:z-index="122" draw:style-name="gr2" draw:text-style-name="P1" svg:width="0.892cm" svg:height="0.892cm" svg:x="10.754cm" svg:y="0.039cm"><text:p/></draw:circle><draw:line text:anchor-type="paragraph" draw:z-index="127" draw:style-name="gr8" draw:text-style-name="P1" svg:x1="3.644cm" svg:y1="0.478cm" svg:x2="6.754cm" svg:y2="0.455cm"><text:p/></draw:line><draw:line text:anchor-type="paragraph" draw:z-index="125" draw:style-name="gr5" draw:text-style-name="P1" svg:x1="7.645cm" svg:y1="0.476cm" svg:x2="10.755cm" svg:y2="0.453cm"><text:p/></draw:line><draw:frame text:anchor-type="paragraph" draw:z-index="132" draw:style-name="gr4" svg:width="0.304cm" svg:height="0.516cm" svg:x="3.053cm" svg:y="0.185cm"><draw:text-box><text:p>A</text:p></draw:text-box></draw:frame><text:span text:style-name="T1"/></text:p>
      <text:p text:style-name="Standard"><draw:line text:anchor-type="paragraph" draw:z-index="124" draw:style-name="gr8" draw:text-style-name="P1" svg:x1="7.166cm" svg:y1="0.443cm" svg:x2="7.173cm" svg:y2="3.53cm"><text:p/></draw:line><draw:line text:anchor-type="paragraph" draw:z-index="117" draw:style-name="gr6" draw:text-style-name="P1" svg:x1="3.197cm" svg:y1="0.443cm" svg:x2="3.204cm" svg:y2="3.53cm"><text:p/></draw:line><draw:line text:anchor-type="paragraph" draw:z-index="138" draw:style-name="gr6" draw:text-style-name="P1" svg:x1="3.473cm" svg:y1="3.688cm" svg:x2="6.872cm" svg:y2="0.326cm"><text:p/></draw:line><draw:line text:anchor-type="paragraph" draw:z-index="139" draw:style-name="gr6" draw:text-style-name="P1" svg:x1="7.523cm" svg:y1="3.694cm" svg:x2="10.922cm" svg:y2="0.332cm"><text:p/></draw:line><draw:line text:anchor-type="paragraph" draw:z-index="123" draw:style-name="gr6" draw:text-style-name="P1" svg:x1="11.165cm" svg:y1="0.448cm" svg:x2="11.172cm" svg:y2="3.535cm"><text:p/></draw:line><text:span text:style-name="T1"/></text:p>
      <text:p text:style-name="Standard"><text:span text:style-name="T1"/></text:p>
      <text:p text:style-name="Standard"><draw:frame text:anchor-type="paragraph" draw:z-index="143" draw:style-name="gr7" svg:width="0.281cm" svg:height="0.489cm" svg:x="9.112cm" svg:y="0.386cm"><draw:text-box><text:p>5</text:p></draw:text-box></draw:frame><text:span text:style-name="T1"/></text:p>
      <text:p text:style-name="Standard"><draw:frame text:anchor-type="paragraph" draw:z-index="135" draw:style-name="gr7" svg:width="0.281cm" svg:height="0.489cm" svg:x="2.85cm" svg:y="0.427cm"><draw:text-box><text:p>6</text:p></draw:text-box></draw:frame><draw:frame text:anchor-type="paragraph" draw:z-index="136" draw:style-name="gr7" svg:width="0.281cm" svg:height="0.489cm" svg:x="6.886cm" svg:y="0.085cm"><draw:text-box><text:p>2</text:p></draw:text-box></draw:frame><draw:frame text:anchor-type="paragraph" draw:z-index="137" draw:style-name="gr7" svg:width="0.281cm" svg:height="0.489cm" svg:x="4.995cm" svg:y="0.086cm"><draw:text-box><text:p>8</text:p></draw:text-box></draw:frame><draw:frame text:anchor-type="paragraph" draw:z-index="144" draw:style-name="gr7" svg:width="0.281cm" svg:height="0.489cm" svg:x="11.243cm" svg:y="0.104cm"><draw:text-box><text:p>7</text:p></draw:text-box></draw:frame><text:span text:style-name="T1"/></text:p>
      <text:p text:style-name="Standard"><text:span text:style-name="T1"/></text:p>
      <text:p text:style-name="Standard"><text:span text:style-name="T1"/></text:p>
      <text:p text:style-name="Standard"><text:span text:style-name="T1"/></text:p>
      <text:p text:style-name="Standard"><draw:circle text:anchor-type="paragraph" draw:z-index="119" draw:style-name="gr2" draw:text-style-name="P1" svg:width="0.892cm" svg:height="0.892cm" svg:x="6.754cm" svg:y="0.145cm"><text:p/></draw:circle><draw:circle text:anchor-type="paragraph" draw:z-index="118" draw:style-name="gr2" draw:text-style-name="P1" svg:width="0.892cm" svg:height="0.892cm" svg:x="2.753cm" svg:y="0.161cm"><text:p/></draw:circle><draw:frame text:anchor-type="paragraph" draw:z-index="129" draw:style-name="gr4" svg:width="0.308cm" svg:height="0.516cm" svg:x="3.062cm" svg:y="0.349cm"><draw:text-box><text:p>D</text:p></draw:text-box></draw:frame><draw:frame text:anchor-type="paragraph" draw:z-index="142" draw:style-name="gr7" svg:width="0.281cm" svg:height="0.489cm" svg:x="9.133cm" svg:y="0.079cm"><draw:text-box><text:p>3</text:p></draw:text-box></draw:frame><draw:circle text:anchor-type="paragraph" draw:z-index="120" draw:style-name="gr2" draw:text-style-name="P1" svg:width="0.892cm" svg:height="0.892cm" svg:x="10.739cm" svg:y="0.127cm"><text:p/></draw:circle><draw:frame text:anchor-type="paragraph" draw:z-index="131" draw:style-name="gr4" svg:width="0.304cm" svg:height="0.516cm" svg:x="11.038cm" svg:y="0.351cm"><draw:text-box><text:p>F</text:p></draw:text-box></draw:frame><draw:frame text:anchor-type="paragraph" draw:z-index="130" draw:style-name="gr4" svg:width="0.304cm" svg:height="0.516cm" svg:x="7.022cm" svg:y="0.383cm"><draw:text-box><text:p>E</text:p></draw:text-box></draw:frame><draw:circle text:anchor-type="paragraph" draw:z-index="121" draw:style-name="gr2" draw:text-style-name="P1" svg:width="0.892cm" svg:height="0.892cm" svg:x="6.754cm" svg:y="-3.856cm"><text:p/></draw:circle><draw:frame text:anchor-type="paragraph" draw:z-index="140" draw:style-name="gr7" svg:width="0.281cm" svg:height="0.489cm" svg:x="5.267cm" svg:y="0.009cm"><draw:text-box><text:p>1</text:p></draw:text-box></draw:frame><text:span text:style-name="T1"/></text:p>
      <text:p text:style-name="Standard"><draw:line text:anchor-type="paragraph" draw:z-index="126" draw:style-name="gr8" draw:text-style-name="P1" svg:x1="7.645cm" svg:y1="0.104cm" svg:x2="10.755cm" svg:y2="0.081cm"><text:p/></draw:line><draw:line text:anchor-type="paragraph" draw:z-index="128" draw:style-name="gr8" draw:text-style-name="P1" svg:x1="3.644cm" svg:y1="0.141cm" svg:x2="6.754cm" svg:y2="0.118cm"><text:p/></draw:line><text:span text:style-name="T1"/></text:p>
      <text:p text:style-name="Standard"><text:span text:style-name="T1"/></text:p>
      <text:p text:style-name="Standard"><text:span text:style-name="T1"/></text:p>
      <text:p text:style-name="Standard"><draw:ellipse text:anchor-type="paragraph" draw:z-index="24" draw:style-name="gr1" draw:text-style-name="P1" svg:width="12.718cm" svg:height="6.965cm" svg:x="0.69cm" svg:y="0.25cm"><text:p/></draw:ellipse><text:span text:style-name="T1"/></text:p>
      <text:p text:style-name="Standard"><draw:frame text:anchor-type="paragraph" draw:z-index="169" draw:style-name="gr7" svg:width="0.281cm" svg:height="0.489cm" svg:x="9.176cm" svg:y="0.704cm"><draw:text-box><text:p>5</text:p></draw:text-box></draw:frame><draw:frame text:anchor-type="paragraph" draw:z-index="168" draw:style-name="gr7" svg:width="0.281cm" svg:height="0.489cm" svg:x="8.825cm" svg:y="2.928cm"><draw:text-box><text:p>5</text:p></draw:text-box></draw:frame><draw:frame text:anchor-type="paragraph" draw:z-index="167" draw:style-name="gr7" svg:width="0.281cm" svg:height="0.489cm" svg:x="6.824cm" svg:y="2.928cm"><draw:text-box><text:p>2</text:p></draw:text-box></draw:frame><draw:frame text:anchor-type="paragraph" draw:z-index="166" draw:style-name="gr7" svg:width="0.281cm" svg:height="0.489cm" svg:x="4.824cm" svg:y="2.928cm"><draw:text-box><text:p>8</text:p></draw:text-box></draw:frame><draw:frame text:anchor-type="paragraph" draw:z-index="165" draw:style-name="gr7" svg:width="0.281cm" svg:height="0.489cm" svg:x="10.825cm" svg:y="2.928cm"><draw:text-box><text:p>7</text:p></draw:text-box></draw:frame><draw:frame text:anchor-type="paragraph" draw:z-index="164" draw:style-name="gr7" svg:width="0.281cm" svg:height="0.489cm" svg:x="2.824cm" svg:y="2.928cm"><draw:text-box><text:p>6</text:p></draw:text-box></draw:frame><draw:frame text:anchor-type="paragraph" draw:z-index="163" draw:style-name="gr7" svg:width="0.281cm" svg:height="0.489cm" svg:x="9.176cm" svg:y="4.604cm"><draw:text-box><text:p>3</text:p></draw:text-box></draw:frame><draw:frame text:anchor-type="paragraph" draw:z-index="162" draw:style-name="gr7" svg:width="0.281cm" svg:height="0.489cm" svg:x="5.175cm" svg:y="0.603cm"><draw:text-box><text:p>2</text:p></draw:text-box></draw:frame><draw:frame text:anchor-type="paragraph" draw:z-index="161" draw:style-name="gr7" svg:width="0.281cm" svg:height="0.489cm" svg:x="5.175cm" svg:y="4.604cm"><draw:text-box><text:p>1</text:p></draw:text-box></draw:frame><draw:line text:anchor-type="paragraph" draw:z-index="159" draw:style-name="gr5" draw:text-style-name="P1" svg:x1="7.576cm" svg:y1="5.216cm" svg:x2="10.686cm" svg:y2="5.193cm"><text:p/></draw:line><draw:line text:anchor-type="paragraph" draw:z-index="158" draw:style-name="gr8" draw:text-style-name="P1" svg:x1="3.575cm" svg:y1="5.216cm" svg:x2="6.685cm" svg:y2="5.193cm"><text:p/></draw:line><draw:line text:anchor-type="paragraph" draw:z-index="157" draw:style-name="gr8" draw:text-style-name="P1" svg:x1="7.097cm" svg:y1="1.658cm" svg:x2="7.104cm" svg:y2="4.745cm"><text:p/></draw:line><draw:line text:anchor-type="paragraph" draw:z-index="156" draw:style-name="gr6" draw:text-style-name="P1" svg:x1="11.098cm" svg:y1="1.658cm" svg:x2="11.105cm" svg:y2="4.745cm"><text:p/></draw:line><draw:line text:anchor-type="paragraph" draw:z-index="155" draw:style-name="gr8" draw:text-style-name="P1" svg:x1="7.491cm" svg:y1="5.02cm" svg:x2="10.853cm" svg:y2="1.556cm"><text:p/></draw:line><draw:circle text:anchor-type="paragraph" draw:z-index="160" draw:style-name="gr2" draw:text-style-name="P1" svg:width="0.892cm" svg:height="0.892cm" svg:x="6.685cm" svg:y="4.768cm"><text:p/></draw:circle><draw:circle text:anchor-type="paragraph" draw:z-index="154" draw:style-name="gr2" draw:text-style-name="P1" svg:width="0.892cm" svg:height="0.892cm" svg:x="10.686cm" svg:y="4.768cm"><text:p/></draw:circle><draw:circle text:anchor-type="paragraph" draw:z-index="153" draw:style-name="gr2" draw:text-style-name="P1" svg:width="0.892cm" svg:height="0.892cm" svg:x="2.685cm" svg:y="4.768cm"><text:p/></draw:circle><draw:line text:anchor-type="paragraph" draw:z-index="152" draw:style-name="gr6" draw:text-style-name="P1" svg:x1="3.491cm" svg:y1="5.02cm" svg:x2="6.853cm" svg:y2="1.556cm"><text:p/></draw:line><draw:circle text:anchor-type="paragraph" draw:z-index="151" draw:style-name="gr2" draw:text-style-name="P1" svg:width="0.892cm" svg:height="0.892cm" svg:x="10.686cm" svg:y="0.767cm"><text:p/></draw:circle><draw:line text:anchor-type="paragraph" draw:z-index="150" draw:style-name="gr6" draw:text-style-name="P1" svg:x1="3.097cm" svg:y1="1.658cm" svg:x2="3.104cm" svg:y2="4.745cm"><text:p/></draw:line><draw:line text:anchor-type="paragraph" draw:z-index="149" draw:style-name="gr5" draw:text-style-name="P1" svg:x1="7.576cm" svg:y1="1.215cm" svg:x2="10.686cm" svg:y2="1.192cm"><text:p/></draw:line><draw:circle text:anchor-type="paragraph" draw:z-index="148" draw:style-name="gr2" draw:text-style-name="P1" svg:width="0.892cm" svg:height="0.892cm" svg:x="6.685cm" svg:y="0.767cm"><text:p/></draw:circle><draw:line text:anchor-type="paragraph" draw:z-index="147" draw:style-name="gr8" draw:text-style-name="P1" svg:x1="3.575cm" svg:y1="1.215cm" svg:x2="6.685cm" svg:y2="1.192cm"><text:p/></draw:line><draw:circle text:anchor-type="paragraph" draw:z-index="146" draw:style-name="gr2" draw:text-style-name="P1" svg:width="0.892cm" svg:height="0.892cm" svg:x="2.685cm" svg:y="0.767cm"><text:p/></draw:circle><draw:frame text:anchor-type="paragraph" draw:z-index="172" draw:style-name="gr4" svg:width="0.308cm" svg:height="0.516cm" svg:x="6.976cm" svg:y="0.944cm"><draw:text-box><text:p>B</text:p></draw:text-box></draw:frame><draw:frame text:anchor-type="paragraph" draw:z-index="173" draw:style-name="gr4" svg:width="0.308cm" svg:height="0.516cm" svg:x="10.977cm" svg:y="0.944cm"><draw:text-box><text:p>C</text:p></draw:text-box></draw:frame><draw:frame text:anchor-type="paragraph" draw:z-index="174" draw:style-name="gr4" svg:width="0.308cm" svg:height="0.516cm" svg:x="6.976cm" svg:y="4.944cm"><draw:text-box><text:p>E</text:p></draw:text-box></draw:frame><text:span text:style-name="T1">Σχήμα 1.1.6<text:line-break/></text:span></text:p>
      <text:p text:style-name="Standard"><draw:frame text:anchor-type="paragraph" draw:z-index="175" draw:style-name="gr4" svg:width="0.308cm" svg:height="0.516cm" svg:x="10.977cm" svg:y="3.944cm"><draw:text-box><text:p>F</text:p></draw:text-box></draw:frame><draw:frame text:anchor-type="paragraph" draw:z-index="171" draw:style-name="gr4" svg:width="0.308cm" svg:height="0.516cm" svg:x="2.976cm" svg:y="-0.056cm"><draw:text-box><text:p>A</text:p></draw:text-box></draw:frame><draw:frame text:anchor-type="paragraph" draw:z-index="170" draw:style-name="gr4" svg:width="0.308cm" svg:height="0.516cm" svg:x="2.976cm" svg:y="3.944cm"><draw:text-box><text:p>D</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line-break/></text:span></text:p>
      <text:p text:style-name="Standard"><text:span text:style-name="T1"/></text:p>
      <text:p text:style-name="Standard"><draw:circle text:anchor-type="paragraph" draw:z-index="207" draw:style-name="gr2" draw:text-style-name="P1" svg:width="0.892cm" svg:height="0.892cm" svg:x="2.685cm" svg:y="0.767cm"><text:p/></draw:circle><draw:line text:anchor-type="paragraph" draw:z-index="208" draw:style-name="gr5" draw:text-style-name="P1" svg:x1="3.575cm" svg:y1="1.215cm" svg:x2="6.685cm" svg:y2="1.192cm"><text:p/></draw:line><draw:circle text:anchor-type="paragraph" draw:z-index="209" draw:style-name="gr2" draw:text-style-name="P1" svg:width="0.892cm" svg:height="0.892cm" svg:x="6.685cm" svg:y="0.767cm"><text:p/></draw:circle><draw:line text:anchor-type="paragraph" draw:z-index="210" draw:style-name="gr5" draw:text-style-name="P1" svg:x1="7.576cm" svg:y1="1.215cm" svg:x2="10.686cm" svg:y2="1.192cm"><text:p/></draw:line><draw:line text:anchor-type="paragraph" draw:z-index="211" draw:style-name="gr6" draw:text-style-name="P1" svg:x1="3.097cm" svg:y1="1.658cm" svg:x2="3.104cm" svg:y2="4.745cm"><text:p/></draw:line><draw:circle text:anchor-type="paragraph" draw:z-index="212" draw:style-name="gr2" draw:text-style-name="P1" svg:width="0.892cm" svg:height="0.892cm" svg:x="10.686cm" svg:y="0.767cm"><text:p/></draw:circle><draw:line text:anchor-type="paragraph" draw:z-index="213" draw:style-name="gr6" draw:text-style-name="P1" svg:x1="3.491cm" svg:y1="5.02cm" svg:x2="6.853cm" svg:y2="1.556cm"><text:p/></draw:line><draw:circle text:anchor-type="paragraph" draw:z-index="214" draw:style-name="gr2" draw:text-style-name="P1" svg:width="0.892cm" svg:height="0.892cm" svg:x="2.685cm" svg:y="4.768cm"><text:p/></draw:circle><draw:circle text:anchor-type="paragraph" draw:z-index="215" draw:style-name="gr2" draw:text-style-name="P1" svg:width="0.892cm" svg:height="0.892cm" svg:x="10.686cm" svg:y="4.768cm"><text:p/></draw:circle><draw:line text:anchor-type="paragraph" draw:z-index="216" draw:style-name="gr5" draw:text-style-name="P1" svg:x1="7.491cm" svg:y1="5.02cm" svg:x2="10.853cm" svg:y2="1.556cm"><text:p/></draw:line><draw:line text:anchor-type="paragraph" draw:z-index="217" draw:style-name="gr6" draw:text-style-name="P1" svg:x1="11.098cm" svg:y1="1.658cm" svg:x2="11.105cm" svg:y2="4.745cm"><text:p/></draw:line><draw:line text:anchor-type="paragraph" draw:z-index="218" draw:style-name="gr5" draw:text-style-name="P1" svg:x1="7.097cm" svg:y1="1.658cm" svg:x2="7.104cm" svg:y2="4.745cm"><text:p/></draw:line><draw:line text:anchor-type="paragraph" draw:z-index="219" draw:style-name="gr8" draw:text-style-name="P1" svg:x1="3.575cm" svg:y1="5.216cm" svg:x2="6.685cm" svg:y2="5.193cm"><text:p/></draw:line><draw:line text:anchor-type="paragraph" draw:z-index="220" draw:style-name="gr5" draw:text-style-name="P1" svg:x1="7.576cm" svg:y1="5.216cm" svg:x2="10.686cm" svg:y2="5.193cm"><text:p/></draw:line><draw:circle text:anchor-type="paragraph" draw:z-index="221" draw:style-name="gr2" draw:text-style-name="P1" svg:width="0.892cm" svg:height="0.892cm" svg:x="6.685cm" svg:y="4.768cm"><text:p/></draw:circle><draw:frame text:anchor-type="paragraph" draw:z-index="222" draw:style-name="gr7" svg:width="0.281cm" svg:height="0.489cm" svg:x="5.175cm" svg:y="4.604cm"><draw:text-box><text:p>1</text:p></draw:text-box></draw:frame><draw:frame text:anchor-type="paragraph" draw:z-index="223" draw:style-name="gr7" svg:width="0.281cm" svg:height="0.489cm" svg:x="5.175cm" svg:y="0.603cm"><draw:text-box><text:p>2</text:p></draw:text-box></draw:frame><draw:frame text:anchor-type="paragraph" draw:z-index="224" draw:style-name="gr7" svg:width="0.281cm" svg:height="0.489cm" svg:x="9.176cm" svg:y="4.604cm"><draw:text-box><text:p>3</text:p></draw:text-box></draw:frame><draw:frame text:anchor-type="paragraph" draw:z-index="225" draw:style-name="gr7" svg:width="0.281cm" svg:height="0.489cm" svg:x="2.824cm" svg:y="2.928cm"><draw:text-box><text:p>6</text:p></draw:text-box></draw:frame><draw:frame text:anchor-type="paragraph" draw:z-index="226" draw:style-name="gr7" svg:width="0.281cm" svg:height="0.489cm" svg:x="10.825cm" svg:y="2.928cm"><draw:text-box><text:p>7</text:p></draw:text-box></draw:frame><draw:frame text:anchor-type="paragraph" draw:z-index="227" draw:style-name="gr7" svg:width="0.281cm" svg:height="0.489cm" svg:x="4.824cm" svg:y="2.928cm"><draw:text-box><text:p>8</text:p></draw:text-box></draw:frame><draw:frame text:anchor-type="paragraph" draw:z-index="228" draw:style-name="gr7" svg:width="0.281cm" svg:height="0.489cm" svg:x="6.824cm" svg:y="2.928cm"><draw:text-box><text:p>2</text:p></draw:text-box></draw:frame><draw:frame text:anchor-type="paragraph" draw:z-index="229" draw:style-name="gr7" svg:width="0.281cm" svg:height="0.489cm" svg:x="8.825cm" svg:y="2.928cm"><draw:text-box><text:p>5</text:p></draw:text-box></draw:frame><draw:frame text:anchor-type="paragraph" draw:z-index="230" draw:style-name="gr7" svg:width="0.281cm" svg:height="0.489cm" svg:x="9.176cm" svg:y="0.704cm"><draw:text-box><text:p>5</text:p></draw:text-box></draw:frame><draw:frame text:anchor-type="paragraph" draw:z-index="233" draw:style-name="gr4" svg:width="0.308cm" svg:height="0.516cm" svg:x="6.976cm" svg:y="0.944cm"><draw:text-box><text:p>B</text:p></draw:text-box></draw:frame><draw:frame text:anchor-type="paragraph" draw:z-index="234" draw:style-name="gr4" svg:width="0.308cm" svg:height="0.516cm" svg:x="10.977cm" svg:y="0.944cm"><draw:text-box><text:p>C</text:p></draw:text-box></draw:frame><draw:frame text:anchor-type="paragraph" draw:z-index="235" draw:style-name="gr4" svg:width="0.308cm" svg:height="0.516cm" svg:x="6.976cm" svg:y="4.944cm"><draw:text-box><text:p>E</text:p></draw:text-box></draw:frame><draw:ellipse text:anchor-type="paragraph" draw:z-index="20" draw:style-name="gr1" draw:text-style-name="P1" svg:width="1.606cm" svg:height="1.537cm" svg:x="2.346cm" svg:y="0.452cm"><text:p/></draw:ellipse><draw:ellipse text:anchor-type="paragraph" draw:z-index="19" draw:style-name="gr1" draw:text-style-name="P1" svg:width="1.606cm" svg:height="1.537cm" svg:x="10.347cm" svg:y="4.452cm"><text:p/></draw:ellipse><draw:ellipse text:anchor-type="paragraph" draw:z-index="17" draw:style-name="gr1" draw:text-style-name="P1" svg:width="1.606cm" svg:height="1.537cm" svg:x="10.347cm" svg:y="0.452cm"><text:p/></draw:ellipse><draw:ellipse text:anchor-type="paragraph" draw:z-index="16" draw:style-name="gr1" draw:text-style-name="P1" svg:width="1.606cm" svg:height="1.537cm" svg:x="6.346cm" svg:y="4.452cm"><text:p/></draw:ellipse><text:span text:style-name="T1">Σχήμα 1.2.1<text:line-break/></text:span></text:p>
      <text:p text:style-name="Standard"><draw:frame text:anchor-type="paragraph" draw:z-index="231" draw:style-name="gr4" svg:width="0.308cm" svg:height="0.516cm" svg:x="2.976cm" svg:y="3.944cm"><draw:text-box><text:p>D</text:p></draw:text-box></draw:frame><draw:frame text:anchor-type="paragraph" draw:z-index="232" draw:style-name="gr4" svg:width="0.308cm" svg:height="0.516cm" svg:x="2.976cm" svg:y="-0.056cm"><draw:text-box><text:p>A</text:p></draw:text-box></draw:frame><draw:frame text:anchor-type="paragraph" draw:z-index="236" draw:style-name="gr4" svg:width="0.308cm" svg:height="0.516cm" svg:x="10.977cm" svg:y="3.944cm"><draw:text-box><text:p>F</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ellipse text:anchor-type="paragraph" draw:z-index="15" draw:style-name="gr1" draw:text-style-name="P1" svg:width="1.606cm" svg:height="1.537cm" svg:x="2.346cm" svg:y="0.071cm"><text:p/></draw:ellipse><draw:ellipse text:anchor-type="paragraph" draw:z-index="18" draw:style-name="gr1" draw:text-style-name="P1" svg:width="1.606cm" svg:height="1.537cm" svg:x="6.346cm" svg:y="-3.93cm"><text:p/></draw:ellips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circle text:anchor-type="paragraph" draw:z-index="237" draw:style-name="gr2" draw:text-style-name="P1" svg:width="0.892cm" svg:height="0.892cm" svg:x="2.685cm" svg:y="0.767cm"><text:p/></draw:circle><draw:line text:anchor-type="paragraph" draw:z-index="238" draw:style-name="gr8" draw:text-style-name="P1" svg:x1="3.575cm" svg:y1="1.215cm" svg:x2="6.685cm" svg:y2="1.192cm"><text:p/></draw:line><draw:circle text:anchor-type="paragraph" draw:z-index="239" draw:style-name="gr2" draw:text-style-name="P1" svg:width="0.892cm" svg:height="0.892cm" svg:x="6.685cm" svg:y="0.767cm"><text:p/></draw:circle><draw:line text:anchor-type="paragraph" draw:z-index="240" draw:style-name="gr5" draw:text-style-name="P1" svg:x1="7.576cm" svg:y1="1.215cm" svg:x2="10.686cm" svg:y2="1.192cm"><text:p/></draw:line><draw:line text:anchor-type="paragraph" draw:z-index="241" draw:style-name="gr6" draw:text-style-name="P1" svg:x1="3.097cm" svg:y1="1.658cm" svg:x2="3.104cm" svg:y2="4.745cm"><text:p/></draw:line><draw:circle text:anchor-type="paragraph" draw:z-index="242" draw:style-name="gr2" draw:text-style-name="P1" svg:width="0.892cm" svg:height="0.892cm" svg:x="10.686cm" svg:y="0.767cm"><text:p/></draw:circle><draw:line text:anchor-type="paragraph" draw:z-index="243" draw:style-name="gr6" draw:text-style-name="P1" svg:x1="3.491cm" svg:y1="5.02cm" svg:x2="6.853cm" svg:y2="1.556cm"><text:p/></draw:line><draw:circle text:anchor-type="paragraph" draw:z-index="244" draw:style-name="gr2" draw:text-style-name="P1" svg:width="0.892cm" svg:height="0.892cm" svg:x="2.685cm" svg:y="4.768cm"><text:p/></draw:circle><draw:circle text:anchor-type="paragraph" draw:z-index="245" draw:style-name="gr2" draw:text-style-name="P1" svg:width="0.892cm" svg:height="0.892cm" svg:x="10.686cm" svg:y="4.768cm"><text:p/></draw:circle><draw:line text:anchor-type="paragraph" draw:z-index="246" draw:style-name="gr5" draw:text-style-name="P1" svg:x1="7.491cm" svg:y1="5.02cm" svg:x2="10.853cm" svg:y2="1.556cm"><text:p/></draw:line><draw:line text:anchor-type="paragraph" draw:z-index="247" draw:style-name="gr6" draw:text-style-name="P1" svg:x1="11.098cm" svg:y1="1.658cm" svg:x2="11.105cm" svg:y2="4.745cm"><text:p/></draw:line><draw:line text:anchor-type="paragraph" draw:z-index="248" draw:style-name="gr5" draw:text-style-name="P1" svg:x1="7.097cm" svg:y1="1.658cm" svg:x2="7.104cm" svg:y2="4.745cm"><text:p/></draw:line><draw:line text:anchor-type="paragraph" draw:z-index="249" draw:style-name="gr8" draw:text-style-name="P1" svg:x1="3.575cm" svg:y1="5.216cm" svg:x2="6.685cm" svg:y2="5.193cm"><text:p/></draw:line><draw:line text:anchor-type="paragraph" draw:z-index="250" draw:style-name="gr5" draw:text-style-name="P1" svg:x1="7.576cm" svg:y1="5.216cm" svg:x2="10.686cm" svg:y2="5.193cm"><text:p/></draw:line><draw:circle text:anchor-type="paragraph" draw:z-index="251" draw:style-name="gr2" draw:text-style-name="P1" svg:width="0.892cm" svg:height="0.892cm" svg:x="6.685cm" svg:y="4.768cm"><text:p/></draw:circle><draw:frame text:anchor-type="paragraph" draw:z-index="252" draw:style-name="gr7" svg:width="0.281cm" svg:height="0.489cm" svg:x="5.175cm" svg:y="4.604cm"><draw:text-box><text:p>1</text:p></draw:text-box></draw:frame><draw:frame text:anchor-type="paragraph" draw:z-index="253" draw:style-name="gr7" svg:width="0.281cm" svg:height="0.489cm" svg:x="5.175cm" svg:y="0.603cm"><draw:text-box><text:p>2</text:p></draw:text-box></draw:frame><draw:frame text:anchor-type="paragraph" draw:z-index="254" draw:style-name="gr7" svg:width="0.281cm" svg:height="0.489cm" svg:x="9.176cm" svg:y="4.604cm"><draw:text-box><text:p>3</text:p></draw:text-box></draw:frame><draw:frame text:anchor-type="paragraph" draw:z-index="255" draw:style-name="gr7" svg:width="0.281cm" svg:height="0.489cm" svg:x="2.824cm" svg:y="2.928cm"><draw:text-box><text:p>6</text:p></draw:text-box></draw:frame><draw:frame text:anchor-type="paragraph" draw:z-index="256" draw:style-name="gr7" svg:width="0.281cm" svg:height="0.489cm" svg:x="10.825cm" svg:y="2.928cm"><draw:text-box><text:p>7</text:p></draw:text-box></draw:frame><draw:frame text:anchor-type="paragraph" draw:z-index="257" draw:style-name="gr7" svg:width="0.281cm" svg:height="0.489cm" svg:x="4.824cm" svg:y="2.928cm"><draw:text-box><text:p>8</text:p></draw:text-box></draw:frame><draw:frame text:anchor-type="paragraph" draw:z-index="258" draw:style-name="gr7" svg:width="0.281cm" svg:height="0.489cm" svg:x="6.824cm" svg:y="2.928cm"><draw:text-box><text:p>2</text:p></draw:text-box></draw:frame><draw:frame text:anchor-type="paragraph" draw:z-index="259" draw:style-name="gr7" svg:width="0.281cm" svg:height="0.489cm" svg:x="8.825cm" svg:y="2.928cm"><draw:text-box><text:p>5</text:p></draw:text-box></draw:frame><draw:frame text:anchor-type="paragraph" draw:z-index="260" draw:style-name="gr7" svg:width="0.281cm" svg:height="0.489cm" svg:x="9.176cm" svg:y="0.704cm"><draw:text-box><text:p>5</text:p></draw:text-box></draw:frame><draw:frame text:anchor-type="paragraph" draw:z-index="263" draw:style-name="gr4" svg:width="0.308cm" svg:height="0.516cm" svg:x="6.976cm" svg:y="0.944cm"><draw:text-box><text:p>B</text:p></draw:text-box></draw:frame><draw:frame text:anchor-type="paragraph" draw:z-index="264" draw:style-name="gr4" svg:width="0.308cm" svg:height="0.516cm" svg:x="10.977cm" svg:y="0.944cm"><draw:text-box><text:p>C</text:p></draw:text-box></draw:frame><draw:frame text:anchor-type="paragraph" draw:z-index="265" draw:style-name="gr4" svg:width="0.308cm" svg:height="0.516cm" svg:x="6.976cm" svg:y="4.944cm"><draw:text-box><text:p>E</text:p></draw:text-box></draw:frame><draw:ellipse text:anchor-type="paragraph" draw:z-index="13" draw:style-name="gr1" draw:text-style-name="P1" svg:width="1.606cm" svg:height="1.537cm" svg:x="10.347cm" svg:y="4.505cm"><text:p/></draw:ellipse><draw:ellipse text:anchor-type="paragraph" draw:z-index="14" draw:style-name="gr1" draw:text-style-name="P1" svg:width="1.606cm" svg:height="1.537cm" svg:x="10.347cm" svg:y="0.504cm"><text:p/></draw:ellipse><text:soft-page-break/><text:span text:style-name="T1">Σχήμα 1.2.2<text:line-break/></text:span></text:p>
      <text:p text:style-name="Standard"><draw:frame text:anchor-type="paragraph" draw:z-index="261" draw:style-name="gr4" svg:width="0.308cm" svg:height="0.516cm" svg:x="2.976cm" svg:y="3.944cm"><draw:text-box><text:p>D</text:p></draw:text-box></draw:frame><draw:frame text:anchor-type="paragraph" draw:z-index="262" draw:style-name="gr4" svg:width="0.308cm" svg:height="0.516cm" svg:x="2.976cm" svg:y="-0.056cm"><draw:text-box><text:p>A</text:p></draw:text-box></draw:frame><draw:frame text:anchor-type="paragraph" draw:z-index="266" draw:style-name="gr4" svg:width="0.308cm" svg:height="0.516cm" svg:x="10.977cm" svg:y="3.944cm"><draw:text-box><text:p>F</text:p></draw:text-box></draw:frame><text:span text:style-name="T1"/></text:p>
      <text:p text:style-name="Standard"><text:span text:style-name="T1"/></text:p>
      <text:p text:style-name="Standard"><text:span text:style-name="T1"/></text:p>
      <text:p text:style-name="Standard"><draw:ellipse text:anchor-type="paragraph" draw:z-index="11" draw:style-name="gr1" draw:text-style-name="P1" svg:width="1.606cm" svg:height="1.537cm" svg:x="2.346cm" svg:y="-1.93cm"><text:p/></draw:ellipse><text:span text:style-name="T1"/></text:p>
      <text:p text:style-name="Standard"><text:span text:style-name="T1"/></text:p>
      <text:p text:style-name="Standard"><text:span text:style-name="T1"/></text:p>
      <text:p text:style-name="Standard"><draw:ellipse text:anchor-type="paragraph" draw:z-index="10" draw:style-name="gr1" draw:text-style-name="P1" svg:width="5.633cm" svg:height="2.082cm" svg:x="2.286cm" svg:y="0.22cm"><text:p/></draw:ellipse><text:span text:style-name="T1"/></text:p>
      <text:p text:style-name="Standard"><draw:ellipse text:anchor-type="paragraph" draw:z-index="12" draw:style-name="gr1" draw:text-style-name="P1" svg:width="1.606cm" svg:height="1.537cm" svg:x="6.346cm" svg:y="-3.877cm"><text:p/></draw:ellips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ellipse text:anchor-type="paragraph" draw:z-index="268" draw:style-name="gr1" draw:text-style-name="P1" svg:width="1.606cm" svg:height="1.537cm" svg:x="10.347cm" svg:y="4.505cm"><text:p/></draw:ellipse><draw:ellipse text:anchor-type="paragraph" draw:z-index="269" draw:style-name="gr1" draw:text-style-name="P1" svg:width="1.606cm" svg:height="1.537cm" svg:x="10.347cm" svg:y="0.504cm"><text:p/></draw:ellipse><draw:circle text:anchor-type="paragraph" draw:z-index="270" draw:style-name="gr2" draw:text-style-name="P1" svg:width="0.892cm" svg:height="0.892cm" svg:x="2.685cm" svg:y="0.767cm"><text:p/></draw:circle><draw:line text:anchor-type="paragraph" draw:z-index="271" draw:style-name="gr8" draw:text-style-name="P1" svg:x1="3.575cm" svg:y1="1.215cm" svg:x2="6.685cm" svg:y2="1.192cm"><text:p/></draw:line><draw:circle text:anchor-type="paragraph" draw:z-index="272" draw:style-name="gr2" draw:text-style-name="P1" svg:width="0.892cm" svg:height="0.892cm" svg:x="6.685cm" svg:y="0.767cm"><text:p/></draw:circle><draw:line text:anchor-type="paragraph" draw:z-index="273" draw:style-name="gr5" draw:text-style-name="P1" svg:x1="7.576cm" svg:y1="1.215cm" svg:x2="10.686cm" svg:y2="1.192cm"><text:p/></draw:line><draw:line text:anchor-type="paragraph" draw:z-index="274" draw:style-name="gr6" draw:text-style-name="P1" svg:x1="3.097cm" svg:y1="1.658cm" svg:x2="3.104cm" svg:y2="4.745cm"><text:p/></draw:line><draw:circle text:anchor-type="paragraph" draw:z-index="275" draw:style-name="gr2" draw:text-style-name="P1" svg:width="0.892cm" svg:height="0.892cm" svg:x="10.686cm" svg:y="0.767cm"><text:p/></draw:circle><draw:line text:anchor-type="paragraph" draw:z-index="276" draw:style-name="gr6" draw:text-style-name="P1" svg:x1="3.491cm" svg:y1="5.02cm" svg:x2="6.853cm" svg:y2="1.556cm"><text:p/></draw:line><draw:circle text:anchor-type="paragraph" draw:z-index="277" draw:style-name="gr2" draw:text-style-name="P1" svg:width="0.892cm" svg:height="0.892cm" svg:x="2.685cm" svg:y="4.768cm"><text:p/></draw:circle><draw:circle text:anchor-type="paragraph" draw:z-index="278" draw:style-name="gr2" draw:text-style-name="P1" svg:width="0.892cm" svg:height="0.892cm" svg:x="10.686cm" svg:y="4.768cm"><text:p/></draw:circle><draw:line text:anchor-type="paragraph" draw:z-index="279" draw:style-name="gr5" draw:text-style-name="P1" svg:x1="7.491cm" svg:y1="5.02cm" svg:x2="10.853cm" svg:y2="1.556cm"><text:p/></draw:line><draw:line text:anchor-type="paragraph" draw:z-index="280" draw:style-name="gr6" draw:text-style-name="P1" svg:x1="11.098cm" svg:y1="1.658cm" svg:x2="11.105cm" svg:y2="4.745cm"><text:p/></draw:line><draw:line text:anchor-type="paragraph" draw:z-index="281" draw:style-name="gr8" draw:text-style-name="P1" svg:x1="7.097cm" svg:y1="1.658cm" svg:x2="7.104cm" svg:y2="4.745cm"><text:p/></draw:line><draw:line text:anchor-type="paragraph" draw:z-index="282" draw:style-name="gr8" draw:text-style-name="P1" svg:x1="3.575cm" svg:y1="5.216cm" svg:x2="6.685cm" svg:y2="5.193cm"><text:p/></draw:line><draw:line text:anchor-type="paragraph" draw:z-index="283" draw:style-name="gr5" draw:text-style-name="P1" svg:x1="7.576cm" svg:y1="5.216cm" svg:x2="10.686cm" svg:y2="5.193cm"><text:p/></draw:line><draw:circle text:anchor-type="paragraph" draw:z-index="284" draw:style-name="gr2" draw:text-style-name="P1" svg:width="0.892cm" svg:height="0.892cm" svg:x="6.685cm" svg:y="4.768cm"><text:p/></draw:circle><draw:frame text:anchor-type="paragraph" draw:z-index="285" draw:style-name="gr7" svg:width="0.281cm" svg:height="0.489cm" svg:x="5.175cm" svg:y="4.604cm"><draw:text-box><text:p>1</text:p></draw:text-box></draw:frame><draw:frame text:anchor-type="paragraph" draw:z-index="286" draw:style-name="gr7" svg:width="0.281cm" svg:height="0.489cm" svg:x="5.175cm" svg:y="0.603cm"><draw:text-box><text:p>2</text:p></draw:text-box></draw:frame><draw:frame text:anchor-type="paragraph" draw:z-index="287" draw:style-name="gr7" svg:width="0.281cm" svg:height="0.489cm" svg:x="9.176cm" svg:y="4.604cm"><draw:text-box><text:p>3</text:p></draw:text-box></draw:frame><draw:frame text:anchor-type="paragraph" draw:z-index="288" draw:style-name="gr7" svg:width="0.281cm" svg:height="0.489cm" svg:x="2.824cm" svg:y="2.928cm"><draw:text-box><text:p>6</text:p></draw:text-box></draw:frame><draw:frame text:anchor-type="paragraph" draw:z-index="289" draw:style-name="gr7" svg:width="0.281cm" svg:height="0.489cm" svg:x="10.825cm" svg:y="2.928cm"><draw:text-box><text:p>7</text:p></draw:text-box></draw:frame><draw:frame text:anchor-type="paragraph" draw:z-index="290" draw:style-name="gr7" svg:width="0.281cm" svg:height="0.489cm" svg:x="4.824cm" svg:y="2.928cm"><draw:text-box><text:p>8</text:p></draw:text-box></draw:frame><draw:frame text:anchor-type="paragraph" draw:z-index="291" draw:style-name="gr7" svg:width="0.281cm" svg:height="0.489cm" svg:x="6.824cm" svg:y="2.928cm"><draw:text-box><text:p>2</text:p></draw:text-box></draw:frame><draw:frame text:anchor-type="paragraph" draw:z-index="292" draw:style-name="gr7" svg:width="0.281cm" svg:height="0.489cm" svg:x="8.825cm" svg:y="2.928cm"><draw:text-box><text:p>5</text:p></draw:text-box></draw:frame><draw:frame text:anchor-type="paragraph" draw:z-index="293" draw:style-name="gr7" svg:width="0.281cm" svg:height="0.489cm" svg:x="9.176cm" svg:y="0.704cm"><draw:text-box><text:p>5</text:p></draw:text-box></draw:frame><draw:frame text:anchor-type="paragraph" draw:z-index="296" draw:style-name="gr4" svg:width="0.308cm" svg:height="0.516cm" svg:x="6.976cm" svg:y="0.944cm"><draw:text-box><text:p>B</text:p></draw:text-box></draw:frame><draw:frame text:anchor-type="paragraph" draw:z-index="297" draw:style-name="gr4" svg:width="0.308cm" svg:height="0.516cm" svg:x="10.977cm" svg:y="0.944cm"><draw:text-box><text:p>C</text:p></draw:text-box></draw:frame><draw:frame text:anchor-type="paragraph" draw:z-index="298" draw:style-name="gr4" svg:width="0.308cm" svg:height="0.516cm" svg:x="6.976cm" svg:y="4.944cm"><draw:text-box><text:p>E</text:p></draw:text-box></draw:frame><text:span text:style-name="T1">Σχήμα 1.2.3<text:line-break/></text:span></text:p>
      <text:p text:style-name="Standard"><draw:frame text:anchor-type="paragraph" draw:z-index="294" draw:style-name="gr4" svg:width="0.308cm" svg:height="0.516cm" svg:x="2.976cm" svg:y="3.944cm"><draw:text-box><text:p>D</text:p></draw:text-box></draw:frame><draw:frame text:anchor-type="paragraph" draw:z-index="295" draw:style-name="gr4" svg:width="0.308cm" svg:height="0.516cm" svg:x="2.976cm" svg:y="-0.056cm"><draw:text-box><text:p>A</text:p></draw:text-box></draw:frame><draw:frame text:anchor-type="paragraph" draw:z-index="299" draw:style-name="gr4" svg:width="0.308cm" svg:height="0.516cm" svg:x="10.977cm" svg:y="3.944cm"><draw:text-box><text:p>F</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ellipse text:anchor-type="paragraph" draw:z-index="267" draw:style-name="gr1" draw:text-style-name="P1" svg:width="5.633cm" svg:height="2.082cm" svg:x="2.286cm" svg:y="0.22cm"><text:p/></draw:ellipse><draw:ellipse text:anchor-type="paragraph" draw:z-index="9" draw:style-name="gr1" draw:text-style-name="P1" svg:width="5.633cm" svg:height="2.082cm" svg:x="2.286cm" svg:y="-3.78cm"><text:p/></draw:ellips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ellipse text:anchor-type="paragraph" draw:z-index="300" draw:style-name="gr1" draw:text-style-name="P1" svg:width="1.606cm" svg:height="1.537cm" svg:x="10.347cm" svg:y="4.505cm"><text:p/></draw:ellipse><draw:ellipse text:anchor-type="paragraph" draw:z-index="301" draw:style-name="gr1" draw:text-style-name="P1" svg:width="1.606cm" svg:height="1.537cm" svg:x="10.347cm" svg:y="0.504cm"><text:p/></draw:ellipse><draw:circle text:anchor-type="paragraph" draw:z-index="302" draw:style-name="gr2" draw:text-style-name="P1" svg:width="0.892cm" svg:height="0.892cm" svg:x="2.685cm" svg:y="0.767cm"><text:p/></draw:circle><draw:line text:anchor-type="paragraph" draw:z-index="303" draw:style-name="gr8" draw:text-style-name="P1" svg:x1="3.575cm" svg:y1="1.215cm" svg:x2="6.685cm" svg:y2="1.192cm"><text:p/></draw:line><draw:circle text:anchor-type="paragraph" draw:z-index="304" draw:style-name="gr2" draw:text-style-name="P1" svg:width="0.892cm" svg:height="0.892cm" svg:x="6.685cm" svg:y="0.767cm"><text:p/></draw:circle><draw:line text:anchor-type="paragraph" draw:z-index="305" draw:style-name="gr5" draw:text-style-name="P1" svg:x1="7.576cm" svg:y1="1.215cm" svg:x2="10.686cm" svg:y2="1.192cm"><text:p/></draw:line><draw:line text:anchor-type="paragraph" draw:z-index="306" draw:style-name="gr6" draw:text-style-name="P1" svg:x1="3.097cm" svg:y1="1.658cm" svg:x2="3.104cm" svg:y2="4.745cm"><text:p/></draw:line><draw:circle text:anchor-type="paragraph" draw:z-index="307" draw:style-name="gr2" draw:text-style-name="P1" svg:width="0.892cm" svg:height="0.892cm" svg:x="10.686cm" svg:y="0.767cm"><text:p/></draw:circle><draw:line text:anchor-type="paragraph" draw:z-index="308" draw:style-name="gr6" draw:text-style-name="P1" svg:x1="3.491cm" svg:y1="5.02cm" svg:x2="6.853cm" svg:y2="1.556cm"><text:p/></draw:line><draw:circle text:anchor-type="paragraph" draw:z-index="309" draw:style-name="gr2" draw:text-style-name="P1" svg:width="0.892cm" svg:height="0.892cm" svg:x="2.685cm" svg:y="4.768cm"><text:p/></draw:circle><draw:circle text:anchor-type="paragraph" draw:z-index="310" draw:style-name="gr2" draw:text-style-name="P1" svg:width="0.892cm" svg:height="0.892cm" svg:x="10.686cm" svg:y="4.768cm"><text:p/></draw:circle><draw:line text:anchor-type="paragraph" draw:z-index="311" draw:style-name="gr5" draw:text-style-name="P1" svg:x1="7.491cm" svg:y1="5.02cm" svg:x2="10.853cm" svg:y2="1.556cm"><text:p/></draw:line><draw:line text:anchor-type="paragraph" draw:z-index="312" draw:style-name="gr6" draw:text-style-name="P1" svg:x1="11.098cm" svg:y1="1.658cm" svg:x2="11.105cm" svg:y2="4.745cm"><text:p/></draw:line><draw:line text:anchor-type="paragraph" draw:z-index="313" draw:style-name="gr8" draw:text-style-name="P1" svg:x1="7.097cm" svg:y1="1.658cm" svg:x2="7.104cm" svg:y2="4.745cm"><text:p/></draw:line><draw:line text:anchor-type="paragraph" draw:z-index="314" draw:style-name="gr8" draw:text-style-name="P1" svg:x1="3.575cm" svg:y1="5.216cm" svg:x2="6.685cm" svg:y2="5.193cm"><text:p/></draw:line><draw:line text:anchor-type="paragraph" draw:z-index="315" draw:style-name="gr8" draw:text-style-name="P1" svg:x1="7.576cm" svg:y1="5.216cm" svg:x2="10.686cm" svg:y2="5.193cm"><text:p/></draw:line><draw:circle text:anchor-type="paragraph" draw:z-index="316" draw:style-name="gr2" draw:text-style-name="P1" svg:width="0.892cm" svg:height="0.892cm" svg:x="6.685cm" svg:y="4.768cm"><text:p/></draw:circle><draw:frame text:anchor-type="paragraph" draw:z-index="317" draw:style-name="gr7" svg:width="0.281cm" svg:height="0.489cm" svg:x="5.175cm" svg:y="4.604cm"><draw:text-box><text:p>1</text:p></draw:text-box></draw:frame><draw:frame text:anchor-type="paragraph" draw:z-index="318" draw:style-name="gr7" svg:width="0.281cm" svg:height="0.489cm" svg:x="5.175cm" svg:y="0.603cm"><draw:text-box><text:p>2</text:p></draw:text-box></draw:frame><draw:frame text:anchor-type="paragraph" draw:z-index="319" draw:style-name="gr7" svg:width="0.281cm" svg:height="0.489cm" svg:x="9.176cm" svg:y="4.604cm"><draw:text-box><text:p>3</text:p></draw:text-box></draw:frame><draw:frame text:anchor-type="paragraph" draw:z-index="320" draw:style-name="gr7" svg:width="0.281cm" svg:height="0.489cm" svg:x="2.824cm" svg:y="2.928cm"><draw:text-box><text:p>6</text:p></draw:text-box></draw:frame><draw:frame text:anchor-type="paragraph" draw:z-index="321" draw:style-name="gr7" svg:width="0.281cm" svg:height="0.489cm" svg:x="10.825cm" svg:y="2.928cm"><draw:text-box><text:p>7</text:p></draw:text-box></draw:frame><draw:frame text:anchor-type="paragraph" draw:z-index="322" draw:style-name="gr7" svg:width="0.281cm" svg:height="0.489cm" svg:x="4.824cm" svg:y="2.928cm"><draw:text-box><text:p>8</text:p></draw:text-box></draw:frame><draw:frame text:anchor-type="paragraph" draw:z-index="323" draw:style-name="gr7" svg:width="0.281cm" svg:height="0.489cm" svg:x="6.824cm" svg:y="2.928cm"><draw:text-box><text:p>2</text:p></draw:text-box></draw:frame><draw:frame text:anchor-type="paragraph" draw:z-index="324" draw:style-name="gr7" svg:width="0.281cm" svg:height="0.489cm" svg:x="8.825cm" svg:y="2.928cm"><draw:text-box><text:p>5</text:p></draw:text-box></draw:frame><draw:frame text:anchor-type="paragraph" draw:z-index="325" draw:style-name="gr7" svg:width="0.281cm" svg:height="0.489cm" svg:x="9.176cm" svg:y="0.704cm"><draw:text-box><text:p>5</text:p></draw:text-box></draw:frame><draw:frame text:anchor-type="paragraph" draw:z-index="328" draw:style-name="gr4" svg:width="0.308cm" svg:height="0.516cm" svg:x="6.976cm" svg:y="0.944cm"><draw:text-box><text:p>B</text:p></draw:text-box></draw:frame><draw:frame text:anchor-type="paragraph" draw:z-index="329" draw:style-name="gr4" svg:width="0.308cm" svg:height="0.516cm" svg:x="10.977cm" svg:y="0.944cm"><draw:text-box><text:p>C</text:p></draw:text-box></draw:frame><draw:frame text:anchor-type="paragraph" draw:z-index="330" draw:style-name="gr4" svg:width="0.308cm" svg:height="0.516cm" svg:x="6.976cm" svg:y="4.944cm"><draw:text-box><text:p>E</text:p></draw:text-box></draw:frame><draw:path text:anchor-type="paragraph" draw:z-index="8" draw:style-name="gr1" draw:text-style-name="P1" svg:width="6.691cm" svg:height="6.742cm" draw:transform="skewX (4.1279780880994E-017) rotate (-1.33186075219662) translate (7.57650472185532cm -0.731311811100564cm)" svg:viewBox="0 0 6692 6743" svg:d="m1459 29c218 13 436 59 655 54 186-4 351 51 526 76 188 26 355 117 543 149 178 29 353 86 535 114 179 27 356 83 531 129 181 48 360 106 539 166 178 59 336 163 499 263 159 97 348 143 534 183 170 36 342 94 515 125 226 41 302 288 343 470s-21 369-64 546c-43 176-77 359-130 531-56 182-55 375-116 551-64 185-49 387-120 568-65 165-98 341-142 510-44 165-104 330-122 498-20 193-139 328-207 494-68 166-105 347-192 498-101 174-259 302-391 450-159 177-391 211-603 238-172 21-495 264-522-91-14-179-44-365-7-546 35-173 40-350 58-531 19-177 43-354 43-534 0-187 60-374 117-553 53-168 98-337 142-510 46-179 104-361 133-546 28-177 43-360 26-539-20-218-166-420-340-556-146-115-337-99-498-192-163-96-361-105-542-151-178-45-383-136-552-45-185 100-364 240-460 451-80 174-189 335-233 522-44 191-69 383-105 572-32 174-74 345-108 518-37 196-63 402-175 573-109 164-86 373-199 531-107 150-102 411-276 477-187 72-337 169-567 91-192-66-378-138-473-292-98-158-35-364-24-550s78-357 97-539c20-193 132-348 166-539 30-174 57-349 92-522 36-177 86-353 130-531 45-186 110-373 137-564 29-209 138-381 178-589 33-173 56-349 92-522 36-169 102-340 126-514 27-197 157-392 366-421l79 38z"><text:p/></draw:path><text:span text:style-name="T1">Σχήμα 1.2.4<text:line-break/></text:span></text:p>
      <text:p text:style-name="Standard"><draw:frame text:anchor-type="paragraph" draw:z-index="326" draw:style-name="gr4" svg:width="0.308cm" svg:height="0.516cm" svg:x="2.976cm" svg:y="3.944cm"><draw:text-box><text:p>D</text:p></draw:text-box></draw:frame><draw:frame text:anchor-type="paragraph" draw:z-index="327" draw:style-name="gr4" svg:width="0.308cm" svg:height="0.516cm" svg:x="2.976cm" svg:y="-0.056cm"><draw:text-box><text:p>A</text:p></draw:text-box></draw:frame><draw:frame text:anchor-type="paragraph" draw:z-index="331" draw:style-name="gr4" svg:width="0.308cm" svg:height="0.516cm" svg:x="10.977cm" svg:y="3.944cm"><draw:text-box><text:p>F</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frame text:anchor-type="paragraph" draw:z-index="361" draw:style-name="gr4" svg:width="0.308cm" svg:height="0.516cm" svg:x="6.976cm" svg:y="4.944cm"><draw:text-box><text:p>E</text:p></draw:text-box></draw:frame><draw:frame text:anchor-type="paragraph" draw:z-index="360" draw:style-name="gr4" svg:width="0.308cm" svg:height="0.516cm" svg:x="10.977cm" svg:y="0.944cm"><draw:text-box><text:p>C</text:p></draw:text-box></draw:frame><draw:frame text:anchor-type="paragraph" draw:z-index="359" draw:style-name="gr4" svg:width="0.308cm" svg:height="0.516cm" svg:x="6.976cm" svg:y="0.944cm"><draw:text-box><text:p>B</text:p></draw:text-box></draw:frame><draw:frame text:anchor-type="paragraph" draw:z-index="356" draw:style-name="gr7" svg:width="0.281cm" svg:height="0.489cm" svg:x="9.176cm" svg:y="0.704cm"><draw:text-box><text:p>5</text:p></draw:text-box></draw:frame><draw:frame text:anchor-type="paragraph" draw:z-index="355" draw:style-name="gr7" svg:width="0.281cm" svg:height="0.489cm" svg:x="8.825cm" svg:y="2.928cm"><draw:text-box><text:p>5</text:p></draw:text-box></draw:frame><draw:frame text:anchor-type="paragraph" draw:z-index="354" draw:style-name="gr7" svg:width="0.281cm" svg:height="0.489cm" svg:x="6.824cm" svg:y="2.928cm"><draw:text-box><text:p>2</text:p></draw:text-box></draw:frame><draw:frame text:anchor-type="paragraph" draw:z-index="353" draw:style-name="gr7" svg:width="0.281cm" svg:height="0.489cm" svg:x="4.824cm" svg:y="2.928cm"><draw:text-box><text:p>8</text:p></draw:text-box></draw:frame><draw:frame text:anchor-type="paragraph" draw:z-index="352" draw:style-name="gr7" svg:width="0.281cm" svg:height="0.489cm" svg:x="10.825cm" svg:y="2.928cm"><draw:text-box><text:p>7</text:p></draw:text-box></draw:frame><draw:frame text:anchor-type="paragraph" draw:z-index="351" draw:style-name="gr7" svg:width="0.281cm" svg:height="0.489cm" svg:x="2.824cm" svg:y="2.928cm"><draw:text-box><text:p>6</text:p></draw:text-box></draw:frame><draw:frame text:anchor-type="paragraph" draw:z-index="350" draw:style-name="gr7" svg:width="0.281cm" svg:height="0.489cm" svg:x="9.176cm" svg:y="4.604cm"><draw:text-box><text:p>3</text:p></draw:text-box></draw:frame><draw:frame text:anchor-type="paragraph" draw:z-index="349" draw:style-name="gr7" svg:width="0.281cm" svg:height="0.489cm" svg:x="5.175cm" svg:y="0.603cm"><draw:text-box><text:p>2</text:p></draw:text-box></draw:frame><draw:frame text:anchor-type="paragraph" draw:z-index="348" draw:style-name="gr7" svg:width="0.281cm" svg:height="0.489cm" svg:x="5.175cm" svg:y="4.604cm"><draw:text-box><text:p>1</text:p></draw:text-box></draw:frame><draw:circle text:anchor-type="paragraph" draw:z-index="347" draw:style-name="gr2" draw:text-style-name="P1" svg:width="0.892cm" svg:height="0.892cm" svg:x="6.685cm" svg:y="4.768cm"><text:p/></draw:circle><draw:line text:anchor-type="paragraph" draw:z-index="346" draw:style-name="gr8" draw:text-style-name="P1" svg:x1="7.576cm" svg:y1="5.216cm" svg:x2="10.686cm" svg:y2="5.193cm"><text:p/></draw:line><draw:line text:anchor-type="paragraph" draw:z-index="345" draw:style-name="gr8" draw:text-style-name="P1" svg:x1="3.575cm" svg:y1="5.216cm" svg:x2="6.685cm" svg:y2="5.193cm"><text:p/></draw:line><draw:line text:anchor-type="paragraph" draw:z-index="344" draw:style-name="gr8" draw:text-style-name="P1" svg:x1="7.097cm" svg:y1="1.658cm" svg:x2="7.104cm" svg:y2="4.745cm"><text:p/></draw:line><draw:line text:anchor-type="paragraph" draw:z-index="343" draw:style-name="gr6" draw:text-style-name="P1" svg:x1="11.098cm" svg:y1="1.658cm" svg:x2="11.105cm" svg:y2="4.745cm"><text:p/></draw:line><draw:line text:anchor-type="paragraph" draw:z-index="342" draw:style-name="gr8" draw:text-style-name="P1" svg:x1="7.491cm" svg:y1="5.02cm" svg:x2="10.853cm" svg:y2="1.556cm"><text:p/></draw:line><draw:circle text:anchor-type="paragraph" draw:z-index="341" draw:style-name="gr2" draw:text-style-name="P1" svg:width="0.892cm" svg:height="0.892cm" svg:x="10.686cm" svg:y="4.768cm"><text:p/></draw:circle><draw:circle text:anchor-type="paragraph" draw:z-index="340" draw:style-name="gr2" draw:text-style-name="P1" svg:width="0.892cm" svg:height="0.892cm" svg:x="2.685cm" svg:y="4.768cm"><text:p/></draw:circle><draw:line text:anchor-type="paragraph" draw:z-index="339" draw:style-name="gr6" draw:text-style-name="P1" svg:x1="3.491cm" svg:y1="5.02cm" svg:x2="6.853cm" svg:y2="1.556cm"><text:p/></draw:line><draw:circle text:anchor-type="paragraph" draw:z-index="338" draw:style-name="gr2" draw:text-style-name="P1" svg:width="0.892cm" svg:height="0.892cm" svg:x="10.686cm" svg:y="0.767cm"><text:p/></draw:circle><draw:line text:anchor-type="paragraph" draw:z-index="337" draw:style-name="gr6" draw:text-style-name="P1" svg:x1="3.097cm" svg:y1="1.658cm" svg:x2="3.104cm" svg:y2="4.745cm"><text:p/></draw:line><draw:line text:anchor-type="paragraph" draw:z-index="336" draw:style-name="gr5" draw:text-style-name="P1" svg:x1="7.576cm" svg:y1="1.215cm" svg:x2="10.686cm" svg:y2="1.192cm"><text:p/></draw:line><draw:circle text:anchor-type="paragraph" draw:z-index="335" draw:style-name="gr2" draw:text-style-name="P1" svg:width="0.892cm" svg:height="0.892cm" svg:x="6.685cm" svg:y="0.767cm"><text:p/></draw:circle><draw:line text:anchor-type="paragraph" draw:z-index="334" draw:style-name="gr8" draw:text-style-name="P1" svg:x1="3.575cm" svg:y1="1.215cm" svg:x2="6.685cm" svg:y2="1.192cm"><text:p/></draw:line><draw:circle text:anchor-type="paragraph" draw:z-index="333" draw:style-name="gr2" draw:text-style-name="P1" svg:width="0.892cm" svg:height="0.892cm" svg:x="2.685cm" svg:y="0.767cm"><text:p/></draw:circle><draw:ellipse text:anchor-type="paragraph" draw:z-index="332" draw:style-name="gr1" draw:text-style-name="P1" svg:width="1.606cm" svg:height="1.537cm" svg:x="10.347cm" svg:y="0.504cm"><text:p/></draw:ellipse><draw:path text:anchor-type="paragraph" draw:z-index="7" draw:style-name="gr1" draw:text-style-name="P1" svg:width="10.978cm" svg:height="6.561cm" draw:transform="skewX (-5.17092934427964E-017) rotate (-0.272445896236263) translate (2.40204901009924cm -0.915676588134114cm)" svg:viewBox="0 0 10979 6562" svg:d="m2256 6505c197 39 400 17 595-25 183-39 373-75 528-201 141-114 338-109 501-174 178-72 371-62 557-103 190-42 376-90 568-124 183-32 355-132 542-151 191-20 368-74 551-119 164-41 341-66 490-154 172-100 352-155 527-272 154-102 361-104 542-151 171-44 336-108 518-110 178-2 357-30 533-59 173-29 343-90 514-127 173-37 335-105 506-158 168-52 309-185 491-209 173-22 359-52 505-159 158-116 241-324 221-540-18-187 85-384 0-568-103-226-370-222-550-324-200-113-416-248-654-242-194 5-383-34-583 3-184 35-360 75-531 131-187 60-364 145-541 222-175 76-344 166-524 216-171 48-335 112-505 159-236 66-404-141-493-305-88-161-163-341-162-521 1-185 2-354-40-521-48-194-103-382-209-561-96-160-151-342-246-499-93-152-136-330-192-496-61-184-249-317-449-336-187-18-372-13-556-22-184-9-380-13-549 65-174 81-380 77-528 201-152 126-344 127-508 213-173 91-363 138-550 189-196 53-352 158-550 190-186 30-354 128-528 201-164 68-338 109-510 142-175 34-353 60-514 125-178 72-372 190-445 372-66 162-3 358 71 513 96 199 327 286 517 387 174 93 379 117 569 71 198-47 396-103 587-182 159-66 307-144 480-187 172-43 340-88 515-126s340-73 523-93c185-20 367-76 556-102s378-36 556 23c181 59 237 292 322 459 83 163 34 350 110 519s0 359 44 537c43 174 57 392-118 529-153 120-285 285-471 344-170 54-341 106-501 175-163 70-331 138-505 159-182 22-348 65-519 109-176 45-354 97-527 147-181 52-370 83-537 168-178 91-360 233-390 446-25 178-3 375 93 524 108 165 159 404 406 436l179 3 169-29 152-26z"><text:p/></draw:path><text:span text:style-name="T1">Σχήμα 1.2.5<text:line-break/></text:span></text:p>
      <text:p text:style-name="Standard"><draw:frame text:anchor-type="paragraph" draw:z-index="357" draw:style-name="gr4" svg:width="0.308cm" svg:height="0.516cm" svg:x="2.976cm" svg:y="3.944cm"><draw:text-box><text:p>D</text:p></draw:text-box></draw:frame><draw:frame text:anchor-type="paragraph" draw:z-index="358" draw:style-name="gr4" svg:width="0.308cm" svg:height="0.516cm" svg:x="2.976cm" svg:y="-0.056cm"><draw:text-box><text:p>A</text:p></draw:text-box></draw:frame><draw:frame text:anchor-type="paragraph" draw:z-index="362" draw:style-name="gr4" svg:width="0.308cm" svg:height="0.516cm" svg:x="10.977cm" svg:y="3.944cm"><draw:text-box><text:p>F</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circle text:anchor-type="paragraph" draw:z-index="363" draw:style-name="gr2" draw:text-style-name="P1" svg:width="0.892cm" svg:height="0.892cm" svg:x="2.685cm" svg:y="0.767cm"><text:p/></draw:circle><draw:line text:anchor-type="paragraph" draw:z-index="364" draw:style-name="gr8" draw:text-style-name="P1" svg:x1="3.575cm" svg:y1="1.215cm" svg:x2="6.685cm" svg:y2="1.192cm"><text:p/></draw:line><draw:circle text:anchor-type="paragraph" draw:z-index="365" draw:style-name="gr2" draw:text-style-name="P1" svg:width="0.892cm" svg:height="0.892cm" svg:x="6.685cm" svg:y="0.767cm"><text:p/></draw:circle><draw:line text:anchor-type="paragraph" draw:z-index="366" draw:style-name="gr5" draw:text-style-name="P1" svg:x1="7.576cm" svg:y1="1.215cm" svg:x2="10.686cm" svg:y2="1.192cm"><text:p/></draw:line><draw:line text:anchor-type="paragraph" draw:z-index="367" draw:style-name="gr6" draw:text-style-name="P1" svg:x1="3.097cm" svg:y1="1.658cm" svg:x2="3.104cm" svg:y2="4.745cm"><text:p/></draw:line><draw:circle text:anchor-type="paragraph" draw:z-index="368" draw:style-name="gr2" draw:text-style-name="P1" svg:width="0.892cm" svg:height="0.892cm" svg:x="10.686cm" svg:y="0.767cm"><text:p/></draw:circle><draw:line text:anchor-type="paragraph" draw:z-index="369" draw:style-name="gr6" draw:text-style-name="P1" svg:x1="3.491cm" svg:y1="5.02cm" svg:x2="6.853cm" svg:y2="1.556cm"><text:p/></draw:line><draw:circle text:anchor-type="paragraph" draw:z-index="370" draw:style-name="gr2" draw:text-style-name="P1" svg:width="0.892cm" svg:height="0.892cm" svg:x="2.685cm" svg:y="4.768cm"><text:p/></draw:circle><draw:circle text:anchor-type="paragraph" draw:z-index="371" draw:style-name="gr2" draw:text-style-name="P1" svg:width="0.892cm" svg:height="0.892cm" svg:x="10.686cm" svg:y="4.768cm"><text:p/></draw:circle><draw:line text:anchor-type="paragraph" draw:z-index="372" draw:style-name="gr8" draw:text-style-name="P1" svg:x1="7.491cm" svg:y1="5.02cm" svg:x2="10.853cm" svg:y2="1.556cm"><text:p/></draw:line><draw:line text:anchor-type="paragraph" draw:z-index="373" draw:style-name="gr6" draw:text-style-name="P1" svg:x1="11.098cm" svg:y1="1.658cm" svg:x2="11.105cm" svg:y2="4.745cm"><text:p/></draw:line><draw:line text:anchor-type="paragraph" draw:z-index="374" draw:style-name="gr8" draw:text-style-name="P1" svg:x1="7.097cm" svg:y1="1.658cm" svg:x2="7.104cm" svg:y2="4.745cm"><text:p/></draw:line><draw:line text:anchor-type="paragraph" draw:z-index="375" draw:style-name="gr8" draw:text-style-name="P1" svg:x1="3.575cm" svg:y1="5.216cm" svg:x2="6.685cm" svg:y2="5.193cm"><text:p/></draw:line><draw:line text:anchor-type="paragraph" draw:z-index="376" draw:style-name="gr8" draw:text-style-name="P1" svg:x1="7.576cm" svg:y1="5.216cm" svg:x2="10.686cm" svg:y2="5.193cm"><text:p/></draw:line><draw:circle text:anchor-type="paragraph" draw:z-index="377" draw:style-name="gr2" draw:text-style-name="P1" svg:width="0.892cm" svg:height="0.892cm" svg:x="6.685cm" svg:y="4.768cm"><text:p/></draw:circle><draw:frame text:anchor-type="paragraph" draw:z-index="378" draw:style-name="gr7" svg:width="0.281cm" svg:height="0.489cm" svg:x="5.175cm" svg:y="4.604cm"><draw:text-box><text:p>1</text:p></draw:text-box></draw:frame><draw:frame text:anchor-type="paragraph" draw:z-index="379" draw:style-name="gr7" svg:width="0.281cm" svg:height="0.489cm" svg:x="5.175cm" svg:y="0.603cm"><draw:text-box><text:p>2</text:p></draw:text-box></draw:frame><draw:frame text:anchor-type="paragraph" draw:z-index="380" draw:style-name="gr7" svg:width="0.281cm" svg:height="0.489cm" svg:x="9.176cm" svg:y="4.604cm"><draw:text-box><text:p>3</text:p></draw:text-box></draw:frame><draw:frame text:anchor-type="paragraph" draw:z-index="381" draw:style-name="gr7" svg:width="0.281cm" svg:height="0.489cm" svg:x="2.824cm" svg:y="2.928cm"><draw:text-box><text:p>6</text:p></draw:text-box></draw:frame><draw:frame text:anchor-type="paragraph" draw:z-index="382" draw:style-name="gr7" svg:width="0.281cm" svg:height="0.489cm" svg:x="10.825cm" svg:y="2.928cm"><draw:text-box><text:p>7</text:p></draw:text-box></draw:frame><draw:frame text:anchor-type="paragraph" draw:z-index="383" draw:style-name="gr7" svg:width="0.281cm" svg:height="0.489cm" svg:x="4.824cm" svg:y="2.928cm"><draw:text-box><text:p>8</text:p></draw:text-box></draw:frame><draw:frame text:anchor-type="paragraph" draw:z-index="384" draw:style-name="gr7" svg:width="0.281cm" svg:height="0.489cm" svg:x="6.824cm" svg:y="2.928cm"><draw:text-box><text:p>2</text:p></draw:text-box></draw:frame><draw:frame text:anchor-type="paragraph" draw:z-index="385" draw:style-name="gr7" svg:width="0.281cm" svg:height="0.489cm" svg:x="8.825cm" svg:y="2.928cm"><draw:text-box><text:p>5</text:p></draw:text-box></draw:frame><draw:frame text:anchor-type="paragraph" draw:z-index="386" draw:style-name="gr7" svg:width="0.281cm" svg:height="0.489cm" svg:x="9.176cm" svg:y="0.704cm"><draw:text-box><text:p>5</text:p></draw:text-box></draw:frame><draw:frame text:anchor-type="paragraph" draw:z-index="389" draw:style-name="gr4" svg:width="0.308cm" svg:height="0.516cm" svg:x="6.976cm" svg:y="0.944cm"><draw:text-box><text:p>B</text:p></draw:text-box></draw:frame><draw:frame text:anchor-type="paragraph" draw:z-index="390" draw:style-name="gr4" svg:width="0.308cm" svg:height="0.516cm" svg:x="10.977cm" svg:y="0.944cm"><draw:text-box><text:p>C</text:p></draw:text-box></draw:frame><draw:frame text:anchor-type="paragraph" draw:z-index="391" draw:style-name="gr4" svg:width="0.308cm" svg:height="0.516cm" svg:x="6.976cm" svg:y="4.944cm"><draw:text-box><text:p>E</text:p></draw:text-box></draw:frame><draw:ellipse text:anchor-type="paragraph" draw:z-index="6" draw:style-name="gr1" draw:text-style-name="P1" svg:width="12.718cm" svg:height="6.965cm" svg:x="0.69cm" svg:y="-0.206cm"><text:p/></draw:ellipse><text:soft-page-break/><text:span text:style-name="T1">Σχήμα 1.2.6<text:line-break/></text:span></text:p>
      <text:p text:style-name="Standard"><draw:frame text:anchor-type="paragraph" draw:z-index="387" draw:style-name="gr4" svg:width="0.308cm" svg:height="0.516cm" svg:x="2.976cm" svg:y="3.944cm"><draw:text-box><text:p>D</text:p></draw:text-box></draw:frame><draw:frame text:anchor-type="paragraph" draw:z-index="388" draw:style-name="gr4" svg:width="0.308cm" svg:height="0.516cm" svg:x="2.976cm" svg:y="-0.056cm"><draw:text-box><text:p>A</text:p></draw:text-box></draw:frame><draw:frame text:anchor-type="paragraph" draw:z-index="392" draw:style-name="gr4" svg:width="0.308cm" svg:height="0.516cm" svg:x="10.977cm" svg:y="3.944cm"><draw:text-box><text:p>F</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
      <text:p text:style-name="Standard"><draw:ellipse text:anchor-type="paragraph" draw:z-index="420" draw:style-name="gr1" draw:text-style-name="P1" svg:width="1.606cm" svg:height="1.537cm" svg:x="10.347cm" svg:y="4.484cm"><text:p/></draw:ellipse><draw:circle text:anchor-type="paragraph" draw:z-index="421" draw:style-name="gr2" draw:text-style-name="P1" svg:width="0.892cm" svg:height="0.892cm" svg:x="2.685cm" svg:y="0.767cm"><text:p/></draw:circle><draw:line text:anchor-type="paragraph" draw:z-index="422" draw:style-name="gr5" draw:text-style-name="P1" svg:x1="3.575cm" svg:y1="1.215cm" svg:x2="6.685cm" svg:y2="1.192cm"><text:p/></draw:line><draw:circle text:anchor-type="paragraph" draw:z-index="423" draw:style-name="gr2" draw:text-style-name="P1" svg:width="0.892cm" svg:height="0.892cm" svg:x="6.685cm" svg:y="0.767cm"><text:p/></draw:circle><draw:line text:anchor-type="paragraph" draw:z-index="424" draw:style-name="gr5" draw:text-style-name="P1" svg:x1="7.576cm" svg:y1="1.215cm" svg:x2="10.686cm" svg:y2="1.192cm"><text:p/></draw:line><draw:line text:anchor-type="paragraph" draw:z-index="425" draw:style-name="gr6" draw:text-style-name="P1" svg:x1="3.097cm" svg:y1="1.658cm" svg:x2="3.104cm" svg:y2="4.745cm"><text:p/></draw:line><draw:circle text:anchor-type="paragraph" draw:z-index="426" draw:style-name="gr2" draw:text-style-name="P1" svg:width="0.892cm" svg:height="0.892cm" svg:x="10.686cm" svg:y="0.767cm"><text:p/></draw:circle><draw:line text:anchor-type="paragraph" draw:z-index="427" draw:style-name="gr6" draw:text-style-name="P1" svg:x1="3.491cm" svg:y1="5.02cm" svg:x2="6.853cm" svg:y2="1.556cm"><text:p/></draw:line><draw:circle text:anchor-type="paragraph" draw:z-index="428" draw:style-name="gr2" draw:text-style-name="P1" svg:width="0.892cm" svg:height="0.892cm" svg:x="2.685cm" svg:y="4.768cm"><text:p/></draw:circle><draw:circle text:anchor-type="paragraph" draw:z-index="429" draw:style-name="gr2" draw:text-style-name="P1" svg:width="0.892cm" svg:height="0.892cm" svg:x="10.686cm" svg:y="4.768cm"><text:p/></draw:circle><draw:line text:anchor-type="paragraph" draw:z-index="430" draw:style-name="gr5" draw:text-style-name="P1" svg:x1="7.491cm" svg:y1="5.02cm" svg:x2="10.853cm" svg:y2="1.556cm"><text:p/></draw:line><draw:line text:anchor-type="paragraph" draw:z-index="431" draw:style-name="gr11" draw:text-style-name="P1" svg:x1="11.098cm" svg:y1="1.658cm" svg:x2="11.105cm" svg:y2="4.745cm"><text:p/></draw:line><draw:line text:anchor-type="paragraph" draw:z-index="432" draw:style-name="gr5" draw:text-style-name="P1" svg:x1="7.097cm" svg:y1="1.658cm" svg:x2="7.104cm" svg:y2="4.745cm"><text:p/></draw:line><draw:line text:anchor-type="paragraph" draw:z-index="433" draw:style-name="gr5" draw:text-style-name="P1" svg:x1="3.575cm" svg:y1="5.216cm" svg:x2="6.685cm" svg:y2="5.193cm"><text:p/></draw:line><draw:line text:anchor-type="paragraph" draw:z-index="434" draw:style-name="gr11" draw:text-style-name="P1" svg:x1="7.576cm" svg:y1="5.216cm" svg:x2="10.686cm" svg:y2="5.193cm"><text:p/></draw:line><draw:circle text:anchor-type="paragraph" draw:z-index="435" draw:style-name="gr2" draw:text-style-name="P1" svg:width="0.892cm" svg:height="0.892cm" svg:x="6.685cm" svg:y="4.768cm"><text:p/></draw:circle><draw:frame text:anchor-type="paragraph" draw:z-index="436" draw:style-name="gr7" svg:width="0.281cm" svg:height="0.489cm" svg:x="5.175cm" svg:y="4.604cm"><draw:text-box><text:p>1</text:p></draw:text-box></draw:frame><draw:frame text:anchor-type="paragraph" draw:z-index="437" draw:style-name="gr7" svg:width="0.281cm" svg:height="0.489cm" svg:x="5.175cm" svg:y="0.603cm"><draw:text-box><text:p>2</text:p></draw:text-box></draw:frame><draw:frame text:anchor-type="paragraph" draw:z-index="438" draw:style-name="gr7" svg:width="0.281cm" svg:height="0.489cm" svg:x="9.176cm" svg:y="4.604cm"><draw:text-box><text:p>3</text:p></draw:text-box></draw:frame><draw:frame text:anchor-type="paragraph" draw:z-index="439" draw:style-name="gr7" svg:width="0.281cm" svg:height="0.489cm" svg:x="2.824cm" svg:y="2.928cm"><draw:text-box><text:p>6</text:p></draw:text-box></draw:frame><draw:frame text:anchor-type="paragraph" draw:z-index="440" draw:style-name="gr7" svg:width="0.281cm" svg:height="0.489cm" svg:x="10.825cm" svg:y="2.928cm"><draw:text-box><text:p>7</text:p></draw:text-box></draw:frame><draw:frame text:anchor-type="paragraph" draw:z-index="441" draw:style-name="gr7" svg:width="0.281cm" svg:height="0.489cm" svg:x="4.824cm" svg:y="2.928cm"><draw:text-box><text:p>8</text:p></draw:text-box></draw:frame><draw:frame text:anchor-type="paragraph" draw:z-index="442" draw:style-name="gr7" svg:width="0.281cm" svg:height="0.489cm" svg:x="6.824cm" svg:y="2.928cm"><draw:text-box><text:p>2</text:p></draw:text-box></draw:frame><draw:frame text:anchor-type="paragraph" draw:z-index="443" draw:style-name="gr7" svg:width="0.281cm" svg:height="0.489cm" svg:x="8.825cm" svg:y="2.928cm"><draw:text-box><text:p>5</text:p></draw:text-box></draw:frame><draw:frame text:anchor-type="paragraph" draw:z-index="444" draw:style-name="gr7" svg:width="0.281cm" svg:height="0.489cm" svg:x="9.176cm" svg:y="0.704cm"><draw:text-box><text:p>5</text:p></draw:text-box></draw:frame><draw:frame text:anchor-type="paragraph" draw:z-index="447" draw:style-name="gr4" svg:width="0.308cm" svg:height="0.516cm" svg:x="6.976cm" svg:y="0.944cm"><draw:text-box><text:p>B</text:p></draw:text-box></draw:frame><draw:frame text:anchor-type="paragraph" draw:z-index="448" draw:style-name="gr4" svg:width="0.308cm" svg:height="0.516cm" svg:x="10.977cm" svg:y="0.944cm"><draw:text-box><text:p>C</text:p></draw:text-box></draw:frame><draw:frame text:anchor-type="paragraph" draw:z-index="449" draw:style-name="gr4" svg:width="0.308cm" svg:height="0.516cm" svg:x="6.976cm" svg:y="4.944cm"><draw:text-box><text:p>E</text:p></draw:text-box></draw:frame><draw:frame text:anchor-type="paragraph" draw:z-index="453" draw:style-name="gr12" svg:width="0.872cm" svg:height="0.489cm" svg:x="11.576cm" svg:y="0.355cm"><draw:text-box><text:p>(F,7)</text:p></draw:text-box></draw:frame><draw:frame text:anchor-type="paragraph" draw:z-index="458" draw:style-name="gr12" svg:width="0.957cm" svg:height="0.489cm" svg:x="3.769cm" svg:y="0.704cm"><draw:text-box><text:p>(0,∞)</text:p></draw:text-box></draw:frame><draw:frame text:anchor-type="paragraph" draw:z-index="456" draw:style-name="gr12" svg:width="0.957cm" svg:height="0.489cm" svg:x="7.678cm" svg:y="0.633cm"><draw:text-box><text:p>(0,∞)</text:p></draw:text-box></draw:frame><draw:frame text:anchor-type="paragraph" draw:z-index="459" draw:style-name="gr12" svg:width="0.957cm" svg:height="0.489cm" svg:x="11.688cm" svg:y="0.843cm"><draw:text-box><text:p>(0,∞)</text:p></draw:text-box></draw:frame><draw:line text:anchor-type="paragraph" draw:z-index="460" draw:style-name="gr13" draw:text-style-name="P1" svg:x1="12.552cm" svg:y1="0.843cm" svg:x2="11.688cm" svg:y2="1.332cm"><text:p/></draw:line><draw:ellipse text:anchor-type="paragraph" draw:z-index="5" draw:style-name="gr1" draw:text-style-name="P1" svg:width="1.606cm" svg:height="1.537cm" svg:x="10.347cm" svg:y="4.484cm"><text:p/></draw:ellipse><draw:frame text:anchor-type="paragraph" draw:z-index="419" draw:style-name="gr4" svg:width="0.308cm" svg:height="0.516cm" svg:x="6.976cm" svg:y="4.944cm"><draw:text-box><text:p>E</text:p></draw:text-box></draw:frame><draw:frame text:anchor-type="paragraph" draw:z-index="418" draw:style-name="gr4" svg:width="0.308cm" svg:height="0.516cm" svg:x="10.977cm" svg:y="0.944cm"><draw:text-box><text:p>C</text:p></draw:text-box></draw:frame><draw:frame text:anchor-type="paragraph" draw:z-index="417" draw:style-name="gr4" svg:width="0.308cm" svg:height="0.516cm" svg:x="6.976cm" svg:y="0.944cm"><draw:text-box><text:p>B</text:p></draw:text-box></draw:frame><draw:frame text:anchor-type="paragraph" draw:z-index="416" draw:style-name="gr7" svg:width="0.281cm" svg:height="0.489cm" svg:x="9.176cm" svg:y="0.704cm"><draw:text-box><text:p>5</text:p></draw:text-box></draw:frame><draw:frame text:anchor-type="paragraph" draw:z-index="415" draw:style-name="gr7" svg:width="0.281cm" svg:height="0.489cm" svg:x="8.825cm" svg:y="2.928cm"><draw:text-box><text:p>5</text:p></draw:text-box></draw:frame><draw:frame text:anchor-type="paragraph" draw:z-index="414" draw:style-name="gr7" svg:width="0.281cm" svg:height="0.489cm" svg:x="6.824cm" svg:y="2.928cm"><draw:text-box><text:p>2</text:p></draw:text-box></draw:frame><draw:frame text:anchor-type="paragraph" draw:z-index="413" draw:style-name="gr7" svg:width="0.281cm" svg:height="0.489cm" svg:x="4.824cm" svg:y="2.928cm"><draw:text-box><text:p>8</text:p></draw:text-box></draw:frame><draw:frame text:anchor-type="paragraph" draw:z-index="412" draw:style-name="gr7" svg:width="0.281cm" svg:height="0.489cm" svg:x="10.825cm" svg:y="2.928cm"><draw:text-box><text:p>7</text:p></draw:text-box></draw:frame><draw:frame text:anchor-type="paragraph" draw:z-index="411" draw:style-name="gr7" svg:width="0.281cm" svg:height="0.489cm" svg:x="2.824cm" svg:y="2.928cm"><draw:text-box><text:p>6</text:p></draw:text-box></draw:frame><draw:frame text:anchor-type="paragraph" draw:z-index="410" draw:style-name="gr7" svg:width="0.281cm" svg:height="0.489cm" svg:x="9.176cm" svg:y="4.604cm"><draw:text-box><text:p>3</text:p></draw:text-box></draw:frame><draw:frame text:anchor-type="paragraph" draw:z-index="409" draw:style-name="gr7" svg:width="0.281cm" svg:height="0.489cm" svg:x="5.175cm" svg:y="0.603cm"><draw:text-box><text:p>2</text:p></draw:text-box></draw:frame><draw:frame text:anchor-type="paragraph" draw:z-index="408" draw:style-name="gr7" svg:width="0.281cm" svg:height="0.489cm" svg:x="5.175cm" svg:y="4.604cm"><draw:text-box><text:p>1</text:p></draw:text-box></draw:frame><draw:circle text:anchor-type="paragraph" draw:z-index="407" draw:style-name="gr2" draw:text-style-name="P1" svg:width="0.892cm" svg:height="0.892cm" svg:x="6.685cm" svg:y="4.768cm"><text:p/></draw:circle><draw:line text:anchor-type="paragraph" draw:z-index="406" draw:style-name="gr5" draw:text-style-name="P1" svg:x1="7.576cm" svg:y1="5.216cm" svg:x2="10.686cm" svg:y2="5.193cm"><text:p/></draw:line><draw:line text:anchor-type="paragraph" draw:z-index="405" draw:style-name="gr5" draw:text-style-name="P1" svg:x1="3.575cm" svg:y1="5.216cm" svg:x2="6.685cm" svg:y2="5.193cm"><text:p/></draw:line><draw:line text:anchor-type="paragraph" draw:z-index="404" draw:style-name="gr5" draw:text-style-name="P1" svg:x1="7.097cm" svg:y1="1.658cm" svg:x2="7.104cm" svg:y2="4.745cm"><text:p/></draw:line><draw:line text:anchor-type="paragraph" draw:z-index="403" draw:style-name="gr6" draw:text-style-name="P1" svg:x1="11.098cm" svg:y1="1.658cm" svg:x2="11.105cm" svg:y2="4.745cm"><text:p/></draw:line><draw:line text:anchor-type="paragraph" draw:z-index="402" draw:style-name="gr5" draw:text-style-name="P1" svg:x1="7.491cm" svg:y1="5.02cm" svg:x2="10.853cm" svg:y2="1.556cm"><text:p/></draw:line><draw:circle text:anchor-type="paragraph" draw:z-index="401" draw:style-name="gr2" draw:text-style-name="P1" svg:width="0.892cm" svg:height="0.892cm" svg:x="10.686cm" svg:y="4.768cm"><text:p/></draw:circle><draw:circle text:anchor-type="paragraph" draw:z-index="400" draw:style-name="gr2" draw:text-style-name="P1" svg:width="0.892cm" svg:height="0.892cm" svg:x="2.685cm" svg:y="4.768cm"><text:p/></draw:circle><draw:line text:anchor-type="paragraph" draw:z-index="399" draw:style-name="gr6" draw:text-style-name="P1" svg:x1="3.491cm" svg:y1="5.02cm" svg:x2="6.853cm" svg:y2="1.556cm"><text:p/></draw:line><draw:circle text:anchor-type="paragraph" draw:z-index="398" draw:style-name="gr2" draw:text-style-name="P1" svg:width="0.892cm" svg:height="0.892cm" svg:x="10.686cm" svg:y="0.767cm"><text:p/></draw:circle><draw:line text:anchor-type="paragraph" draw:z-index="397" draw:style-name="gr6" draw:text-style-name="P1" svg:x1="3.097cm" svg:y1="1.658cm" svg:x2="3.104cm" svg:y2="4.745cm"><text:p/></draw:line><draw:line text:anchor-type="paragraph" draw:z-index="396" draw:style-name="gr5" draw:text-style-name="P1" svg:x1="7.576cm" svg:y1="1.215cm" svg:x2="10.686cm" svg:y2="1.192cm"><text:p/></draw:line><draw:circle text:anchor-type="paragraph" draw:z-index="395" draw:style-name="gr2" draw:text-style-name="P1" svg:width="0.892cm" svg:height="0.892cm" svg:x="6.685cm" svg:y="0.767cm"><text:p/></draw:circle><draw:line text:anchor-type="paragraph" draw:z-index="394" draw:style-name="gr5" draw:text-style-name="P1" svg:x1="3.575cm" svg:y1="1.215cm" svg:x2="6.685cm" svg:y2="1.192cm"><text:p/></draw:line><draw:circle text:anchor-type="paragraph" draw:z-index="393" draw:style-name="gr2" draw:text-style-name="P1" svg:width="0.892cm" svg:height="0.892cm" svg:x="2.685cm" svg:y="0.767cm"><text:p/></draw:circle><text:span text:style-name="T1">Σχήμα </text:span><text:span text:style-name="T2">2.1.1</text:span><text:span text:style-name="T1"><text:line-break/></text:span></text:p>
      <text:p text:style-name="Standard"><draw:frame text:anchor-type="paragraph" draw:z-index="445" draw:style-name="gr4" svg:width="0.308cm" svg:height="0.516cm" svg:x="2.976cm" svg:y="3.944cm"><draw:text-box><text:p>D</text:p></draw:text-box></draw:frame><draw:frame text:anchor-type="paragraph" draw:z-index="446" draw:style-name="gr4" svg:width="0.308cm" svg:height="0.516cm" svg:x="2.976cm" svg:y="-0.056cm"><draw:text-box><text:p>A</text:p></draw:text-box></draw:frame><draw:frame text:anchor-type="paragraph" draw:z-index="450" draw:style-name="gr4" svg:width="0.308cm" svg:height="0.516cm" svg:x="10.977cm" svg:y="3.944cm"><draw:text-box><text:p>F</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frame text:anchor-type="paragraph" draw:z-index="451" draw:style-name="gr12" svg:width="0.872cm" svg:height="0.489cm" svg:x="12.058cm" svg:y="0.071cm"><draw:text-box><text:p>(F,0)</text:p></draw:text-box></draw:frame><draw:frame text:anchor-type="paragraph" draw:z-index="457" draw:style-name="gr12" svg:width="0.957cm" svg:height="0.489cm" svg:x="3.575cm" svg:y="0.455cm"><draw:text-box><text:p>(0,∞)</text:p></draw:text-box></draw:frame><text:span text:style-name="T1"/></text:p>
      <text:p text:style-name="Standard"><draw:frame text:anchor-type="paragraph" draw:z-index="454" draw:style-name="gr12" svg:width="0.957cm" svg:height="0.489cm" svg:x="7.576cm" svg:y="0.005cm"><draw:text-box><text:p>(0,∞)</text:p></draw:text-box></draw:frame><draw:line text:anchor-type="paragraph" draw:z-index="455" draw:style-name="gr13" draw:text-style-name="P1" svg:x1="8.44cm" svg:y1="0.005cm" svg:x2="7.576cm" svg:y2="0.494cm"><text:p/></draw:line><text:span text:style-name="T1"/></text:p>
      <text:p text:style-name="Standard"><draw:frame text:anchor-type="paragraph" draw:z-index="452" draw:style-name="gr12" svg:width="0.872cm" svg:height="0.489cm" svg:x="7.451cm" svg:y="0.007cm"><draw:text-box><text:p>(F,3)</text:p></draw:text-box></draw:frame><text:span text:style-name="T1"/></text:p>
      <text:p text:style-name="Standard"><text:span text:style-name="T1"/></text:p>
      <text:p text:style-name="Standard"><draw:circle text:anchor-type="paragraph" draw:z-index="461" draw:style-name="gr2" draw:text-style-name="P1" svg:width="0.892cm" svg:height="0.892cm" svg:x="2.685cm" svg:y="0.767cm"><text:p/></draw:circle><draw:line text:anchor-type="paragraph" draw:z-index="462" draw:style-name="gr5" draw:text-style-name="P1" svg:x1="3.575cm" svg:y1="1.215cm" svg:x2="6.685cm" svg:y2="1.192cm"><text:p/></draw:line><draw:circle text:anchor-type="paragraph" draw:z-index="463" draw:style-name="gr2" draw:text-style-name="P1" svg:width="0.892cm" svg:height="0.892cm" svg:x="6.685cm" svg:y="0.767cm"><text:p/></draw:circle><draw:line text:anchor-type="paragraph" draw:z-index="464" draw:style-name="gr5" draw:text-style-name="P1" svg:x1="7.576cm" svg:y1="1.215cm" svg:x2="10.686cm" svg:y2="1.192cm"><text:p/></draw:line><draw:line text:anchor-type="paragraph" draw:z-index="465" draw:style-name="gr6" draw:text-style-name="P1" svg:x1="3.097cm" svg:y1="1.658cm" svg:x2="3.104cm" svg:y2="4.745cm"><text:p/></draw:line><draw:circle text:anchor-type="paragraph" draw:z-index="466" draw:style-name="gr2" draw:text-style-name="P1" svg:width="0.892cm" svg:height="0.892cm" svg:x="10.686cm" svg:y="0.767cm"><text:p/></draw:circle><draw:line text:anchor-type="paragraph" draw:z-index="467" draw:style-name="gr6" draw:text-style-name="P1" svg:x1="3.491cm" svg:y1="5.02cm" svg:x2="6.853cm" svg:y2="1.556cm"><text:p/></draw:line><draw:circle text:anchor-type="paragraph" draw:z-index="468" draw:style-name="gr2" draw:text-style-name="P1" svg:width="0.892cm" svg:height="0.892cm" svg:x="2.685cm" svg:y="4.768cm"><text:p/></draw:circle><draw:circle text:anchor-type="paragraph" draw:z-index="469" draw:style-name="gr2" draw:text-style-name="P1" svg:width="0.892cm" svg:height="0.892cm" svg:x="10.686cm" svg:y="4.768cm"><text:p/></draw:circle><draw:line text:anchor-type="paragraph" draw:z-index="470" draw:style-name="gr5" draw:text-style-name="P1" svg:x1="7.491cm" svg:y1="5.02cm" svg:x2="10.853cm" svg:y2="1.556cm"><text:p/></draw:line><draw:line text:anchor-type="paragraph" draw:z-index="471" draw:style-name="gr6" draw:text-style-name="P1" svg:x1="11.098cm" svg:y1="1.658cm" svg:x2="11.105cm" svg:y2="4.745cm"><text:p/></draw:line><draw:line text:anchor-type="paragraph" draw:z-index="472" draw:style-name="gr5" draw:text-style-name="P1" svg:x1="7.097cm" svg:y1="1.658cm" svg:x2="7.104cm" svg:y2="4.745cm"><text:p/></draw:line><draw:line text:anchor-type="paragraph" draw:z-index="473" draw:style-name="gr5" draw:text-style-name="P1" svg:x1="3.575cm" svg:y1="5.216cm" svg:x2="6.685cm" svg:y2="5.193cm"><text:p/></draw:line><draw:line text:anchor-type="paragraph" draw:z-index="474" draw:style-name="gr5" draw:text-style-name="P1" svg:x1="7.576cm" svg:y1="5.216cm" svg:x2="10.686cm" svg:y2="5.193cm"><text:p/></draw:line><draw:circle text:anchor-type="paragraph" draw:z-index="475" draw:style-name="gr2" draw:text-style-name="P1" svg:width="0.892cm" svg:height="0.892cm" svg:x="6.685cm" svg:y="4.768cm"><text:p/></draw:circle><draw:frame text:anchor-type="paragraph" draw:z-index="476" draw:style-name="gr7" svg:width="0.281cm" svg:height="0.489cm" svg:x="5.175cm" svg:y="4.604cm"><draw:text-box><text:p>1</text:p></draw:text-box></draw:frame><draw:frame text:anchor-type="paragraph" draw:z-index="477" draw:style-name="gr7" svg:width="0.281cm" svg:height="0.489cm" svg:x="5.175cm" svg:y="0.603cm"><draw:text-box><text:p>2</text:p></draw:text-box></draw:frame><draw:frame text:anchor-type="paragraph" draw:z-index="478" draw:style-name="gr7" svg:width="0.281cm" svg:height="0.489cm" svg:x="9.176cm" svg:y="4.604cm"><draw:text-box><text:p>3</text:p></draw:text-box></draw:frame><draw:frame text:anchor-type="paragraph" draw:z-index="479" draw:style-name="gr7" svg:width="0.281cm" svg:height="0.489cm" svg:x="2.824cm" svg:y="2.928cm"><draw:text-box><text:p>6</text:p></draw:text-box></draw:frame><draw:frame text:anchor-type="paragraph" draw:z-index="480" draw:style-name="gr7" svg:width="0.281cm" svg:height="0.489cm" svg:x="10.825cm" svg:y="2.928cm"><draw:text-box><text:p>7</text:p></draw:text-box></draw:frame><draw:frame text:anchor-type="paragraph" draw:z-index="481" draw:style-name="gr7" svg:width="0.281cm" svg:height="0.489cm" svg:x="4.824cm" svg:y="2.928cm"><draw:text-box><text:p>8</text:p></draw:text-box></draw:frame><draw:frame text:anchor-type="paragraph" draw:z-index="482" draw:style-name="gr7" svg:width="0.281cm" svg:height="0.489cm" svg:x="6.824cm" svg:y="2.928cm"><draw:text-box><text:p>2</text:p></draw:text-box></draw:frame><draw:frame text:anchor-type="paragraph" draw:z-index="483" draw:style-name="gr7" svg:width="0.281cm" svg:height="0.489cm" svg:x="8.825cm" svg:y="2.928cm"><draw:text-box><text:p>5</text:p></draw:text-box></draw:frame><draw:frame text:anchor-type="paragraph" draw:z-index="484" draw:style-name="gr7" svg:width="0.281cm" svg:height="0.489cm" svg:x="9.176cm" svg:y="0.704cm"><draw:text-box><text:p>5</text:p></draw:text-box></draw:frame><draw:frame text:anchor-type="paragraph" draw:z-index="485" draw:style-name="gr4" svg:width="0.308cm" svg:height="0.516cm" svg:x="6.976cm" svg:y="0.944cm"><draw:text-box><text:p>B</text:p></draw:text-box></draw:frame><draw:frame text:anchor-type="paragraph" draw:z-index="486" draw:style-name="gr4" svg:width="0.308cm" svg:height="0.516cm" svg:x="10.977cm" svg:y="0.944cm"><draw:text-box><text:p>C</text:p></draw:text-box></draw:frame><draw:frame text:anchor-type="paragraph" draw:z-index="487" draw:style-name="gr4" svg:width="0.308cm" svg:height="0.516cm" svg:x="6.976cm" svg:y="4.944cm"><draw:text-box><text:p>E</text:p></draw:text-box></draw:frame><draw:circle text:anchor-type="paragraph" draw:z-index="488" draw:style-name="gr2" draw:text-style-name="P1" svg:width="0.892cm" svg:height="0.892cm" svg:x="2.685cm" svg:y="0.767cm"><text:p/></draw:circle><draw:line text:anchor-type="paragraph" draw:z-index="489" draw:style-name="gr5" draw:text-style-name="P1" svg:x1="3.575cm" svg:y1="1.215cm" svg:x2="6.685cm" svg:y2="1.192cm"><text:p/></draw:line><draw:circle text:anchor-type="paragraph" draw:z-index="490" draw:style-name="gr2" draw:text-style-name="P1" svg:width="0.892cm" svg:height="0.892cm" svg:x="6.685cm" svg:y="0.767cm"><text:p/></draw:circle><draw:line text:anchor-type="paragraph" draw:z-index="491" draw:style-name="gr5" draw:text-style-name="P1" svg:x1="7.576cm" svg:y1="1.215cm" svg:x2="10.686cm" svg:y2="1.192cm"><text:p/></draw:line><draw:line text:anchor-type="paragraph" draw:z-index="492" draw:style-name="gr6" draw:text-style-name="P1" svg:x1="3.097cm" svg:y1="1.658cm" svg:x2="3.104cm" svg:y2="4.745cm"><text:p/></draw:line><draw:circle text:anchor-type="paragraph" draw:z-index="493" draw:style-name="gr2" draw:text-style-name="P1" svg:width="0.892cm" svg:height="0.892cm" svg:x="10.686cm" svg:y="0.767cm"><text:p/></draw:circle><draw:line text:anchor-type="paragraph" draw:z-index="494" draw:style-name="gr6" draw:text-style-name="P1" svg:x1="3.491cm" svg:y1="5.02cm" svg:x2="6.853cm" svg:y2="1.556cm"><text:p/></draw:line><draw:circle text:anchor-type="paragraph" draw:z-index="495" draw:style-name="gr2" draw:text-style-name="P1" svg:width="0.892cm" svg:height="0.892cm" svg:x="2.685cm" svg:y="4.768cm"><text:p/></draw:circle><draw:circle text:anchor-type="paragraph" draw:z-index="496" draw:style-name="gr2" draw:text-style-name="P1" svg:width="0.892cm" svg:height="0.892cm" svg:x="10.686cm" svg:y="4.768cm"><text:p/></draw:circle><draw:line text:anchor-type="paragraph" draw:z-index="497" draw:style-name="gr11" draw:text-style-name="P1" svg:x1="7.491cm" svg:y1="5.02cm" svg:x2="10.853cm" svg:y2="1.556cm"><text:p/></draw:line><draw:line text:anchor-type="paragraph" draw:z-index="498" draw:style-name="gr14" draw:text-style-name="P1" svg:x1="11.098cm" svg:y1="1.658cm" svg:x2="11.105cm" svg:y2="4.745cm"><text:p/></draw:line><draw:line text:anchor-type="paragraph" draw:z-index="499" draw:style-name="gr11" draw:text-style-name="P1" svg:x1="7.097cm" svg:y1="1.658cm" svg:x2="7.104cm" svg:y2="4.745cm"><text:p/></draw:line><draw:line text:anchor-type="paragraph" draw:z-index="500" draw:style-name="gr11" draw:text-style-name="P1" svg:x1="3.575cm" svg:y1="5.216cm" svg:x2="6.685cm" svg:y2="5.193cm"><text:p/></draw:line><draw:line text:anchor-type="paragraph" draw:z-index="501" draw:style-name="gr14" draw:text-style-name="P1" svg:x1="7.576cm" svg:y1="5.216cm" svg:x2="10.686cm" svg:y2="5.193cm"><text:p/></draw:line><draw:circle text:anchor-type="paragraph" draw:z-index="502" draw:style-name="gr2" draw:text-style-name="P1" svg:width="0.892cm" svg:height="0.892cm" svg:x="6.685cm" svg:y="4.768cm"><text:p/></draw:circle><draw:frame text:anchor-type="paragraph" draw:z-index="503" draw:style-name="gr7" svg:width="0.281cm" svg:height="0.489cm" svg:x="5.175cm" svg:y="4.604cm"><draw:text-box><text:p>1</text:p></draw:text-box></draw:frame><draw:frame text:anchor-type="paragraph" draw:z-index="504" draw:style-name="gr7" svg:width="0.281cm" svg:height="0.489cm" svg:x="5.175cm" svg:y="0.603cm"><draw:text-box><text:p>2</text:p></draw:text-box></draw:frame><draw:frame text:anchor-type="paragraph" draw:z-index="505" draw:style-name="gr7" svg:width="0.281cm" svg:height="0.489cm" svg:x="9.176cm" svg:y="4.604cm"><draw:text-box><text:p>3</text:p></draw:text-box></draw:frame><draw:frame text:anchor-type="paragraph" draw:z-index="506" draw:style-name="gr7" svg:width="0.281cm" svg:height="0.489cm" svg:x="2.824cm" svg:y="2.928cm"><draw:text-box><text:p>6</text:p></draw:text-box></draw:frame><draw:frame text:anchor-type="paragraph" draw:z-index="507" draw:style-name="gr7" svg:width="0.281cm" svg:height="0.489cm" svg:x="10.825cm" svg:y="2.928cm"><draw:text-box><text:p>7</text:p></draw:text-box></draw:frame><draw:frame text:anchor-type="paragraph" draw:z-index="508" draw:style-name="gr7" svg:width="0.281cm" svg:height="0.489cm" svg:x="4.824cm" svg:y="2.928cm"><draw:text-box><text:p>8</text:p></draw:text-box></draw:frame><draw:frame text:anchor-type="paragraph" draw:z-index="509" draw:style-name="gr7" svg:width="0.281cm" svg:height="0.489cm" svg:x="6.824cm" svg:y="2.928cm"><draw:text-box><text:p>2</text:p></draw:text-box></draw:frame><draw:frame text:anchor-type="paragraph" draw:z-index="510" draw:style-name="gr7" svg:width="0.281cm" svg:height="0.489cm" svg:x="8.825cm" svg:y="2.928cm"><draw:text-box><text:p>5</text:p></draw:text-box></draw:frame><draw:frame text:anchor-type="paragraph" draw:z-index="511" draw:style-name="gr7" svg:width="0.281cm" svg:height="0.489cm" svg:x="9.176cm" svg:y="0.704cm"><draw:text-box><text:p>5</text:p></draw:text-box></draw:frame><draw:frame text:anchor-type="paragraph" draw:z-index="514" draw:style-name="gr4" svg:width="0.308cm" svg:height="0.516cm" svg:x="6.976cm" svg:y="0.944cm"><draw:text-box><text:p>B</text:p></draw:text-box></draw:frame><draw:frame text:anchor-type="paragraph" draw:z-index="515" draw:style-name="gr4" svg:width="0.308cm" svg:height="0.516cm" svg:x="10.977cm" svg:y="0.944cm"><draw:text-box><text:p>C</text:p></draw:text-box></draw:frame><draw:frame text:anchor-type="paragraph" draw:z-index="516" draw:style-name="gr4" svg:width="0.308cm" svg:height="0.516cm" svg:x="6.976cm" svg:y="4.944cm"><draw:text-box><text:p>E</text:p></draw:text-box></draw:frame><draw:frame text:anchor-type="paragraph" draw:z-index="520" draw:style-name="gr12" svg:width="0.872cm" svg:height="0.489cm" svg:x="11.576cm" svg:y="0.355cm"><draw:text-box><text:p>(F,7)</text:p></draw:text-box></draw:frame><draw:frame text:anchor-type="paragraph" draw:z-index="523" draw:style-name="gr12" svg:width="0.957cm" svg:height="0.489cm" svg:x="7.678cm" svg:y="0.633cm"><draw:text-box><text:p>(0,∞)</text:p></draw:text-box></draw:frame><draw:frame text:anchor-type="paragraph" draw:z-index="525" draw:style-name="gr12" svg:width="0.957cm" svg:height="0.489cm" svg:x="3.769cm" svg:y="0.704cm"><draw:text-box><text:p>(0,∞)</text:p></draw:text-box></draw:frame><draw:frame text:anchor-type="paragraph" draw:z-index="526" draw:style-name="gr12" svg:width="0.957cm" svg:height="0.489cm" svg:x="11.688cm" svg:y="0.843cm"><draw:text-box><text:p>(0,∞)</text:p></draw:text-box></draw:frame><draw:line text:anchor-type="paragraph" draw:z-index="527" draw:style-name="gr13" draw:text-style-name="P1" svg:x1="12.552cm" svg:y1="0.843cm" svg:x2="11.688cm" svg:y2="1.332cm"><text:p/></draw:line><draw:frame text:anchor-type="paragraph" draw:z-index="530" draw:style-name="gr12" svg:width="0.872cm" svg:height="0.489cm" svg:x="7.28cm" svg:y="0.279cm"><draw:text-box><text:p>(E,5)</text:p></draw:text-box></draw:frame><draw:line text:anchor-type="paragraph" draw:z-index="531" draw:style-name="gr13" draw:text-style-name="P1" svg:x1="8.542cm" svg:y1="0.633cm" svg:x2="7.678cm" svg:y2="1.122cm"><text:p/></draw:line><text:span text:style-name="T1">Σχήμα </text:span><text:span text:style-name="T2">2.1.</text:span><text:span text:style-name="T1">2<text:line-break/></text:span></text:p>
      <text:p text:style-name="Standard"><draw:frame text:anchor-type="paragraph" draw:z-index="512" draw:style-name="gr4" svg:width="0.308cm" svg:height="0.516cm" svg:x="2.976cm" svg:y="3.944cm"><draw:text-box><text:p>D</text:p></draw:text-box></draw:frame><draw:frame text:anchor-type="paragraph" draw:z-index="513" draw:style-name="gr4" svg:width="0.308cm" svg:height="0.516cm" svg:x="2.976cm" svg:y="-0.056cm"><draw:text-box><text:p>A</text:p></draw:text-box></draw:frame><draw:frame text:anchor-type="paragraph" draw:z-index="517" draw:style-name="gr4" svg:width="0.308cm" svg:height="0.516cm" svg:x="10.977cm" svg:y="3.944cm"><draw:text-box><text:p>F</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ellipse text:anchor-type="paragraph" draw:z-index="4" draw:style-name="gr1" draw:text-style-name="P1" svg:width="5.753cm" svg:height="1.657cm" svg:x="6.17cm" svg:y="0.042cm"><text:p/></draw:ellipse><text:span text:style-name="T1"/></text:p>
      <text:p text:style-name="Standard"><draw:frame text:anchor-type="paragraph" draw:z-index="518" draw:style-name="gr12" svg:width="0.872cm" svg:height="0.489cm" svg:x="12.058cm" svg:y="0.071cm"><draw:text-box><text:p>(F,0)</text:p></draw:text-box></draw:frame><draw:frame text:anchor-type="paragraph" draw:z-index="524" draw:style-name="gr12" svg:width="0.957cm" svg:height="0.489cm" svg:x="3.575cm" svg:y="0.455cm"><draw:text-box><text:p>(0,∞)</text:p></draw:text-box></draw:frame><text:span text:style-name="T1"/></text:p>
      <text:p text:style-name="Standard"><draw:frame text:anchor-type="paragraph" draw:z-index="521" draw:style-name="gr12" svg:width="0.957cm" svg:height="0.489cm" svg:x="7.576cm" svg:y="0.005cm"><draw:text-box><text:p>(0,∞)</text:p></draw:text-box></draw:frame><draw:line text:anchor-type="paragraph" draw:z-index="522" draw:style-name="gr13" draw:text-style-name="P1" svg:x1="8.44cm" svg:y1="0.005cm" svg:x2="7.576cm" svg:y2="0.494cm"><text:p/></draw:line><draw:line text:anchor-type="paragraph" draw:z-index="529" draw:style-name="gr13" draw:text-style-name="P1" svg:x1="4.439cm" svg:y1="0.005cm" svg:x2="3.575cm" svg:y2="0.494cm"><text:p/></draw:line><text:span text:style-name="T1"/></text:p>
      <text:p text:style-name="Standard"><draw:frame text:anchor-type="paragraph" draw:z-index="519" draw:style-name="gr12" svg:width="0.872cm" svg:height="0.489cm" svg:x="7.451cm" svg:y="0.007cm"><draw:text-box><text:p>(F,3)</text:p></draw:text-box></draw:frame><draw:frame text:anchor-type="paragraph" draw:z-index="528" draw:style-name="gr12" svg:width="0.872cm" svg:height="0.489cm" svg:x="3.45cm" svg:y="0.007cm"><draw:text-box><text:p>(E,4)</text:p></draw:text-box></draw:frame><text:span text:style-name="T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ircle text:anchor-type="paragraph" draw:z-index="533" draw:style-name="gr2" draw:text-style-name="P1" svg:width="0.892cm" svg:height="0.892cm" svg:x="2.685cm" svg:y="0.767cm"><text:p/></draw:circle><draw:line text:anchor-type="paragraph" draw:z-index="534" draw:style-name="gr5" draw:text-style-name="P1" svg:x1="3.575cm" svg:y1="1.215cm" svg:x2="6.685cm" svg:y2="1.192cm"><text:p/></draw:line><draw:circle text:anchor-type="paragraph" draw:z-index="535" draw:style-name="gr2" draw:text-style-name="P1" svg:width="0.892cm" svg:height="0.892cm" svg:x="6.685cm" svg:y="0.767cm"><text:p/></draw:circle><draw:line text:anchor-type="paragraph" draw:z-index="536" draw:style-name="gr5" draw:text-style-name="P1" svg:x1="7.576cm" svg:y1="1.215cm" svg:x2="10.686cm" svg:y2="1.192cm"><text:p/></draw:line><draw:line text:anchor-type="paragraph" draw:z-index="537" draw:style-name="gr6" draw:text-style-name="P1" svg:x1="3.097cm" svg:y1="1.658cm" svg:x2="3.104cm" svg:y2="4.745cm"><text:p/></draw:line><draw:circle text:anchor-type="paragraph" draw:z-index="538" draw:style-name="gr2" draw:text-style-name="P1" svg:width="0.892cm" svg:height="0.892cm" svg:x="10.686cm" svg:y="0.767cm"><text:p/></draw:circle><draw:line text:anchor-type="paragraph" draw:z-index="539" draw:style-name="gr6" draw:text-style-name="P1" svg:x1="3.491cm" svg:y1="5.02cm" svg:x2="6.853cm" svg:y2="1.556cm"><text:p/></draw:line><draw:circle text:anchor-type="paragraph" draw:z-index="540" draw:style-name="gr2" draw:text-style-name="P1" svg:width="0.892cm" svg:height="0.892cm" svg:x="2.685cm" svg:y="4.768cm"><text:p/></draw:circle><draw:circle text:anchor-type="paragraph" draw:z-index="541" draw:style-name="gr2" draw:text-style-name="P1" svg:width="0.892cm" svg:height="0.892cm" svg:x="10.686cm" svg:y="4.768cm"><text:p/></draw:circle><draw:line text:anchor-type="paragraph" draw:z-index="542" draw:style-name="gr5" draw:text-style-name="P1" svg:x1="7.491cm" svg:y1="5.02cm" svg:x2="10.853cm" svg:y2="1.556cm"><text:p/></draw:line><draw:line text:anchor-type="paragraph" draw:z-index="543" draw:style-name="gr6" draw:text-style-name="P1" svg:x1="11.098cm" svg:y1="1.658cm" svg:x2="11.105cm" svg:y2="4.745cm"><text:p/></draw:line><draw:line text:anchor-type="paragraph" draw:z-index="544" draw:style-name="gr5" draw:text-style-name="P1" svg:x1="7.097cm" svg:y1="1.658cm" svg:x2="7.104cm" svg:y2="4.745cm"><text:p/></draw:line><draw:line text:anchor-type="paragraph" draw:z-index="545" draw:style-name="gr5" draw:text-style-name="P1" svg:x1="3.575cm" svg:y1="5.216cm" svg:x2="6.685cm" svg:y2="5.193cm"><text:p/></draw:line><draw:line text:anchor-type="paragraph" draw:z-index="546" draw:style-name="gr5" draw:text-style-name="P1" svg:x1="7.576cm" svg:y1="5.216cm" svg:x2="10.686cm" svg:y2="5.193cm"><text:p/></draw:line><draw:circle text:anchor-type="paragraph" draw:z-index="547" draw:style-name="gr2" draw:text-style-name="P1" svg:width="0.892cm" svg:height="0.892cm" svg:x="6.685cm" svg:y="4.768cm"><text:p/></draw:circle><draw:frame text:anchor-type="paragraph" draw:z-index="548" draw:style-name="gr7" svg:width="0.281cm" svg:height="0.489cm" svg:x="5.175cm" svg:y="4.604cm"><draw:text-box><text:p>1</text:p></draw:text-box></draw:frame><draw:frame text:anchor-type="paragraph" draw:z-index="549" draw:style-name="gr7" svg:width="0.281cm" svg:height="0.489cm" svg:x="5.175cm" svg:y="0.603cm"><draw:text-box><text:p>2</text:p></draw:text-box></draw:frame><draw:frame text:anchor-type="paragraph" draw:z-index="550" draw:style-name="gr7" svg:width="0.281cm" svg:height="0.489cm" svg:x="9.176cm" svg:y="4.604cm"><draw:text-box><text:p>3</text:p></draw:text-box></draw:frame><draw:frame text:anchor-type="paragraph" draw:z-index="551" draw:style-name="gr7" svg:width="0.281cm" svg:height="0.489cm" svg:x="2.824cm" svg:y="2.928cm"><draw:text-box><text:p>6</text:p></draw:text-box></draw:frame><draw:frame text:anchor-type="paragraph" draw:z-index="552" draw:style-name="gr7" svg:width="0.281cm" svg:height="0.489cm" svg:x="10.825cm" svg:y="2.928cm"><draw:text-box><text:p>7</text:p></draw:text-box></draw:frame><draw:frame text:anchor-type="paragraph" draw:z-index="553" draw:style-name="gr7" svg:width="0.281cm" svg:height="0.489cm" svg:x="4.824cm" svg:y="2.928cm"><draw:text-box><text:p>8</text:p></draw:text-box></draw:frame><draw:frame text:anchor-type="paragraph" draw:z-index="554" draw:style-name="gr7" svg:width="0.281cm" svg:height="0.489cm" svg:x="6.824cm" svg:y="2.928cm"><draw:text-box><text:p>2</text:p></draw:text-box></draw:frame><draw:frame text:anchor-type="paragraph" draw:z-index="555" draw:style-name="gr7" svg:width="0.281cm" svg:height="0.489cm" svg:x="8.825cm" svg:y="2.928cm"><draw:text-box><text:p>5</text:p></draw:text-box></draw:frame><draw:frame text:anchor-type="paragraph" draw:z-index="556" draw:style-name="gr7" svg:width="0.281cm" svg:height="0.489cm" svg:x="9.176cm" svg:y="0.704cm"><draw:text-box><text:p>5</text:p></draw:text-box></draw:frame><draw:frame text:anchor-type="paragraph" draw:z-index="557" draw:style-name="gr4" svg:width="0.308cm" svg:height="0.516cm" svg:x="6.976cm" svg:y="0.944cm"><draw:text-box><text:p>B</text:p></draw:text-box></draw:frame><draw:frame text:anchor-type="paragraph" draw:z-index="558" draw:style-name="gr4" svg:width="0.308cm" svg:height="0.516cm" svg:x="10.977cm" svg:y="0.944cm"><draw:text-box><text:p>C</text:p></draw:text-box></draw:frame><draw:frame text:anchor-type="paragraph" draw:z-index="559" draw:style-name="gr4" svg:width="0.308cm" svg:height="0.516cm" svg:x="6.976cm" svg:y="4.944cm"><draw:text-box><text:p>E</text:p></draw:text-box></draw:frame><draw:circle text:anchor-type="paragraph" draw:z-index="560" draw:style-name="gr2" draw:text-style-name="P1" svg:width="0.892cm" svg:height="0.892cm" svg:x="2.685cm" svg:y="0.767cm"><text:p/></draw:circle><draw:line text:anchor-type="paragraph" draw:z-index="561" draw:style-name="gr5" draw:text-style-name="P1" svg:x1="3.575cm" svg:y1="1.215cm" svg:x2="6.685cm" svg:y2="1.192cm"><text:p/></draw:line><draw:circle text:anchor-type="paragraph" draw:z-index="562" draw:style-name="gr2" draw:text-style-name="P1" svg:width="0.892cm" svg:height="0.892cm" svg:x="6.685cm" svg:y="0.767cm"><text:p/></draw:circle><draw:line text:anchor-type="paragraph" draw:z-index="563" draw:style-name="gr5" draw:text-style-name="P1" svg:x1="7.576cm" svg:y1="1.215cm" svg:x2="10.686cm" svg:y2="1.192cm"><text:p/></draw:line><draw:line text:anchor-type="paragraph" draw:z-index="564" draw:style-name="gr11" draw:text-style-name="P1" svg:x1="3.097cm" svg:y1="1.658cm" svg:x2="3.104cm" svg:y2="4.745cm"><text:p/></draw:line><draw:circle text:anchor-type="paragraph" draw:z-index="565" draw:style-name="gr2" draw:text-style-name="P1" svg:width="0.892cm" svg:height="0.892cm" svg:x="10.686cm" svg:y="0.767cm"><text:p/></draw:circle><draw:line text:anchor-type="paragraph" draw:z-index="566" draw:style-name="gr11" draw:text-style-name="P1" svg:x1="3.491cm" svg:y1="5.02cm" svg:x2="6.853cm" svg:y2="1.556cm"><text:p/></draw:line><draw:circle text:anchor-type="paragraph" draw:z-index="567" draw:style-name="gr2" draw:text-style-name="P1" svg:width="0.892cm" svg:height="0.892cm" svg:x="2.685cm" svg:y="4.768cm"><text:p/></draw:circle><draw:circle text:anchor-type="paragraph" draw:z-index="568" draw:style-name="gr2" draw:text-style-name="P1" svg:width="0.892cm" svg:height="0.892cm" svg:x="10.686cm" svg:y="4.768cm"><text:p/></draw:circle><draw:line text:anchor-type="paragraph" draw:z-index="569" draw:style-name="gr14" draw:text-style-name="P1" svg:x1="7.491cm" svg:y1="5.02cm" svg:x2="10.853cm" svg:y2="1.556cm"><text:p/></draw:line><draw:line text:anchor-type="paragraph" draw:z-index="570" draw:style-name="gr14" draw:text-style-name="P1" svg:x1="11.098cm" svg:y1="1.658cm" svg:x2="11.105cm" svg:y2="4.745cm"><text:p/></draw:line><draw:line text:anchor-type="paragraph" draw:z-index="571" draw:style-name="gr14" draw:text-style-name="P1" svg:x1="7.097cm" svg:y1="1.658cm" svg:x2="7.104cm" svg:y2="4.745cm"><text:p/></draw:line><draw:line text:anchor-type="paragraph" draw:z-index="572" draw:style-name="gr14" draw:text-style-name="P1" svg:x1="3.575cm" svg:y1="5.216cm" svg:x2="6.685cm" svg:y2="5.193cm"><text:p/></draw:line><draw:line text:anchor-type="paragraph" draw:z-index="573" draw:style-name="gr14" draw:text-style-name="P1" svg:x1="7.576cm" svg:y1="5.216cm" svg:x2="10.686cm" svg:y2="5.193cm"><text:p/></draw:line><draw:circle text:anchor-type="paragraph" draw:z-index="574" draw:style-name="gr2" draw:text-style-name="P1" svg:width="0.892cm" svg:height="0.892cm" svg:x="6.685cm" svg:y="4.768cm"><text:p/></draw:circle><draw:frame text:anchor-type="paragraph" draw:z-index="575" draw:style-name="gr7" svg:width="0.281cm" svg:height="0.489cm" svg:x="5.175cm" svg:y="4.604cm"><draw:text-box><text:p>1</text:p></draw:text-box></draw:frame><draw:frame text:anchor-type="paragraph" draw:z-index="576" draw:style-name="gr7" svg:width="0.281cm" svg:height="0.489cm" svg:x="5.175cm" svg:y="0.603cm"><draw:text-box><text:p>2</text:p></draw:text-box></draw:frame><draw:frame text:anchor-type="paragraph" draw:z-index="577" draw:style-name="gr7" svg:width="0.281cm" svg:height="0.489cm" svg:x="9.176cm" svg:y="4.604cm"><draw:text-box><text:p>3</text:p></draw:text-box></draw:frame><draw:frame text:anchor-type="paragraph" draw:z-index="578" draw:style-name="gr7" svg:width="0.281cm" svg:height="0.489cm" svg:x="2.824cm" svg:y="2.928cm"><draw:text-box><text:p>6</text:p></draw:text-box></draw:frame><draw:frame text:anchor-type="paragraph" draw:z-index="579" draw:style-name="gr7" svg:width="0.281cm" svg:height="0.489cm" svg:x="10.825cm" svg:y="2.928cm"><draw:text-box><text:p>7</text:p></draw:text-box></draw:frame><draw:frame text:anchor-type="paragraph" draw:z-index="580" draw:style-name="gr7" svg:width="0.281cm" svg:height="0.489cm" svg:x="4.824cm" svg:y="2.928cm"><draw:text-box><text:p>8</text:p></draw:text-box></draw:frame><draw:frame text:anchor-type="paragraph" draw:z-index="581" draw:style-name="gr7" svg:width="0.281cm" svg:height="0.489cm" svg:x="6.824cm" svg:y="2.928cm"><draw:text-box><text:p>2</text:p></draw:text-box></draw:frame><draw:frame text:anchor-type="paragraph" draw:z-index="582" draw:style-name="gr7" svg:width="0.281cm" svg:height="0.489cm" svg:x="8.825cm" svg:y="2.928cm"><draw:text-box><text:p>5</text:p></draw:text-box></draw:frame><draw:frame text:anchor-type="paragraph" draw:z-index="583" draw:style-name="gr7" svg:width="0.281cm" svg:height="0.489cm" svg:x="9.176cm" svg:y="0.704cm"><draw:text-box><text:p>5</text:p></draw:text-box></draw:frame><draw:frame text:anchor-type="paragraph" draw:z-index="586" draw:style-name="gr4" svg:width="0.308cm" svg:height="0.516cm" svg:x="6.976cm" svg:y="0.944cm"><draw:text-box><text:p>B</text:p></draw:text-box></draw:frame><draw:frame text:anchor-type="paragraph" draw:z-index="587" draw:style-name="gr4" svg:width="0.308cm" svg:height="0.516cm" svg:x="10.977cm" svg:y="0.944cm"><draw:text-box><text:p>C</text:p></draw:text-box></draw:frame><draw:frame text:anchor-type="paragraph" draw:z-index="588" draw:style-name="gr4" svg:width="0.308cm" svg:height="0.516cm" svg:x="6.976cm" svg:y="4.944cm"><draw:text-box><text:p>E</text:p></draw:text-box></draw:frame><draw:frame text:anchor-type="paragraph" draw:z-index="592" draw:style-name="gr12" svg:width="0.872cm" svg:height="0.489cm" svg:x="11.576cm" svg:y="0.355cm"><draw:text-box><text:p>(F,7)</text:p></draw:text-box></draw:frame><draw:frame text:anchor-type="paragraph" draw:z-index="595" draw:style-name="gr12" svg:width="0.957cm" svg:height="0.489cm" svg:x="7.678cm" svg:y="0.633cm"><draw:text-box><text:p>(0,∞)</text:p></draw:text-box></draw:frame><draw:frame text:anchor-type="paragraph" draw:z-index="597" draw:style-name="gr12" svg:width="0.957cm" svg:height="0.489cm" svg:x="3.769cm" svg:y="0.704cm"><draw:text-box><text:p>(0,∞)</text:p></draw:text-box></draw:frame><draw:frame text:anchor-type="paragraph" draw:z-index="598" draw:style-name="gr12" svg:width="0.957cm" svg:height="0.489cm" svg:x="11.688cm" svg:y="0.843cm"><draw:text-box><text:p>(0,∞)</text:p></draw:text-box></draw:frame><draw:line text:anchor-type="paragraph" draw:z-index="599" draw:style-name="gr13" draw:text-style-name="P1" svg:x1="12.552cm" svg:y1="0.843cm" svg:x2="11.688cm" svg:y2="1.332cm"><text:p/></draw:line><draw:frame text:anchor-type="paragraph" draw:z-index="602" draw:style-name="gr12" svg:width="0.872cm" svg:height="0.489cm" svg:x="7.28cm" svg:y="0.279cm"><draw:text-box><text:p>(E,5)</text:p></draw:text-box></draw:frame><draw:line text:anchor-type="paragraph" draw:z-index="603" draw:style-name="gr13" draw:text-style-name="P1" svg:x1="8.542cm" svg:y1="0.633cm" svg:x2="7.678cm" svg:y2="1.122cm"><text:p/></draw:line><draw:frame text:anchor-type="paragraph" draw:z-index="604" draw:style-name="gr12" svg:width="1.133cm" svg:height="0.489cm" svg:x="3.279cm" svg:y="0.279cm"><draw:text-box><text:p>(D,10)</text:p></draw:text-box></draw:frame><draw:line text:anchor-type="paragraph" draw:z-index="605" draw:style-name="gr13" draw:text-style-name="P1" svg:x1="4.633cm" svg:y1="0.727cm" svg:x2="3.769cm" svg:y2="1.216cm"><text:p/></draw:line><text:soft-page-break/><text:span text:style-name="T1">Σχήμα </text:span><text:span text:style-name="T2">2.1.</text:span><text:span text:style-name="T1">3<text:line-break/></text:span></text:p>
      <text:p text:style-name="Standard"><draw:frame text:anchor-type="paragraph" draw:z-index="584" draw:style-name="gr4" svg:width="0.308cm" svg:height="0.516cm" svg:x="2.976cm" svg:y="3.944cm"><draw:text-box><text:p>D</text:p></draw:text-box></draw:frame><draw:frame text:anchor-type="paragraph" draw:z-index="585" draw:style-name="gr4" svg:width="0.308cm" svg:height="0.516cm" svg:x="2.976cm" svg:y="-0.056cm"><draw:text-box><text:p>A</text:p></draw:text-box></draw:frame><draw:frame text:anchor-type="paragraph" draw:z-index="589" draw:style-name="gr4" svg:width="0.308cm" svg:height="0.516cm" svg:x="10.977cm" svg:y="3.944cm"><draw:text-box><text:p>F</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ellipse text:anchor-type="paragraph" draw:z-index="532" draw:style-name="gr1" draw:text-style-name="P1" svg:width="10.551cm" svg:height="1.657cm" svg:x="1.748cm" svg:y="0.042cm"><text:p/></draw:ellipse><text:span text:style-name="T1"/></text:p>
      <text:p text:style-name="Standard"><draw:frame text:anchor-type="paragraph" draw:z-index="590" draw:style-name="gr12" svg:width="0.872cm" svg:height="0.489cm" svg:x="11.576cm" svg:y="0.429cm"><draw:text-box><text:p>(F,0)</text:p></draw:text-box></draw:frame><draw:frame text:anchor-type="paragraph" draw:z-index="596" draw:style-name="gr12" svg:width="0.957cm" svg:height="0.489cm" svg:x="3.575cm" svg:y="0.455cm"><draw:text-box><text:p>(0,∞)</text:p></draw:text-box></draw:frame><text:span text:style-name="T1"/></text:p>
      <text:p text:style-name="Standard"><draw:frame text:anchor-type="paragraph" draw:z-index="593" draw:style-name="gr12" svg:width="0.957cm" svg:height="0.489cm" svg:x="7.576cm" svg:y="0.005cm"><draw:text-box><text:p>(0,∞)</text:p></draw:text-box></draw:frame><draw:line text:anchor-type="paragraph" draw:z-index="594" draw:style-name="gr13" draw:text-style-name="P1" svg:x1="8.44cm" svg:y1="0.005cm" svg:x2="7.576cm" svg:y2="0.494cm"><text:p/></draw:line><draw:line text:anchor-type="paragraph" draw:z-index="601" draw:style-name="gr13" draw:text-style-name="P1" svg:x1="4.439cm" svg:y1="0.005cm" svg:x2="3.575cm" svg:y2="0.494cm"><text:p/></draw:line><text:span text:style-name="T1"/></text:p>
      <text:p text:style-name="Standard"><draw:frame text:anchor-type="paragraph" draw:z-index="591" draw:style-name="gr12" svg:width="0.872cm" svg:height="0.489cm" svg:x="7.451cm" svg:y="0.007cm"><draw:text-box><text:p>(F,3)</text:p></draw:text-box></draw:frame><draw:frame text:anchor-type="paragraph" draw:z-index="600" draw:style-name="gr12" svg:width="0.872cm" svg:height="0.489cm" svg:x="3.45cm" svg:y="0.007cm"><draw:text-box><text:p>(E,4)</text:p></draw:text-box></draw:frame><text:span text:style-name="T1"/></text:p>
      <text:p text:style-name="Standard"/>
      <text:p text:style-name="Standard"><draw:circle text:anchor-type="paragraph" draw:z-index="606" draw:style-name="gr2" draw:text-style-name="P1" svg:width="0.892cm" svg:height="0.892cm" svg:x="2.685cm" svg:y="0.767cm"><text:p/></draw:circle><draw:line text:anchor-type="paragraph" draw:z-index="607" draw:style-name="gr5" draw:text-style-name="P1" svg:x1="3.575cm" svg:y1="1.215cm" svg:x2="6.685cm" svg:y2="1.192cm"><text:p/></draw:line><draw:circle text:anchor-type="paragraph" draw:z-index="608" draw:style-name="gr2" draw:text-style-name="P1" svg:width="0.892cm" svg:height="0.892cm" svg:x="6.685cm" svg:y="0.767cm"><text:p/></draw:circle><draw:line text:anchor-type="paragraph" draw:z-index="609" draw:style-name="gr5" draw:text-style-name="P1" svg:x1="7.576cm" svg:y1="1.215cm" svg:x2="10.686cm" svg:y2="1.192cm"><text:p/></draw:line><draw:line text:anchor-type="paragraph" draw:z-index="610" draw:style-name="gr6" draw:text-style-name="P1" svg:x1="3.097cm" svg:y1="1.658cm" svg:x2="3.104cm" svg:y2="4.745cm"><text:p/></draw:line><draw:circle text:anchor-type="paragraph" draw:z-index="611" draw:style-name="gr2" draw:text-style-name="P1" svg:width="0.892cm" svg:height="0.892cm" svg:x="10.686cm" svg:y="0.767cm"><text:p/></draw:circle><draw:line text:anchor-type="paragraph" draw:z-index="612" draw:style-name="gr6" draw:text-style-name="P1" svg:x1="3.491cm" svg:y1="5.02cm" svg:x2="6.853cm" svg:y2="1.556cm"><text:p/></draw:line><draw:circle text:anchor-type="paragraph" draw:z-index="613" draw:style-name="gr2" draw:text-style-name="P1" svg:width="0.892cm" svg:height="0.892cm" svg:x="2.685cm" svg:y="4.768cm"><text:p/></draw:circle><draw:circle text:anchor-type="paragraph" draw:z-index="614" draw:style-name="gr2" draw:text-style-name="P1" svg:width="0.892cm" svg:height="0.892cm" svg:x="10.686cm" svg:y="4.768cm"><text:p/></draw:circle><draw:line text:anchor-type="paragraph" draw:z-index="615" draw:style-name="gr5" draw:text-style-name="P1" svg:x1="7.491cm" svg:y1="5.02cm" svg:x2="10.853cm" svg:y2="1.556cm"><text:p/></draw:line><draw:line text:anchor-type="paragraph" draw:z-index="616" draw:style-name="gr6" draw:text-style-name="P1" svg:x1="11.098cm" svg:y1="1.658cm" svg:x2="11.105cm" svg:y2="4.745cm"><text:p/></draw:line><draw:line text:anchor-type="paragraph" draw:z-index="617" draw:style-name="gr5" draw:text-style-name="P1" svg:x1="7.097cm" svg:y1="1.658cm" svg:x2="7.104cm" svg:y2="4.745cm"><text:p/></draw:line><draw:line text:anchor-type="paragraph" draw:z-index="618" draw:style-name="gr5" draw:text-style-name="P1" svg:x1="3.575cm" svg:y1="5.216cm" svg:x2="6.685cm" svg:y2="5.193cm"><text:p/></draw:line><draw:line text:anchor-type="paragraph" draw:z-index="619" draw:style-name="gr5" draw:text-style-name="P1" svg:x1="7.576cm" svg:y1="5.216cm" svg:x2="10.686cm" svg:y2="5.193cm"><text:p/></draw:line><draw:circle text:anchor-type="paragraph" draw:z-index="620" draw:style-name="gr2" draw:text-style-name="P1" svg:width="0.892cm" svg:height="0.892cm" svg:x="6.685cm" svg:y="4.768cm"><text:p/></draw:circle><draw:frame text:anchor-type="paragraph" draw:z-index="621" draw:style-name="gr7" svg:width="0.281cm" svg:height="0.489cm" svg:x="5.175cm" svg:y="4.604cm"><draw:text-box><text:p>1</text:p></draw:text-box></draw:frame><draw:frame text:anchor-type="paragraph" draw:z-index="622" draw:style-name="gr7" svg:width="0.281cm" svg:height="0.489cm" svg:x="5.175cm" svg:y="0.603cm"><draw:text-box><text:p>2</text:p></draw:text-box></draw:frame><draw:frame text:anchor-type="paragraph" draw:z-index="623" draw:style-name="gr7" svg:width="0.281cm" svg:height="0.489cm" svg:x="9.176cm" svg:y="4.604cm"><draw:text-box><text:p>3</text:p></draw:text-box></draw:frame><draw:frame text:anchor-type="paragraph" draw:z-index="624" draw:style-name="gr7" svg:width="0.281cm" svg:height="0.489cm" svg:x="2.824cm" svg:y="2.928cm"><draw:text-box><text:p>6</text:p></draw:text-box></draw:frame><draw:frame text:anchor-type="paragraph" draw:z-index="625" draw:style-name="gr7" svg:width="0.281cm" svg:height="0.489cm" svg:x="10.825cm" svg:y="2.928cm"><draw:text-box><text:p>7</text:p></draw:text-box></draw:frame><draw:frame text:anchor-type="paragraph" draw:z-index="626" draw:style-name="gr7" svg:width="0.281cm" svg:height="0.489cm" svg:x="4.824cm" svg:y="2.928cm"><draw:text-box><text:p>8</text:p></draw:text-box></draw:frame><draw:frame text:anchor-type="paragraph" draw:z-index="627" draw:style-name="gr7" svg:width="0.281cm" svg:height="0.489cm" svg:x="6.824cm" svg:y="2.928cm"><draw:text-box><text:p>2</text:p></draw:text-box></draw:frame><draw:frame text:anchor-type="paragraph" draw:z-index="628" draw:style-name="gr7" svg:width="0.281cm" svg:height="0.489cm" svg:x="8.825cm" svg:y="2.928cm"><draw:text-box><text:p>5</text:p></draw:text-box></draw:frame><draw:frame text:anchor-type="paragraph" draw:z-index="629" draw:style-name="gr7" svg:width="0.281cm" svg:height="0.489cm" svg:x="9.176cm" svg:y="0.704cm"><draw:text-box><text:p>5</text:p></draw:text-box></draw:frame><draw:frame text:anchor-type="paragraph" draw:z-index="630" draw:style-name="gr4" svg:width="0.308cm" svg:height="0.516cm" svg:x="6.976cm" svg:y="0.944cm"><draw:text-box><text:p>B</text:p></draw:text-box></draw:frame><draw:frame text:anchor-type="paragraph" draw:z-index="631" draw:style-name="gr4" svg:width="0.308cm" svg:height="0.516cm" svg:x="10.977cm" svg:y="0.944cm"><draw:text-box><text:p>C</text:p></draw:text-box></draw:frame><draw:frame text:anchor-type="paragraph" draw:z-index="632" draw:style-name="gr4" svg:width="0.308cm" svg:height="0.516cm" svg:x="6.976cm" svg:y="4.944cm"><draw:text-box><text:p>E</text:p></draw:text-box></draw:frame><draw:circle text:anchor-type="paragraph" draw:z-index="633" draw:style-name="gr2" draw:text-style-name="P1" svg:width="0.892cm" svg:height="0.892cm" svg:x="2.685cm" svg:y="0.767cm"><text:p/></draw:circle><draw:line text:anchor-type="paragraph" draw:z-index="634" draw:style-name="gr14" draw:text-style-name="P1" svg:x1="3.575cm" svg:y1="1.215cm" svg:x2="6.685cm" svg:y2="1.192cm"><text:p/></draw:line><draw:circle text:anchor-type="paragraph" draw:z-index="635" draw:style-name="gr2" draw:text-style-name="P1" svg:width="0.892cm" svg:height="0.892cm" svg:x="6.685cm" svg:y="0.767cm"><text:p/></draw:circle><draw:line text:anchor-type="paragraph" draw:z-index="636" draw:style-name="gr11" draw:text-style-name="P1" svg:x1="7.576cm" svg:y1="1.215cm" svg:x2="10.686cm" svg:y2="1.192cm"><text:p/></draw:line><draw:line text:anchor-type="paragraph" draw:z-index="637" draw:style-name="gr14" draw:text-style-name="P1" svg:x1="3.097cm" svg:y1="1.658cm" svg:x2="3.104cm" svg:y2="4.745cm"><text:p/></draw:line><draw:circle text:anchor-type="paragraph" draw:z-index="638" draw:style-name="gr2" draw:text-style-name="P1" svg:width="0.892cm" svg:height="0.892cm" svg:x="10.686cm" svg:y="0.767cm"><text:p/></draw:circle><draw:line text:anchor-type="paragraph" draw:z-index="639" draw:style-name="gr14" draw:text-style-name="P1" svg:x1="3.491cm" svg:y1="5.02cm" svg:x2="6.853cm" svg:y2="1.556cm"><text:p/></draw:line><draw:circle text:anchor-type="paragraph" draw:z-index="640" draw:style-name="gr2" draw:text-style-name="P1" svg:width="0.892cm" svg:height="0.892cm" svg:x="2.685cm" svg:y="4.768cm"><text:p/></draw:circle><draw:circle text:anchor-type="paragraph" draw:z-index="641" draw:style-name="gr2" draw:text-style-name="P1" svg:width="0.892cm" svg:height="0.892cm" svg:x="10.686cm" svg:y="4.768cm"><text:p/></draw:circle><draw:line text:anchor-type="paragraph" draw:z-index="642" draw:style-name="gr14" draw:text-style-name="P1" svg:x1="7.491cm" svg:y1="5.02cm" svg:x2="10.853cm" svg:y2="1.556cm"><text:p/></draw:line><draw:line text:anchor-type="paragraph" draw:z-index="643" draw:style-name="gr14" draw:text-style-name="P1" svg:x1="11.098cm" svg:y1="1.658cm" svg:x2="11.105cm" svg:y2="4.745cm"><text:p/></draw:line><draw:line text:anchor-type="paragraph" draw:z-index="644" draw:style-name="gr14" draw:text-style-name="P1" svg:x1="7.097cm" svg:y1="1.658cm" svg:x2="7.104cm" svg:y2="4.745cm"><text:p/></draw:line><draw:line text:anchor-type="paragraph" draw:z-index="645" draw:style-name="gr14" draw:text-style-name="P1" svg:x1="3.575cm" svg:y1="5.216cm" svg:x2="6.685cm" svg:y2="5.193cm"><text:p/></draw:line><draw:line text:anchor-type="paragraph" draw:z-index="646" draw:style-name="gr14" draw:text-style-name="P1" svg:x1="7.576cm" svg:y1="5.216cm" svg:x2="10.686cm" svg:y2="5.193cm"><text:p/></draw:line><draw:circle text:anchor-type="paragraph" draw:z-index="647" draw:style-name="gr2" draw:text-style-name="P1" svg:width="0.892cm" svg:height="0.892cm" svg:x="6.685cm" svg:y="4.768cm"><text:p/></draw:circle><draw:frame text:anchor-type="paragraph" draw:z-index="648" draw:style-name="gr7" svg:width="0.281cm" svg:height="0.489cm" svg:x="5.175cm" svg:y="4.604cm"><draw:text-box><text:p>1</text:p></draw:text-box></draw:frame><draw:frame text:anchor-type="paragraph" draw:z-index="649" draw:style-name="gr7" svg:width="0.281cm" svg:height="0.489cm" svg:x="5.175cm" svg:y="0.603cm"><draw:text-box><text:p>2</text:p></draw:text-box></draw:frame><draw:frame text:anchor-type="paragraph" draw:z-index="650" draw:style-name="gr7" svg:width="0.281cm" svg:height="0.489cm" svg:x="9.176cm" svg:y="4.604cm"><draw:text-box><text:p>3</text:p></draw:text-box></draw:frame><draw:frame text:anchor-type="paragraph" draw:z-index="651" draw:style-name="gr7" svg:width="0.281cm" svg:height="0.489cm" svg:x="2.824cm" svg:y="2.928cm"><draw:text-box><text:p>6</text:p></draw:text-box></draw:frame><draw:frame text:anchor-type="paragraph" draw:z-index="652" draw:style-name="gr7" svg:width="0.281cm" svg:height="0.489cm" svg:x="10.825cm" svg:y="2.928cm"><draw:text-box><text:p>7</text:p></draw:text-box></draw:frame><draw:frame text:anchor-type="paragraph" draw:z-index="653" draw:style-name="gr7" svg:width="0.281cm" svg:height="0.489cm" svg:x="4.824cm" svg:y="2.928cm"><draw:text-box><text:p>8</text:p></draw:text-box></draw:frame><draw:frame text:anchor-type="paragraph" draw:z-index="654" draw:style-name="gr7" svg:width="0.281cm" svg:height="0.489cm" svg:x="6.824cm" svg:y="2.928cm"><draw:text-box><text:p>2</text:p></draw:text-box></draw:frame><draw:frame text:anchor-type="paragraph" draw:z-index="655" draw:style-name="gr7" svg:width="0.281cm" svg:height="0.489cm" svg:x="8.825cm" svg:y="2.928cm"><draw:text-box><text:p>5</text:p></draw:text-box></draw:frame><draw:frame text:anchor-type="paragraph" draw:z-index="656" draw:style-name="gr7" svg:width="0.281cm" svg:height="0.489cm" svg:x="9.176cm" svg:y="0.704cm"><draw:text-box><text:p>5</text:p></draw:text-box></draw:frame><draw:frame text:anchor-type="paragraph" draw:z-index="659" draw:style-name="gr4" svg:width="0.308cm" svg:height="0.516cm" svg:x="6.976cm" svg:y="0.944cm"><draw:text-box><text:p>B</text:p></draw:text-box></draw:frame><draw:frame text:anchor-type="paragraph" draw:z-index="660" draw:style-name="gr4" svg:width="0.308cm" svg:height="0.516cm" svg:x="10.977cm" svg:y="0.944cm"><draw:text-box><text:p>C</text:p></draw:text-box></draw:frame><draw:frame text:anchor-type="paragraph" draw:z-index="661" draw:style-name="gr4" svg:width="0.308cm" svg:height="0.516cm" svg:x="6.976cm" svg:y="4.944cm"><draw:text-box><text:p>E</text:p></draw:text-box></draw:frame><draw:frame text:anchor-type="paragraph" draw:z-index="665" draw:style-name="gr12" svg:width="0.872cm" svg:height="0.489cm" svg:x="11.576cm" svg:y="0.355cm"><draw:text-box><text:p>(F,7)</text:p></draw:text-box></draw:frame><draw:frame text:anchor-type="paragraph" draw:z-index="668" draw:style-name="gr12" svg:width="0.957cm" svg:height="0.489cm" svg:x="7.678cm" svg:y="0.633cm"><draw:text-box><text:p>(0,∞)</text:p></draw:text-box></draw:frame><draw:frame text:anchor-type="paragraph" draw:z-index="670" draw:style-name="gr12" svg:width="0.957cm" svg:height="0.489cm" svg:x="3.769cm" svg:y="0.704cm"><draw:text-box><text:p>(0,∞)</text:p></draw:text-box></draw:frame><draw:frame text:anchor-type="paragraph" draw:z-index="671" draw:style-name="gr12" svg:width="0.957cm" svg:height="0.489cm" svg:x="11.688cm" svg:y="0.843cm"><draw:text-box><text:p>(0,∞)</text:p></draw:text-box></draw:frame><draw:line text:anchor-type="paragraph" draw:z-index="672" draw:style-name="gr13" draw:text-style-name="P1" svg:x1="12.552cm" svg:y1="0.843cm" svg:x2="11.688cm" svg:y2="1.332cm"><text:p/></draw:line><draw:frame text:anchor-type="paragraph" draw:z-index="675" draw:style-name="gr12" svg:width="0.872cm" svg:height="0.489cm" svg:x="7.28cm" svg:y="0.279cm"><draw:text-box><text:p>(E,5)</text:p></draw:text-box></draw:frame><draw:line text:anchor-type="paragraph" draw:z-index="676" draw:style-name="gr13" draw:text-style-name="P1" svg:x1="8.542cm" svg:y1="0.633cm" svg:x2="7.678cm" svg:y2="1.122cm"><text:p/></draw:line><draw:frame text:anchor-type="paragraph" draw:z-index="677" draw:style-name="gr12" svg:width="1.133cm" svg:height="0.489cm" svg:x="3.279cm" svg:y="0.279cm"><draw:text-box><text:p>(D,10)</text:p></draw:text-box></draw:frame><draw:line text:anchor-type="paragraph" draw:z-index="678" draw:style-name="gr13" draw:text-style-name="P1" svg:x1="4.633cm" svg:y1="0.727cm" svg:x2="3.769cm" svg:y2="1.216cm"><text:p/></draw:line><draw:path text:anchor-type="paragraph" draw:z-index="3" draw:style-name="gr1" draw:text-style-name="P1" svg:width="6.555cm" svg:height="10.05cm" draw:transform="rotate (-1.67394528558745) translate (13.0127974211971cm 0.534775946594203cm)" svg:viewBox="0 0 6556 10051" svg:d="m388 2567c187 13 374-54 561-42 206 14 337-141 556-91 184 41 379 28 569 10 198-19 375 39 568 26 203-13 417 0 613-63 168-54 350-95 524-72 216 28 343 248 421 437 76 184 65 383 95 574 27 169 25 343 71 508 49 181 61 373 73 558 12 178 68 348 72 525 6 226 49 452 53 681 4 193 52 386 60 577 7 199-40 401-7 602 31 185 39 374 58 559 20 199 36 399 61 595 24 182 37 367 23 548-14 198-2 390 27 580 28 189 130 363 160 549 39 248 328 190 461 313 196 180 380 88 574 79 212-11 292-265 298-444 7-196 120-364 165-550 47-194 94-392 110-594 16-197-58-395-61-593-3-193 29-388 8-585-22-216-74-425-84-644-8-179-15-365-56-543-41-177-97-350-207-511-109-157-60-372-74-558-14-183-24-366-5-549 19-194-42-384-9-583 29-178-20-363-41-545-22-191-36-383-93-574-55-184-78-379-93-574-15-190-56-384-60-577-4-184-66-350-123-519-64-194-194-365-312-534-122-173-317-284-532-322-200-36-395-121-595-111-203 10-384-50-587-42-226 10-450-81-676-66-190 12-380 48-556 109-199 68-399 98-600 165-175 58-360 86-535 140-199 61-401 118-600 165-217 51-332 240-495 362-171 127-156 358-166 549-12 210 40 409 96 607 53 188 110 411 323 465v0z"><text:p/></draw:path><text:span text:style-name="T1">Σχήμα </text:span><text:span text:style-name="T2">2.1.</text:span><text:span text:style-name="T1">4<text:line-break/></text:span></text:p>
      <text:p text:style-name="Standard"><draw:frame text:anchor-type="paragraph" draw:z-index="657" draw:style-name="gr4" svg:width="0.308cm" svg:height="0.516cm" svg:x="2.976cm" svg:y="3.944cm"><draw:text-box><text:p>D</text:p></draw:text-box></draw:frame><draw:frame text:anchor-type="paragraph" draw:z-index="658" draw:style-name="gr4" svg:width="0.308cm" svg:height="0.516cm" svg:x="2.976cm" svg:y="-0.056cm"><draw:text-box><text:p>A</text:p></draw:text-box></draw:frame><draw:frame text:anchor-type="paragraph" draw:z-index="662" draw:style-name="gr4" svg:width="0.308cm" svg:height="0.516cm" svg:x="10.977cm" svg:y="3.944cm"><draw:text-box><text:p>F</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frame text:anchor-type="paragraph" draw:z-index="663" draw:style-name="gr12" svg:width="0.872cm" svg:height="0.489cm" svg:x="11.576cm" svg:y="0.429cm"><draw:text-box><text:p>(F,0)</text:p></draw:text-box></draw:frame><draw:frame text:anchor-type="paragraph" draw:z-index="669" draw:style-name="gr12" svg:width="0.957cm" svg:height="0.489cm" svg:x="3.575cm" svg:y="0.455cm"><draw:text-box><text:p>(0,∞)</text:p></draw:text-box></draw:frame><text:span text:style-name="T1"/></text:p>
      <text:p text:style-name="Standard"><draw:frame text:anchor-type="paragraph" draw:z-index="666" draw:style-name="gr12" svg:width="0.957cm" svg:height="0.489cm" svg:x="7.576cm" svg:y="0.005cm"><draw:text-box><text:p>(0,∞)</text:p></draw:text-box></draw:frame><draw:line text:anchor-type="paragraph" draw:z-index="667" draw:style-name="gr13" draw:text-style-name="P1" svg:x1="8.44cm" svg:y1="0.005cm" svg:x2="7.576cm" svg:y2="0.494cm"><text:p/></draw:line><draw:line text:anchor-type="paragraph" draw:z-index="674" draw:style-name="gr13" draw:text-style-name="P1" svg:x1="4.439cm" svg:y1="0.005cm" svg:x2="3.575cm" svg:y2="0.494cm"><text:p/></draw:line><text:span text:style-name="T1"/></text:p>
      <text:p text:style-name="Standard"><draw:frame text:anchor-type="paragraph" draw:z-index="664" draw:style-name="gr12" svg:width="0.872cm" svg:height="0.489cm" svg:x="7.451cm" svg:y="0.007cm"><draw:text-box><text:p>(F,3)</text:p></draw:text-box></draw:frame><draw:frame text:anchor-type="paragraph" draw:z-index="673" draw:style-name="gr12" svg:width="0.872cm" svg:height="0.489cm" svg:x="3.45cm" svg:y="0.007cm"><draw:text-box><text:p>(E,4)</text:p></draw:text-box></draw:frame><text:span text:style-name="T1"/></text:p>
      <text:p text:style-name="Standard"><text:span text:style-name="T1"/></text:p>
      <text:p text:style-name="Standard"/>
      <text:p text:style-name="Standard"><draw:circle text:anchor-type="paragraph" draw:z-index="679" draw:style-name="gr2" draw:text-style-name="P1" svg:width="0.892cm" svg:height="0.892cm" svg:x="2.685cm" svg:y="0.767cm"><text:p/></draw:circle><draw:line text:anchor-type="paragraph" draw:z-index="680" draw:style-name="gr5" draw:text-style-name="P1" svg:x1="3.575cm" svg:y1="1.215cm" svg:x2="6.685cm" svg:y2="1.192cm"><text:p/></draw:line><draw:circle text:anchor-type="paragraph" draw:z-index="681" draw:style-name="gr2" draw:text-style-name="P1" svg:width="0.892cm" svg:height="0.892cm" svg:x="6.685cm" svg:y="0.767cm"><text:p/></draw:circle><draw:line text:anchor-type="paragraph" draw:z-index="682" draw:style-name="gr5" draw:text-style-name="P1" svg:x1="7.576cm" svg:y1="1.215cm" svg:x2="10.686cm" svg:y2="1.192cm"><text:p/></draw:line><draw:line text:anchor-type="paragraph" draw:z-index="683" draw:style-name="gr6" draw:text-style-name="P1" svg:x1="3.097cm" svg:y1="1.658cm" svg:x2="3.104cm" svg:y2="4.745cm"><text:p/></draw:line><draw:circle text:anchor-type="paragraph" draw:z-index="684" draw:style-name="gr2" draw:text-style-name="P1" svg:width="0.892cm" svg:height="0.892cm" svg:x="10.686cm" svg:y="0.767cm"><text:p/></draw:circle><draw:line text:anchor-type="paragraph" draw:z-index="685" draw:style-name="gr6" draw:text-style-name="P1" svg:x1="3.491cm" svg:y1="5.02cm" svg:x2="6.853cm" svg:y2="1.556cm"><text:p/></draw:line><draw:circle text:anchor-type="paragraph" draw:z-index="686" draw:style-name="gr2" draw:text-style-name="P1" svg:width="0.892cm" svg:height="0.892cm" svg:x="2.685cm" svg:y="4.768cm"><text:p/></draw:circle><draw:circle text:anchor-type="paragraph" draw:z-index="687" draw:style-name="gr2" draw:text-style-name="P1" svg:width="0.892cm" svg:height="0.892cm" svg:x="10.686cm" svg:y="4.768cm"><text:p/></draw:circle><draw:line text:anchor-type="paragraph" draw:z-index="688" draw:style-name="gr5" draw:text-style-name="P1" svg:x1="7.491cm" svg:y1="5.02cm" svg:x2="10.853cm" svg:y2="1.556cm"><text:p/></draw:line><draw:line text:anchor-type="paragraph" draw:z-index="689" draw:style-name="gr6" draw:text-style-name="P1" svg:x1="11.098cm" svg:y1="1.658cm" svg:x2="11.105cm" svg:y2="4.745cm"><text:p/></draw:line><draw:line text:anchor-type="paragraph" draw:z-index="690" draw:style-name="gr5" draw:text-style-name="P1" svg:x1="7.097cm" svg:y1="1.658cm" svg:x2="7.104cm" svg:y2="4.745cm"><text:p/></draw:line><draw:line text:anchor-type="paragraph" draw:z-index="691" draw:style-name="gr5" draw:text-style-name="P1" svg:x1="3.575cm" svg:y1="5.216cm" svg:x2="6.685cm" svg:y2="5.193cm"><text:p/></draw:line><draw:line text:anchor-type="paragraph" draw:z-index="692" draw:style-name="gr5" draw:text-style-name="P1" svg:x1="7.576cm" svg:y1="5.216cm" svg:x2="10.686cm" svg:y2="5.193cm"><text:p/></draw:line><draw:circle text:anchor-type="paragraph" draw:z-index="693" draw:style-name="gr2" draw:text-style-name="P1" svg:width="0.892cm" svg:height="0.892cm" svg:x="6.685cm" svg:y="4.768cm"><text:p/></draw:circle><draw:frame text:anchor-type="paragraph" draw:z-index="694" draw:style-name="gr7" svg:width="0.281cm" svg:height="0.489cm" svg:x="5.175cm" svg:y="4.604cm"><draw:text-box><text:p>1</text:p></draw:text-box></draw:frame><draw:frame text:anchor-type="paragraph" draw:z-index="695" draw:style-name="gr7" svg:width="0.281cm" svg:height="0.489cm" svg:x="5.175cm" svg:y="0.603cm"><draw:text-box><text:p>2</text:p></draw:text-box></draw:frame><draw:frame text:anchor-type="paragraph" draw:z-index="696" draw:style-name="gr7" svg:width="0.281cm" svg:height="0.489cm" svg:x="9.176cm" svg:y="4.604cm"><draw:text-box><text:p>3</text:p></draw:text-box></draw:frame><draw:frame text:anchor-type="paragraph" draw:z-index="697" draw:style-name="gr7" svg:width="0.281cm" svg:height="0.489cm" svg:x="2.824cm" svg:y="2.928cm"><draw:text-box><text:p>6</text:p></draw:text-box></draw:frame><draw:frame text:anchor-type="paragraph" draw:z-index="698" draw:style-name="gr7" svg:width="0.281cm" svg:height="0.489cm" svg:x="10.825cm" svg:y="2.928cm"><draw:text-box><text:p>7</text:p></draw:text-box></draw:frame><draw:frame text:anchor-type="paragraph" draw:z-index="699" draw:style-name="gr7" svg:width="0.281cm" svg:height="0.489cm" svg:x="4.824cm" svg:y="2.928cm"><draw:text-box><text:p>8</text:p></draw:text-box></draw:frame><draw:frame text:anchor-type="paragraph" draw:z-index="700" draw:style-name="gr7" svg:width="0.281cm" svg:height="0.489cm" svg:x="6.824cm" svg:y="2.928cm"><draw:text-box><text:p>2</text:p></draw:text-box></draw:frame><draw:frame text:anchor-type="paragraph" draw:z-index="701" draw:style-name="gr7" svg:width="0.281cm" svg:height="0.489cm" svg:x="8.825cm" svg:y="2.928cm"><draw:text-box><text:p>5</text:p></draw:text-box></draw:frame><draw:frame text:anchor-type="paragraph" draw:z-index="702" draw:style-name="gr7" svg:width="0.281cm" svg:height="0.489cm" svg:x="9.176cm" svg:y="0.704cm"><draw:text-box><text:p>5</text:p></draw:text-box></draw:frame><draw:frame text:anchor-type="paragraph" draw:z-index="703" draw:style-name="gr4" svg:width="0.308cm" svg:height="0.516cm" svg:x="6.976cm" svg:y="0.944cm"><draw:text-box><text:p>B</text:p></draw:text-box></draw:frame><draw:frame text:anchor-type="paragraph" draw:z-index="704" draw:style-name="gr4" svg:width="0.308cm" svg:height="0.516cm" svg:x="10.977cm" svg:y="0.944cm"><draw:text-box><text:p>C</text:p></draw:text-box></draw:frame><draw:frame text:anchor-type="paragraph" draw:z-index="705" draw:style-name="gr4" svg:width="0.308cm" svg:height="0.516cm" svg:x="6.976cm" svg:y="4.944cm"><draw:text-box><text:p>E</text:p></draw:text-box></draw:frame><draw:circle text:anchor-type="paragraph" draw:z-index="706" draw:style-name="gr2" draw:text-style-name="P1" svg:width="0.892cm" svg:height="0.892cm" svg:x="2.685cm" svg:y="0.767cm"><text:p/></draw:circle><draw:line text:anchor-type="paragraph" draw:z-index="707" draw:style-name="gr11" draw:text-style-name="P1" svg:x1="3.575cm" svg:y1="1.215cm" svg:x2="6.685cm" svg:y2="1.192cm"><text:p/></draw:line><draw:circle text:anchor-type="paragraph" draw:z-index="708" draw:style-name="gr2" draw:text-style-name="P1" svg:width="0.892cm" svg:height="0.892cm" svg:x="6.685cm" svg:y="0.767cm"><text:p/></draw:circle><draw:line text:anchor-type="paragraph" draw:z-index="709" draw:style-name="gr14" draw:text-style-name="P1" svg:x1="7.576cm" svg:y1="1.215cm" svg:x2="10.686cm" svg:y2="1.192cm"><text:p/></draw:line><draw:line text:anchor-type="paragraph" draw:z-index="710" draw:style-name="gr14" draw:text-style-name="P1" svg:x1="3.097cm" svg:y1="1.658cm" svg:x2="3.104cm" svg:y2="4.745cm"><text:p/></draw:line><draw:circle text:anchor-type="paragraph" draw:z-index="711" draw:style-name="gr2" draw:text-style-name="P1" svg:width="0.892cm" svg:height="0.892cm" svg:x="10.686cm" svg:y="0.767cm"><text:p/></draw:circle><draw:line text:anchor-type="paragraph" draw:z-index="712" draw:style-name="gr14" draw:text-style-name="P1" svg:x1="3.491cm" svg:y1="5.02cm" svg:x2="6.853cm" svg:y2="1.556cm"><text:p/></draw:line><draw:circle text:anchor-type="paragraph" draw:z-index="713" draw:style-name="gr2" draw:text-style-name="P1" svg:width="0.892cm" svg:height="0.892cm" svg:x="2.685cm" svg:y="4.768cm"><text:p/></draw:circle><draw:circle text:anchor-type="paragraph" draw:z-index="714" draw:style-name="gr2" draw:text-style-name="P1" svg:width="0.892cm" svg:height="0.892cm" svg:x="10.686cm" svg:y="4.768cm"><text:p/></draw:circle><draw:line text:anchor-type="paragraph" draw:z-index="715" draw:style-name="gr14" draw:text-style-name="P1" svg:x1="7.491cm" svg:y1="5.02cm" svg:x2="10.853cm" svg:y2="1.556cm"><text:p/></draw:line><draw:line text:anchor-type="paragraph" draw:z-index="716" draw:style-name="gr14" draw:text-style-name="P1" svg:x1="11.098cm" svg:y1="1.658cm" svg:x2="11.105cm" svg:y2="4.745cm"><text:p/></draw:line><draw:line text:anchor-type="paragraph" draw:z-index="717" draw:style-name="gr14" draw:text-style-name="P1" svg:x1="7.097cm" svg:y1="1.658cm" svg:x2="7.104cm" svg:y2="4.745cm"><text:p/></draw:line><draw:line text:anchor-type="paragraph" draw:z-index="718" draw:style-name="gr14" draw:text-style-name="P1" svg:x1="3.575cm" svg:y1="5.216cm" svg:x2="6.685cm" svg:y2="5.193cm"><text:p/></draw:line><draw:line text:anchor-type="paragraph" draw:z-index="719" draw:style-name="gr14" draw:text-style-name="P1" svg:x1="7.576cm" svg:y1="5.216cm" svg:x2="10.686cm" svg:y2="5.193cm"><text:p/></draw:line><draw:circle text:anchor-type="paragraph" draw:z-index="720" draw:style-name="gr2" draw:text-style-name="P1" svg:width="0.892cm" svg:height="0.892cm" svg:x="6.685cm" svg:y="4.768cm"><text:p/></draw:circle><draw:frame text:anchor-type="paragraph" draw:z-index="721" draw:style-name="gr7" svg:width="0.281cm" svg:height="0.489cm" svg:x="5.175cm" svg:y="4.604cm"><draw:text-box><text:p>1</text:p></draw:text-box></draw:frame><draw:frame text:anchor-type="paragraph" draw:z-index="722" draw:style-name="gr7" svg:width="0.281cm" svg:height="0.489cm" svg:x="5.175cm" svg:y="0.603cm"><draw:text-box><text:p>2</text:p></draw:text-box></draw:frame><draw:frame text:anchor-type="paragraph" draw:z-index="723" draw:style-name="gr7" svg:width="0.281cm" svg:height="0.489cm" svg:x="9.176cm" svg:y="4.604cm"><draw:text-box><text:p>3</text:p></draw:text-box></draw:frame><draw:frame text:anchor-type="paragraph" draw:z-index="724" draw:style-name="gr7" svg:width="0.281cm" svg:height="0.489cm" svg:x="2.824cm" svg:y="2.928cm"><draw:text-box><text:p>6</text:p></draw:text-box></draw:frame><draw:frame text:anchor-type="paragraph" draw:z-index="725" draw:style-name="gr7" svg:width="0.281cm" svg:height="0.489cm" svg:x="10.825cm" svg:y="2.928cm"><draw:text-box><text:p>7</text:p></draw:text-box></draw:frame><draw:frame text:anchor-type="paragraph" draw:z-index="726" draw:style-name="gr7" svg:width="0.281cm" svg:height="0.489cm" svg:x="4.824cm" svg:y="2.928cm"><draw:text-box><text:p>8</text:p></draw:text-box></draw:frame><draw:frame text:anchor-type="paragraph" draw:z-index="727" draw:style-name="gr7" svg:width="0.281cm" svg:height="0.489cm" svg:x="6.824cm" svg:y="2.928cm"><draw:text-box><text:p>2</text:p></draw:text-box></draw:frame><draw:frame text:anchor-type="paragraph" draw:z-index="728" draw:style-name="gr7" svg:width="0.281cm" svg:height="0.489cm" svg:x="8.825cm" svg:y="2.928cm"><draw:text-box><text:p>5</text:p></draw:text-box></draw:frame><draw:frame text:anchor-type="paragraph" draw:z-index="729" draw:style-name="gr7" svg:width="0.281cm" svg:height="0.489cm" svg:x="9.176cm" svg:y="0.704cm"><draw:text-box><text:p>5</text:p></draw:text-box></draw:frame><draw:frame text:anchor-type="paragraph" draw:z-index="732" draw:style-name="gr4" svg:width="0.308cm" svg:height="0.516cm" svg:x="6.976cm" svg:y="0.944cm"><draw:text-box><text:p>B</text:p></draw:text-box></draw:frame><draw:frame text:anchor-type="paragraph" draw:z-index="733" draw:style-name="gr4" svg:width="0.308cm" svg:height="0.516cm" svg:x="10.977cm" svg:y="0.944cm"><draw:text-box><text:p>C</text:p></draw:text-box></draw:frame><draw:frame text:anchor-type="paragraph" draw:z-index="734" draw:style-name="gr4" svg:width="0.308cm" svg:height="0.516cm" svg:x="6.976cm" svg:y="4.944cm"><draw:text-box><text:p>E</text:p></draw:text-box></draw:frame><draw:frame text:anchor-type="paragraph" draw:z-index="738" draw:style-name="gr12" svg:width="0.872cm" svg:height="0.489cm" svg:x="11.576cm" svg:y="0.355cm"><draw:text-box><text:p>(F,7)</text:p></draw:text-box></draw:frame><draw:frame text:anchor-type="paragraph" draw:z-index="741" draw:style-name="gr12" svg:width="0.957cm" svg:height="0.489cm" svg:x="7.678cm" svg:y="0.633cm"><draw:text-box><text:p>(0,∞)</text:p></draw:text-box></draw:frame><draw:frame text:anchor-type="paragraph" draw:z-index="743" draw:style-name="gr12" svg:width="0.957cm" svg:height="0.489cm" svg:x="3.769cm" svg:y="0.704cm"><draw:text-box><text:p>(0,∞)</text:p></draw:text-box></draw:frame><draw:frame text:anchor-type="paragraph" draw:z-index="744" draw:style-name="gr12" svg:width="0.957cm" svg:height="0.489cm" svg:x="11.688cm" svg:y="0.843cm"><draw:text-box><text:p>(0,∞)</text:p></draw:text-box></draw:frame><draw:line text:anchor-type="paragraph" draw:z-index="745" draw:style-name="gr13" draw:text-style-name="P1" svg:x1="12.552cm" svg:y1="0.843cm" svg:x2="11.688cm" svg:y2="1.332cm"><text:p/></draw:line><draw:frame text:anchor-type="paragraph" draw:z-index="748" draw:style-name="gr12" svg:width="0.872cm" svg:height="0.489cm" svg:x="7.28cm" svg:y="0.279cm"><draw:text-box><text:p>(E,5)</text:p></draw:text-box></draw:frame><draw:line text:anchor-type="paragraph" draw:z-index="749" draw:style-name="gr13" draw:text-style-name="P1" svg:x1="8.542cm" svg:y1="0.633cm" svg:x2="7.678cm" svg:y2="1.122cm"><text:p/></draw:line><draw:frame text:anchor-type="paragraph" draw:z-index="750" draw:style-name="gr12" svg:width="1.133cm" svg:height="0.489cm" svg:x="3.279cm" svg:y="0.279cm"><draw:text-box><text:p>(D,10)</text:p></draw:text-box></draw:frame><draw:line text:anchor-type="paragraph" draw:z-index="751" draw:style-name="gr13" draw:text-style-name="P1" svg:x1="4.633cm" svg:y1="0.727cm" svg:x2="3.769cm" svg:y2="1.216cm"><text:p/></draw:line><draw:line text:anchor-type="paragraph" draw:z-index="752" draw:style-name="gr13" draw:text-style-name="P1" svg:x1="4.282cm" svg:y1="0.279cm" svg:x2="3.418cm" svg:y2="0.768cm"><text:p/></draw:line><draw:frame text:anchor-type="paragraph" draw:z-index="753" draw:style-name="gr12" svg:width="0.897cm" svg:height="0.489cm" svg:x="2.383cm" svg:y="0.279cm"><draw:text-box><text:p>(B,7)</text:p></draw:text-box></draw:frame><draw:path text:anchor-type="paragraph" draw:z-index="2" draw:style-name="gr1" draw:text-style-name="P1" svg:width="8.012cm" svg:height="9.313cm" draw:transform="skewX (4.99138103401348E-017) rotate (-1.90293248344906) translate (13.5194158853532cm 1.23956159881667cm)" svg:viewBox="0 0 8013 9314" svg:d="m1499 6968c183 45 331-94 508-102 174-9 368-21 511-140 179-147 236-387 226-602-9-176-99-339-156-506-60-173-100-353-130-533-31-185-72-369-120-554-47-178-94-352-162-523-64-160-125-330-173-500-48-174-148-387-27-550 108-146 295-216 450-318 169-111 352-201 543-260 167-51 332-114 512-139 185-25 409-10 524 163 110 163 267 303 319 503 54 204 135 402 206 597 73 199 123 406 223 591 93 175 129 380 209 559 82 182 206 347 260 543 53 190 131 378 195 565 62 178 122 357 184 532 63 178 121 357 201 528s124 354 198 527 125 356 183 531c60 179 137 354 170 539 32 191 103 388 263 505 169 123 238 350 490 372 187 15 377 36 556-11 250-66 310-359 345-571 32-196-64-399-147-582-80-175-103-359-135-548-30-182-40-371-82-550-42-185-145-346-200-527-52-172-108-350-193-511-88-166-121-356-200-526-77-166-131-342-195-512-66-175-108-362-199-526-85-155-128-329-189-495-64-174-96-370-200-526-98-147-144-310-199-474-59-178-129-348-135-549-6-181-89-354-130-534-44-188-141-360-221-537-81-181-216-334-319-504-93-153-151-325-253-473-111-161-251-338-479-340-185-1-355 53-528 93-199 45-400 96-591 168-210 79-439 101-659 136-175 27-342 105-517 124-210 23-384 103-586 129-181 24-349 113-522 164-171 49-334 124-489 204-167 85-314 199-439 351-140 169-208 374-199 574 8 186 46 371 81 549 34 173 97 341 141 511s46 350 54 524c9 200-8 406 44 599 47 176 126 343 161 521 36 180 132 339 195 511 61 167 119 345 237 478 123 137 200 304 285 462 90 168 116 338 109 522-4 88-258-650-62-179 77 185 244 286 275 484l-27 28z"><text:p/></draw:path><text:span text:style-name="T1">Σχήμα </text:span><text:span text:style-name="T2">2.1.</text:span><text:span text:style-name="T1">5<text:line-break/></text:span></text:p>
      <text:p text:style-name="Standard"><draw:frame text:anchor-type="paragraph" draw:z-index="730" draw:style-name="gr4" svg:width="0.308cm" svg:height="0.516cm" svg:x="2.976cm" svg:y="3.944cm"><draw:text-box><text:p>D</text:p></draw:text-box></draw:frame><draw:frame text:anchor-type="paragraph" draw:z-index="731" draw:style-name="gr4" svg:width="0.308cm" svg:height="0.516cm" svg:x="2.976cm" svg:y="-0.056cm"><draw:text-box><text:p>A</text:p></draw:text-box></draw:frame><draw:frame text:anchor-type="paragraph" draw:z-index="735" draw:style-name="gr4" svg:width="0.308cm" svg:height="0.516cm" svg:x="10.977cm" svg:y="3.944cm"><draw:text-box><text:p>F</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frame text:anchor-type="paragraph" draw:z-index="736" draw:style-name="gr12" svg:width="0.872cm" svg:height="0.489cm" svg:x="11.576cm" svg:y="0.429cm"><draw:text-box><text:p>(F,0)</text:p></draw:text-box></draw:frame><draw:frame text:anchor-type="paragraph" draw:z-index="742" draw:style-name="gr12" svg:width="0.957cm" svg:height="0.489cm" svg:x="3.575cm" svg:y="0.455cm"><draw:text-box><text:p>(0,∞)</text:p></draw:text-box></draw:frame><text:span text:style-name="T1"/></text:p>
      <text:p text:style-name="Standard"><draw:frame text:anchor-type="paragraph" draw:z-index="739" draw:style-name="gr12" svg:width="0.957cm" svg:height="0.489cm" svg:x="7.576cm" svg:y="0.005cm"><draw:text-box><text:p>(0,∞)</text:p></draw:text-box></draw:frame><draw:line text:anchor-type="paragraph" draw:z-index="740" draw:style-name="gr13" draw:text-style-name="P1" svg:x1="8.44cm" svg:y1="0.005cm" svg:x2="7.576cm" svg:y2="0.494cm"><text:p/></draw:line><draw:line text:anchor-type="paragraph" draw:z-index="747" draw:style-name="gr13" draw:text-style-name="P1" svg:x1="4.439cm" svg:y1="0.005cm" svg:x2="3.575cm" svg:y2="0.494cm"><text:p/></draw:line><text:span text:style-name="T1"/></text:p>
      <text:p text:style-name="Standard"><draw:frame text:anchor-type="paragraph" draw:z-index="737" draw:style-name="gr12" svg:width="0.872cm" svg:height="0.489cm" svg:x="7.451cm" svg:y="0.007cm"><draw:text-box><text:p>(F,3)</text:p></draw:text-box></draw:frame><draw:frame text:anchor-type="paragraph" draw:z-index="746" draw:style-name="gr12" svg:width="0.872cm" svg:height="0.489cm" svg:x="3.45cm" svg:y="0.007cm"><draw:text-box><text:p>(E,4)</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circle text:anchor-type="paragraph" draw:z-index="754" draw:style-name="gr2" draw:text-style-name="P1" svg:width="0.892cm" svg:height="0.892cm" svg:x="2.685cm" svg:y="0.767cm"><text:p/></draw:circle><draw:line text:anchor-type="paragraph" draw:z-index="755" draw:style-name="gr5" draw:text-style-name="P1" svg:x1="3.575cm" svg:y1="1.215cm" svg:x2="6.685cm" svg:y2="1.192cm"><text:p/></draw:line><draw:circle text:anchor-type="paragraph" draw:z-index="756" draw:style-name="gr2" draw:text-style-name="P1" svg:width="0.892cm" svg:height="0.892cm" svg:x="6.685cm" svg:y="0.767cm"><text:p/></draw:circle><draw:line text:anchor-type="paragraph" draw:z-index="757" draw:style-name="gr5" draw:text-style-name="P1" svg:x1="7.576cm" svg:y1="1.215cm" svg:x2="10.686cm" svg:y2="1.192cm"><text:p/></draw:line><draw:line text:anchor-type="paragraph" draw:z-index="758" draw:style-name="gr6" draw:text-style-name="P1" svg:x1="3.097cm" svg:y1="1.658cm" svg:x2="3.104cm" svg:y2="4.745cm"><text:p/></draw:line><draw:circle text:anchor-type="paragraph" draw:z-index="759" draw:style-name="gr2" draw:text-style-name="P1" svg:width="0.892cm" svg:height="0.892cm" svg:x="10.686cm" svg:y="0.767cm"><text:p/></draw:circle><draw:line text:anchor-type="paragraph" draw:z-index="760" draw:style-name="gr6" draw:text-style-name="P1" svg:x1="3.491cm" svg:y1="5.02cm" svg:x2="6.853cm" svg:y2="1.556cm"><text:p/></draw:line><draw:circle text:anchor-type="paragraph" draw:z-index="761" draw:style-name="gr2" draw:text-style-name="P1" svg:width="0.892cm" svg:height="0.892cm" svg:x="2.685cm" svg:y="4.768cm"><text:p/></draw:circle><draw:circle text:anchor-type="paragraph" draw:z-index="762" draw:style-name="gr2" draw:text-style-name="P1" svg:width="0.892cm" svg:height="0.892cm" svg:x="10.686cm" svg:y="4.768cm"><text:p/></draw:circle><draw:line text:anchor-type="paragraph" draw:z-index="763" draw:style-name="gr5" draw:text-style-name="P1" svg:x1="7.491cm" svg:y1="5.02cm" svg:x2="10.853cm" svg:y2="1.556cm"><text:p/></draw:line><draw:line text:anchor-type="paragraph" draw:z-index="764" draw:style-name="gr6" draw:text-style-name="P1" svg:x1="11.098cm" svg:y1="1.658cm" svg:x2="11.105cm" svg:y2="4.745cm"><text:p/></draw:line><draw:line text:anchor-type="paragraph" draw:z-index="765" draw:style-name="gr5" draw:text-style-name="P1" svg:x1="7.097cm" svg:y1="1.658cm" svg:x2="7.104cm" svg:y2="4.745cm"><text:p/></draw:line><draw:line text:anchor-type="paragraph" draw:z-index="766" draw:style-name="gr5" draw:text-style-name="P1" svg:x1="3.575cm" svg:y1="5.216cm" svg:x2="6.685cm" svg:y2="5.193cm"><text:p/></draw:line><draw:line text:anchor-type="paragraph" draw:z-index="767" draw:style-name="gr5" draw:text-style-name="P1" svg:x1="7.576cm" svg:y1="5.216cm" svg:x2="10.686cm" svg:y2="5.193cm"><text:p/></draw:line><draw:circle text:anchor-type="paragraph" draw:z-index="768" draw:style-name="gr2" draw:text-style-name="P1" svg:width="0.892cm" svg:height="0.892cm" svg:x="6.685cm" svg:y="4.768cm"><text:p/></draw:circle><draw:frame text:anchor-type="paragraph" draw:z-index="769" draw:style-name="gr7" svg:width="0.281cm" svg:height="0.489cm" svg:x="5.175cm" svg:y="4.604cm"><draw:text-box><text:p>1</text:p></draw:text-box></draw:frame><draw:frame text:anchor-type="paragraph" draw:z-index="770" draw:style-name="gr7" svg:width="0.281cm" svg:height="0.489cm" svg:x="5.175cm" svg:y="0.603cm"><draw:text-box><text:p>2</text:p></draw:text-box></draw:frame><draw:frame text:anchor-type="paragraph" draw:z-index="771" draw:style-name="gr7" svg:width="0.281cm" svg:height="0.489cm" svg:x="9.176cm" svg:y="4.604cm"><draw:text-box><text:p>3</text:p></draw:text-box></draw:frame><draw:frame text:anchor-type="paragraph" draw:z-index="772" draw:style-name="gr7" svg:width="0.281cm" svg:height="0.489cm" svg:x="2.824cm" svg:y="2.928cm"><draw:text-box><text:p>6</text:p></draw:text-box></draw:frame><draw:frame text:anchor-type="paragraph" draw:z-index="773" draw:style-name="gr7" svg:width="0.281cm" svg:height="0.489cm" svg:x="10.825cm" svg:y="2.928cm"><draw:text-box><text:p>7</text:p></draw:text-box></draw:frame><draw:frame text:anchor-type="paragraph" draw:z-index="774" draw:style-name="gr7" svg:width="0.281cm" svg:height="0.489cm" svg:x="4.824cm" svg:y="2.928cm"><draw:text-box><text:p>8</text:p></draw:text-box></draw:frame><draw:frame text:anchor-type="paragraph" draw:z-index="775" draw:style-name="gr7" svg:width="0.281cm" svg:height="0.489cm" svg:x="6.824cm" svg:y="2.928cm"><draw:text-box><text:p>2</text:p></draw:text-box></draw:frame><draw:frame text:anchor-type="paragraph" draw:z-index="776" draw:style-name="gr7" svg:width="0.281cm" svg:height="0.489cm" svg:x="8.825cm" svg:y="2.928cm"><draw:text-box><text:p>5</text:p></draw:text-box></draw:frame><draw:frame text:anchor-type="paragraph" draw:z-index="777" draw:style-name="gr7" svg:width="0.281cm" svg:height="0.489cm" svg:x="9.176cm" svg:y="0.704cm"><draw:text-box><text:p>5</text:p></draw:text-box></draw:frame><draw:frame text:anchor-type="paragraph" draw:z-index="778" draw:style-name="gr4" svg:width="0.308cm" svg:height="0.516cm" svg:x="6.976cm" svg:y="0.944cm"><draw:text-box><text:p>B</text:p></draw:text-box></draw:frame><draw:frame text:anchor-type="paragraph" draw:z-index="779" draw:style-name="gr4" svg:width="0.308cm" svg:height="0.516cm" svg:x="10.977cm" svg:y="0.944cm"><draw:text-box><text:p>C</text:p></draw:text-box></draw:frame><draw:frame text:anchor-type="paragraph" draw:z-index="780" draw:style-name="gr4" svg:width="0.308cm" svg:height="0.516cm" svg:x="6.976cm" svg:y="4.944cm"><draw:text-box><text:p>E</text:p></draw:text-box></draw:frame><draw:circle text:anchor-type="paragraph" draw:z-index="781" draw:style-name="gr2" draw:text-style-name="P1" svg:width="0.892cm" svg:height="0.892cm" svg:x="2.685cm" svg:y="0.767cm"><text:p/></draw:circle><draw:line text:anchor-type="paragraph" draw:z-index="782" draw:style-name="gr14" draw:text-style-name="P1" svg:x1="3.575cm" svg:y1="1.215cm" svg:x2="6.685cm" svg:y2="1.192cm"><text:p/></draw:line><draw:circle text:anchor-type="paragraph" draw:z-index="783" draw:style-name="gr2" draw:text-style-name="P1" svg:width="0.892cm" svg:height="0.892cm" svg:x="6.685cm" svg:y="0.767cm"><text:p/></draw:circle><draw:line text:anchor-type="paragraph" draw:z-index="784" draw:style-name="gr14" draw:text-style-name="P1" svg:x1="7.576cm" svg:y1="1.215cm" svg:x2="10.686cm" svg:y2="1.192cm"><text:p/></draw:line><draw:line text:anchor-type="paragraph" draw:z-index="785" draw:style-name="gr14" draw:text-style-name="P1" svg:x1="3.097cm" svg:y1="1.658cm" svg:x2="3.104cm" svg:y2="4.745cm"><text:p/></draw:line><draw:circle text:anchor-type="paragraph" draw:z-index="786" draw:style-name="gr2" draw:text-style-name="P1" svg:width="0.892cm" svg:height="0.892cm" svg:x="10.686cm" svg:y="0.767cm"><text:p/></draw:circle><draw:line text:anchor-type="paragraph" draw:z-index="787" draw:style-name="gr14" draw:text-style-name="P1" svg:x1="3.491cm" svg:y1="5.02cm" svg:x2="6.853cm" svg:y2="1.556cm"><text:p/></draw:line><draw:circle text:anchor-type="paragraph" draw:z-index="788" draw:style-name="gr2" draw:text-style-name="P1" svg:width="0.892cm" svg:height="0.892cm" svg:x="2.685cm" svg:y="4.768cm"><text:p/></draw:circle><draw:circle text:anchor-type="paragraph" draw:z-index="789" draw:style-name="gr2" draw:text-style-name="P1" svg:width="0.892cm" svg:height="0.892cm" svg:x="10.686cm" svg:y="4.768cm"><text:p/></draw:circle><draw:line text:anchor-type="paragraph" draw:z-index="790" draw:style-name="gr14" draw:text-style-name="P1" svg:x1="7.491cm" svg:y1="5.02cm" svg:x2="10.853cm" svg:y2="1.556cm"><text:p/></draw:line><draw:line text:anchor-type="paragraph" draw:z-index="791" draw:style-name="gr14" draw:text-style-name="P1" svg:x1="11.098cm" svg:y1="1.658cm" svg:x2="11.105cm" svg:y2="4.745cm"><text:p/></draw:line><draw:line text:anchor-type="paragraph" draw:z-index="792" draw:style-name="gr14" draw:text-style-name="P1" svg:x1="7.097cm" svg:y1="1.658cm" svg:x2="7.104cm" svg:y2="4.745cm"><text:p/></draw:line><draw:line text:anchor-type="paragraph" draw:z-index="793" draw:style-name="gr14" draw:text-style-name="P1" svg:x1="3.575cm" svg:y1="5.216cm" svg:x2="6.685cm" svg:y2="5.193cm"><text:p/></draw:line><draw:line text:anchor-type="paragraph" draw:z-index="794" draw:style-name="gr14" draw:text-style-name="P1" svg:x1="7.576cm" svg:y1="5.216cm" svg:x2="10.686cm" svg:y2="5.193cm"><text:p/></draw:line><draw:circle text:anchor-type="paragraph" draw:z-index="795" draw:style-name="gr2" draw:text-style-name="P1" svg:width="0.892cm" svg:height="0.892cm" svg:x="6.685cm" svg:y="4.768cm"><text:p/></draw:circle><draw:frame text:anchor-type="paragraph" draw:z-index="796" draw:style-name="gr7" svg:width="0.281cm" svg:height="0.489cm" svg:x="5.175cm" svg:y="4.604cm"><draw:text-box><text:p>1</text:p></draw:text-box></draw:frame><draw:frame text:anchor-type="paragraph" draw:z-index="797" draw:style-name="gr7" svg:width="0.281cm" svg:height="0.489cm" svg:x="5.175cm" svg:y="0.603cm"><draw:text-box><text:p>2</text:p></draw:text-box></draw:frame><draw:frame text:anchor-type="paragraph" draw:z-index="798" draw:style-name="gr7" svg:width="0.281cm" svg:height="0.489cm" svg:x="9.176cm" svg:y="4.604cm"><draw:text-box><text:p>3</text:p></draw:text-box></draw:frame><draw:frame text:anchor-type="paragraph" draw:z-index="799" draw:style-name="gr7" svg:width="0.281cm" svg:height="0.489cm" svg:x="2.824cm" svg:y="2.928cm"><draw:text-box><text:p>6</text:p></draw:text-box></draw:frame><draw:frame text:anchor-type="paragraph" draw:z-index="800" draw:style-name="gr7" svg:width="0.281cm" svg:height="0.489cm" svg:x="10.825cm" svg:y="2.928cm"><draw:text-box><text:p>7</text:p></draw:text-box></draw:frame><draw:frame text:anchor-type="paragraph" draw:z-index="801" draw:style-name="gr7" svg:width="0.281cm" svg:height="0.489cm" svg:x="4.824cm" svg:y="2.928cm"><draw:text-box><text:p>8</text:p></draw:text-box></draw:frame><draw:frame text:anchor-type="paragraph" draw:z-index="802" draw:style-name="gr7" svg:width="0.281cm" svg:height="0.489cm" svg:x="6.824cm" svg:y="2.928cm"><draw:text-box><text:p>2</text:p></draw:text-box></draw:frame><draw:frame text:anchor-type="paragraph" draw:z-index="803" draw:style-name="gr7" svg:width="0.281cm" svg:height="0.489cm" svg:x="8.825cm" svg:y="2.928cm"><draw:text-box><text:p>5</text:p></draw:text-box></draw:frame><draw:frame text:anchor-type="paragraph" draw:z-index="804" draw:style-name="gr7" svg:width="0.281cm" svg:height="0.489cm" svg:x="9.176cm" svg:y="0.704cm"><draw:text-box><text:p>5</text:p></draw:text-box></draw:frame><draw:frame text:anchor-type="paragraph" draw:z-index="807" draw:style-name="gr4" svg:width="0.308cm" svg:height="0.516cm" svg:x="6.976cm" svg:y="0.944cm"><draw:text-box><text:p>B</text:p></draw:text-box></draw:frame><draw:frame text:anchor-type="paragraph" draw:z-index="808" draw:style-name="gr4" svg:width="0.308cm" svg:height="0.516cm" svg:x="10.977cm" svg:y="0.944cm"><draw:text-box><text:p>C</text:p></draw:text-box></draw:frame><draw:frame text:anchor-type="paragraph" draw:z-index="809" draw:style-name="gr4" svg:width="0.308cm" svg:height="0.516cm" svg:x="6.976cm" svg:y="4.944cm"><draw:text-box><text:p>E</text:p></draw:text-box></draw:frame><draw:frame text:anchor-type="paragraph" draw:z-index="813" draw:style-name="gr12" svg:width="0.872cm" svg:height="0.489cm" svg:x="11.576cm" svg:y="0.355cm"><draw:text-box><text:p>(F,7)</text:p></draw:text-box></draw:frame><draw:frame text:anchor-type="paragraph" draw:z-index="816" draw:style-name="gr12" svg:width="0.957cm" svg:height="0.489cm" svg:x="7.678cm" svg:y="0.633cm"><draw:text-box><text:p>(0,∞)</text:p></draw:text-box></draw:frame><draw:frame text:anchor-type="paragraph" draw:z-index="818" draw:style-name="gr12" svg:width="0.957cm" svg:height="0.489cm" svg:x="3.769cm" svg:y="0.704cm"><draw:text-box><text:p>(0,∞)</text:p></draw:text-box></draw:frame><draw:frame text:anchor-type="paragraph" draw:z-index="819" draw:style-name="gr12" svg:width="0.957cm" svg:height="0.489cm" svg:x="11.688cm" svg:y="0.843cm"><draw:text-box><text:p>(0,∞)</text:p></draw:text-box></draw:frame><draw:line text:anchor-type="paragraph" draw:z-index="820" draw:style-name="gr13" draw:text-style-name="P1" svg:x1="12.552cm" svg:y1="0.843cm" svg:x2="11.688cm" svg:y2="1.332cm"><text:p/></draw:line><draw:frame text:anchor-type="paragraph" draw:z-index="823" draw:style-name="gr12" svg:width="0.872cm" svg:height="0.489cm" svg:x="7.28cm" svg:y="0.279cm"><draw:text-box><text:p>(E,5)</text:p></draw:text-box></draw:frame><draw:line text:anchor-type="paragraph" draw:z-index="824" draw:style-name="gr13" draw:text-style-name="P1" svg:x1="8.542cm" svg:y1="0.633cm" svg:x2="7.678cm" svg:y2="1.122cm"><text:p/></draw:line><draw:frame text:anchor-type="paragraph" draw:z-index="825" draw:style-name="gr12" svg:width="1.133cm" svg:height="0.489cm" svg:x="3.279cm" svg:y="0.279cm"><draw:text-box><text:p>(D,10)</text:p></draw:text-box></draw:frame><draw:line text:anchor-type="paragraph" draw:z-index="826" draw:style-name="gr13" draw:text-style-name="P1" svg:x1="4.633cm" svg:y1="0.727cm" svg:x2="3.769cm" svg:y2="1.216cm"><text:p/></draw:line><draw:line text:anchor-type="paragraph" draw:z-index="827" draw:style-name="gr13" draw:text-style-name="P1" svg:x1="4.282cm" svg:y1="0.279cm" svg:x2="3.418cm" svg:y2="0.768cm"><text:p/></draw:line><draw:frame text:anchor-type="paragraph" draw:z-index="828" draw:style-name="gr12" svg:width="0.897cm" svg:height="0.489cm" svg:x="2.383cm" svg:y="0.279cm"><draw:text-box><text:p>(B,7)</text:p></draw:text-box></draw:frame><draw:ellipse text:anchor-type="paragraph" draw:z-index="1" draw:style-name="gr1" draw:text-style-name="P1" svg:width="12.718cm" svg:height="6.965cm" svg:x="0.69cm" svg:y="-0.254cm"><text:p/></draw:ellipse><text:soft-page-break/><text:span text:style-name="T1">Σχήμα </text:span><text:span text:style-name="T2">2.1.6</text:span><text:span text:style-name="T1"><text:line-break/></text:span></text:p>
      <text:p text:style-name="Standard"><draw:frame text:anchor-type="paragraph" draw:z-index="805" draw:style-name="gr4" svg:width="0.308cm" svg:height="0.516cm" svg:x="2.976cm" svg:y="3.944cm"><draw:text-box><text:p>D</text:p></draw:text-box></draw:frame><draw:frame text:anchor-type="paragraph" draw:z-index="806" draw:style-name="gr4" svg:width="0.308cm" svg:height="0.516cm" svg:x="2.976cm" svg:y="-0.056cm"><draw:text-box><text:p>A</text:p></draw:text-box></draw:frame><draw:frame text:anchor-type="paragraph" draw:z-index="810" draw:style-name="gr4" svg:width="0.308cm" svg:height="0.516cm" svg:x="10.977cm" svg:y="3.944cm"><draw:text-box><text:p>F</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frame text:anchor-type="paragraph" draw:z-index="811" draw:style-name="gr12" svg:width="0.872cm" svg:height="0.489cm" svg:x="11.576cm" svg:y="0.429cm"><draw:text-box><text:p>(F,0)</text:p></draw:text-box></draw:frame><draw:frame text:anchor-type="paragraph" draw:z-index="817" draw:style-name="gr12" svg:width="0.957cm" svg:height="0.489cm" svg:x="3.575cm" svg:y="0.455cm"><draw:text-box><text:p>(0,∞)</text:p></draw:text-box></draw:frame><text:span text:style-name="T1"/></text:p>
      <text:p text:style-name="Standard"><draw:frame text:anchor-type="paragraph" draw:z-index="814" draw:style-name="gr12" svg:width="0.957cm" svg:height="0.489cm" svg:x="7.576cm" svg:y="0.005cm"><draw:text-box><text:p>(0,∞)</text:p></draw:text-box></draw:frame><draw:line text:anchor-type="paragraph" draw:z-index="815" draw:style-name="gr13" draw:text-style-name="P1" svg:x1="8.44cm" svg:y1="0.005cm" svg:x2="7.576cm" svg:y2="0.494cm"><text:p/></draw:line><draw:line text:anchor-type="paragraph" draw:z-index="822" draw:style-name="gr13" draw:text-style-name="P1" svg:x1="4.439cm" svg:y1="0.005cm" svg:x2="3.575cm" svg:y2="0.494cm"><text:p/></draw:line><text:span text:style-name="T1"/></text:p>
      <text:p text:style-name="Standard"><draw:frame text:anchor-type="paragraph" draw:z-index="812" draw:style-name="gr12" svg:width="0.872cm" svg:height="0.489cm" svg:x="7.451cm" svg:y="0.007cm"><draw:text-box><text:p>(F,3)</text:p></draw:text-box></draw:frame><draw:frame text:anchor-type="paragraph" draw:z-index="821" draw:style-name="gr12" svg:width="0.872cm" svg:height="0.489cm" svg:x="3.45cm" svg:y="0.007cm"><draw:text-box><text:p>(E,4)</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circle text:anchor-type="paragraph" draw:z-index="896" draw:style-name="gr2" draw:text-style-name="P1" svg:width="0.892cm" svg:height="0.892cm" svg:x="2.685cm" svg:y="0.767cm"><text:p/></draw:circle><draw:line text:anchor-type="paragraph" draw:z-index="897" draw:style-name="gr5" draw:text-style-name="P1" svg:x1="3.575cm" svg:y1="1.215cm" svg:x2="6.685cm" svg:y2="1.192cm"><text:p/></draw:line><draw:circle text:anchor-type="paragraph" draw:z-index="898" draw:style-name="gr2" draw:text-style-name="P1" svg:width="0.892cm" svg:height="0.892cm" svg:x="6.685cm" svg:y="0.767cm"><text:p/></draw:circle><draw:line text:anchor-type="paragraph" draw:z-index="899" draw:style-name="gr5" draw:text-style-name="P1" svg:x1="7.576cm" svg:y1="1.215cm" svg:x2="10.686cm" svg:y2="1.192cm"><text:p/></draw:line><draw:line text:anchor-type="paragraph" draw:z-index="900" draw:style-name="gr6" draw:text-style-name="P1" svg:x1="3.097cm" svg:y1="1.658cm" svg:x2="3.104cm" svg:y2="4.745cm"><text:p/></draw:line><draw:circle text:anchor-type="paragraph" draw:z-index="901" draw:style-name="gr2" draw:text-style-name="P1" svg:width="0.892cm" svg:height="0.892cm" svg:x="10.686cm" svg:y="0.767cm"><text:p/></draw:circle><draw:line text:anchor-type="paragraph" draw:z-index="902" draw:style-name="gr6" draw:text-style-name="P1" svg:x1="3.491cm" svg:y1="5.02cm" svg:x2="6.853cm" svg:y2="1.556cm"><text:p/></draw:line><draw:circle text:anchor-type="paragraph" draw:z-index="903" draw:style-name="gr2" draw:text-style-name="P1" svg:width="0.892cm" svg:height="0.892cm" svg:x="2.685cm" svg:y="4.768cm"><text:p/></draw:circle><draw:circle text:anchor-type="paragraph" draw:z-index="904" draw:style-name="gr2" draw:text-style-name="P1" svg:width="0.892cm" svg:height="0.892cm" svg:x="10.686cm" svg:y="4.768cm"><text:p/></draw:circle><draw:line text:anchor-type="paragraph" draw:z-index="905" draw:style-name="gr5" draw:text-style-name="P1" svg:x1="7.491cm" svg:y1="5.02cm" svg:x2="10.853cm" svg:y2="1.556cm"><text:p/></draw:line><draw:line text:anchor-type="paragraph" draw:z-index="906" draw:style-name="gr6" draw:text-style-name="P1" svg:x1="11.098cm" svg:y1="1.658cm" svg:x2="11.105cm" svg:y2="4.745cm"><text:p/></draw:line><draw:line text:anchor-type="paragraph" draw:z-index="907" draw:style-name="gr5" draw:text-style-name="P1" svg:x1="7.097cm" svg:y1="1.658cm" svg:x2="7.104cm" svg:y2="4.745cm"><text:p/></draw:line><draw:line text:anchor-type="paragraph" draw:z-index="908" draw:style-name="gr5" draw:text-style-name="P1" svg:x1="3.575cm" svg:y1="5.216cm" svg:x2="6.685cm" svg:y2="5.193cm"><text:p/></draw:line><draw:line text:anchor-type="paragraph" draw:z-index="909" draw:style-name="gr5" draw:text-style-name="P1" svg:x1="7.576cm" svg:y1="5.216cm" svg:x2="10.686cm" svg:y2="5.193cm"><text:p/></draw:line><draw:circle text:anchor-type="paragraph" draw:z-index="910" draw:style-name="gr2" draw:text-style-name="P1" svg:width="0.892cm" svg:height="0.892cm" svg:x="6.685cm" svg:y="4.768cm"><text:p/></draw:circle><draw:frame text:anchor-type="paragraph" draw:z-index="911" draw:style-name="gr7" svg:width="0.281cm" svg:height="0.489cm" svg:x="5.175cm" svg:y="4.604cm"><draw:text-box><text:p>1</text:p></draw:text-box></draw:frame><draw:frame text:anchor-type="paragraph" draw:z-index="912" draw:style-name="gr7" svg:width="0.281cm" svg:height="0.489cm" svg:x="5.175cm" svg:y="0.603cm"><draw:text-box><text:p>2</text:p></draw:text-box></draw:frame><draw:frame text:anchor-type="paragraph" draw:z-index="913" draw:style-name="gr7" svg:width="0.281cm" svg:height="0.489cm" svg:x="9.176cm" svg:y="4.604cm"><draw:text-box><text:p>3</text:p></draw:text-box></draw:frame><draw:frame text:anchor-type="paragraph" draw:z-index="914" draw:style-name="gr7" svg:width="0.281cm" svg:height="0.489cm" svg:x="2.824cm" svg:y="2.928cm"><draw:text-box><text:p>6</text:p></draw:text-box></draw:frame><draw:frame text:anchor-type="paragraph" draw:z-index="915" draw:style-name="gr7" svg:width="0.281cm" svg:height="0.489cm" svg:x="10.825cm" svg:y="2.928cm"><draw:text-box><text:p>7</text:p></draw:text-box></draw:frame><draw:frame text:anchor-type="paragraph" draw:z-index="916" draw:style-name="gr7" svg:width="0.281cm" svg:height="0.489cm" svg:x="4.824cm" svg:y="2.928cm"><draw:text-box><text:p>8</text:p></draw:text-box></draw:frame><draw:frame text:anchor-type="paragraph" draw:z-index="917" draw:style-name="gr7" svg:width="0.281cm" svg:height="0.489cm" svg:x="6.824cm" svg:y="2.928cm"><draw:text-box><text:p>2</text:p></draw:text-box></draw:frame><draw:frame text:anchor-type="paragraph" draw:z-index="918" draw:style-name="gr7" svg:width="0.281cm" svg:height="0.489cm" svg:x="8.825cm" svg:y="2.928cm"><draw:text-box><text:p>5</text:p></draw:text-box></draw:frame><draw:frame text:anchor-type="paragraph" draw:z-index="919" draw:style-name="gr7" svg:width="0.281cm" svg:height="0.489cm" svg:x="9.176cm" svg:y="0.704cm"><draw:text-box><text:p>5</text:p></draw:text-box></draw:frame><draw:frame text:anchor-type="paragraph" draw:z-index="920" draw:style-name="gr4" svg:width="0.308cm" svg:height="0.516cm" svg:x="6.976cm" svg:y="0.944cm"><draw:text-box><text:p>B</text:p></draw:text-box></draw:frame><draw:frame text:anchor-type="paragraph" draw:z-index="921" draw:style-name="gr4" svg:width="0.308cm" svg:height="0.516cm" svg:x="10.977cm" svg:y="0.944cm"><draw:text-box><text:p>C</text:p></draw:text-box></draw:frame><draw:frame text:anchor-type="paragraph" draw:z-index="922" draw:style-name="gr4" svg:width="0.308cm" svg:height="0.516cm" svg:x="6.976cm" svg:y="4.944cm"><draw:text-box><text:p>E</text:p></draw:text-box></draw:frame><draw:circle text:anchor-type="paragraph" draw:z-index="923" draw:style-name="gr2" draw:text-style-name="P1" svg:width="0.892cm" svg:height="0.892cm" svg:x="2.685cm" svg:y="0.767cm"><text:p/></draw:circle><draw:line text:anchor-type="paragraph" draw:z-index="924" draw:style-name="gr5" draw:text-style-name="P1" svg:x1="3.575cm" svg:y1="1.215cm" svg:x2="6.685cm" svg:y2="1.192cm"><text:p/></draw:line><draw:circle text:anchor-type="paragraph" draw:z-index="925" draw:style-name="gr2" draw:text-style-name="P1" svg:width="0.892cm" svg:height="0.892cm" svg:x="6.685cm" svg:y="0.767cm"><text:p/></draw:circle><draw:line text:anchor-type="paragraph" draw:z-index="926" draw:style-name="gr5" draw:text-style-name="P1" svg:x1="7.576cm" svg:y1="1.215cm" svg:x2="10.686cm" svg:y2="1.192cm"><text:p/></draw:line><draw:line text:anchor-type="paragraph" draw:z-index="927" draw:style-name="gr6" draw:text-style-name="P1" svg:x1="3.097cm" svg:y1="1.658cm" svg:x2="3.104cm" svg:y2="4.745cm"><text:p/></draw:line><draw:circle text:anchor-type="paragraph" draw:z-index="928" draw:style-name="gr2" draw:text-style-name="P1" svg:width="0.892cm" svg:height="0.892cm" svg:x="10.686cm" svg:y="0.767cm"><text:p/></draw:circle><draw:line text:anchor-type="paragraph" draw:z-index="929" draw:style-name="gr6" draw:text-style-name="P1" svg:x1="3.491cm" svg:y1="5.02cm" svg:x2="6.853cm" svg:y2="1.556cm"><text:p/></draw:line><draw:circle text:anchor-type="paragraph" draw:z-index="930" draw:style-name="gr2" draw:text-style-name="P1" svg:width="0.892cm" svg:height="0.892cm" svg:x="2.685cm" svg:y="4.768cm"><text:p/></draw:circle><draw:circle text:anchor-type="paragraph" draw:z-index="931" draw:style-name="gr2" draw:text-style-name="P1" svg:width="0.892cm" svg:height="0.892cm" svg:x="10.686cm" svg:y="4.768cm"><text:p/></draw:circle><draw:line text:anchor-type="paragraph" draw:z-index="932" draw:style-name="gr5" draw:text-style-name="P1" svg:x1="7.491cm" svg:y1="5.02cm" svg:x2="10.853cm" svg:y2="1.556cm"><text:p/></draw:line><draw:line text:anchor-type="paragraph" draw:z-index="933" draw:style-name="gr14" draw:text-style-name="P1" svg:x1="11.098cm" svg:y1="1.658cm" svg:x2="11.105cm" svg:y2="4.745cm"><text:p/></draw:line><draw:line text:anchor-type="paragraph" draw:z-index="934" draw:style-name="gr5" draw:text-style-name="P1" svg:x1="7.097cm" svg:y1="1.658cm" svg:x2="7.104cm" svg:y2="4.745cm"><text:p/></draw:line><draw:line text:anchor-type="paragraph" draw:z-index="935" draw:style-name="gr5" draw:text-style-name="P1" svg:x1="3.575cm" svg:y1="5.216cm" svg:x2="6.685cm" svg:y2="5.193cm"><text:p/></draw:line><draw:line text:anchor-type="paragraph" draw:z-index="936" draw:style-name="gr14" draw:text-style-name="P1" svg:x1="7.576cm" svg:y1="5.216cm" svg:x2="10.686cm" svg:y2="5.193cm"><text:p/></draw:line><draw:circle text:anchor-type="paragraph" draw:z-index="937" draw:style-name="gr2" draw:text-style-name="P1" svg:width="0.892cm" svg:height="0.892cm" svg:x="6.685cm" svg:y="4.768cm"><text:p/></draw:circle><draw:frame text:anchor-type="paragraph" draw:z-index="938" draw:style-name="gr7" svg:width="0.281cm" svg:height="0.489cm" svg:x="5.175cm" svg:y="4.604cm"><draw:text-box><text:p>1</text:p></draw:text-box></draw:frame><draw:frame text:anchor-type="paragraph" draw:z-index="939" draw:style-name="gr7" svg:width="0.281cm" svg:height="0.489cm" svg:x="5.175cm" svg:y="0.603cm"><draw:text-box><text:p>2</text:p></draw:text-box></draw:frame><draw:frame text:anchor-type="paragraph" draw:z-index="940" draw:style-name="gr7" svg:width="0.281cm" svg:height="0.489cm" svg:x="9.176cm" svg:y="4.604cm"><draw:text-box><text:p>3</text:p></draw:text-box></draw:frame><draw:frame text:anchor-type="paragraph" draw:z-index="941" draw:style-name="gr7" svg:width="0.281cm" svg:height="0.489cm" svg:x="2.824cm" svg:y="2.928cm"><draw:text-box><text:p>6</text:p></draw:text-box></draw:frame><draw:frame text:anchor-type="paragraph" draw:z-index="942" draw:style-name="gr7" svg:width="0.281cm" svg:height="0.489cm" svg:x="10.825cm" svg:y="2.928cm"><draw:text-box><text:p>7</text:p></draw:text-box></draw:frame><draw:frame text:anchor-type="paragraph" draw:z-index="943" draw:style-name="gr7" svg:width="0.281cm" svg:height="0.489cm" svg:x="4.824cm" svg:y="2.928cm"><draw:text-box><text:p>8</text:p></draw:text-box></draw:frame><draw:frame text:anchor-type="paragraph" draw:z-index="944" draw:style-name="gr7" svg:width="0.281cm" svg:height="0.489cm" svg:x="6.824cm" svg:y="2.928cm"><draw:text-box><text:p>2</text:p></draw:text-box></draw:frame><draw:frame text:anchor-type="paragraph" draw:z-index="945" draw:style-name="gr7" svg:width="0.281cm" svg:height="0.489cm" svg:x="8.825cm" svg:y="2.928cm"><draw:text-box><text:p>5</text:p></draw:text-box></draw:frame><draw:frame text:anchor-type="paragraph" draw:z-index="946" draw:style-name="gr7" svg:width="0.281cm" svg:height="0.489cm" svg:x="9.176cm" svg:y="0.704cm"><draw:text-box><text:p>5</text:p></draw:text-box></draw:frame><draw:frame text:anchor-type="paragraph" draw:z-index="949" draw:style-name="gr4" svg:width="0.308cm" svg:height="0.516cm" svg:x="6.976cm" svg:y="0.944cm"><draw:text-box><text:p>B</text:p></draw:text-box></draw:frame><draw:frame text:anchor-type="paragraph" draw:z-index="950" draw:style-name="gr4" svg:width="0.308cm" svg:height="0.516cm" svg:x="10.977cm" svg:y="0.944cm"><draw:text-box><text:p>C</text:p></draw:text-box></draw:frame><draw:frame text:anchor-type="paragraph" draw:z-index="951" draw:style-name="gr4" svg:width="0.308cm" svg:height="0.516cm" svg:x="6.976cm" svg:y="4.944cm"><draw:text-box><text:p>E</text:p></draw:text-box></draw:frame><draw:frame text:anchor-type="paragraph" draw:z-index="955" draw:style-name="gr12" svg:width="0.957cm" svg:height="0.489cm" svg:x="7.678cm" svg:y="0.633cm"><draw:text-box><text:p>(0,∞)</text:p></draw:text-box></draw:frame><draw:frame text:anchor-type="paragraph" draw:z-index="957" draw:style-name="gr12" svg:width="0.957cm" svg:height="0.489cm" svg:x="3.769cm" svg:y="0.704cm"><draw:text-box><text:p>(0,∞)</text:p></draw:text-box></draw:frame><draw:frame text:anchor-type="paragraph" draw:z-index="958" draw:style-name="gr12" svg:width="0.957cm" svg:height="0.489cm" svg:x="11.688cm" svg:y="0.843cm"><draw:text-box><text:p>(0,∞)</text:p></draw:text-box></draw:frame><text:span text:style-name="T1">Σχήμα </text:span><text:span text:style-name="T2">2.1.1</text:span><text:span text:style-name="T1"><text:line-break/></text:span></text:p>
      <text:p text:style-name="Standard"><draw:frame text:anchor-type="paragraph" draw:z-index="947" draw:style-name="gr4" svg:width="0.308cm" svg:height="0.516cm" svg:x="2.976cm" svg:y="3.944cm"><draw:text-box><text:p>D</text:p></draw:text-box></draw:frame><draw:frame text:anchor-type="paragraph" draw:z-index="948" draw:style-name="gr4" svg:width="0.308cm" svg:height="0.516cm" svg:x="2.976cm" svg:y="-0.056cm"><draw:text-box><text:p>A</text:p></draw:text-box></draw:frame><draw:frame text:anchor-type="paragraph" draw:z-index="952" draw:style-name="gr4" svg:width="0.308cm" svg:height="0.516cm" svg:x="10.977cm" svg:y="3.944cm"><draw:text-box><text:p>F</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frame text:anchor-type="paragraph" draw:z-index="953" draw:style-name="gr12" svg:width="0.872cm" svg:height="0.489cm" svg:x="11.478cm" svg:y="0.48cm"><draw:text-box><text:p>(F,0)</text:p></draw:text-box></draw:frame><draw:frame text:anchor-type="paragraph" draw:z-index="956" draw:style-name="gr12" svg:width="0.957cm" svg:height="0.489cm" svg:x="3.575cm" svg:y="0.455cm"><draw:text-box><text:p>(0,∞)</text:p></draw:text-box></draw:frame><text:span text:style-name="T1"/></text:p>
      <text:p text:style-name="Standard"><draw:frame text:anchor-type="paragraph" draw:z-index="954" draw:style-name="gr12" svg:width="0.957cm" svg:height="0.489cm" svg:x="7.576cm" svg:y="0.005cm"><draw:text-box><text:p>(0,∞)</text:p></draw:text-box></draw:frame><text:span text:style-name="T1"/></text:p>
      <text:p text:style-name="Standard"><text:span text:style-name="T1"/></text:p>
      <text:p text:style-name="Standard"><draw:line text:anchor-type="paragraph" draw:z-index="895" draw:style-name="gr13" draw:text-style-name="P1" svg:x1="12.552cm" svg:y1="0.843cm" svg:x2="11.688cm" svg:y2="1.332cm"><text:p/></draw:line><draw:frame text:anchor-type="paragraph" draw:z-index="894" draw:style-name="gr12" svg:width="0.957cm" svg:height="0.489cm" svg:x="11.688cm" svg:y="0.843cm"><draw:text-box><text:p>(0,∞)</text:p></draw:text-box></draw:frame><draw:frame text:anchor-type="paragraph" draw:z-index="893" draw:style-name="gr12" svg:width="0.957cm" svg:height="0.489cm" svg:x="3.769cm" svg:y="0.704cm"><draw:text-box><text:p>(0,∞)</text:p></draw:text-box></draw:frame><draw:frame text:anchor-type="paragraph" draw:z-index="891" draw:style-name="gr12" svg:width="0.957cm" svg:height="0.489cm" svg:x="7.678cm" svg:y="0.633cm"><draw:text-box><text:p>(0,∞)</text:p></draw:text-box></draw:frame><draw:frame text:anchor-type="paragraph" draw:z-index="888" draw:style-name="gr12" svg:width="0.872cm" svg:height="0.489cm" svg:x="11.576cm" svg:y="0.355cm"><draw:text-box><text:p>(F,7)</text:p></draw:text-box></draw:frame><draw:frame text:anchor-type="paragraph" draw:z-index="884" draw:style-name="gr4" svg:width="0.308cm" svg:height="0.516cm" svg:x="6.976cm" svg:y="4.944cm"><draw:text-box><text:p>E</text:p></draw:text-box></draw:frame><draw:frame text:anchor-type="paragraph" draw:z-index="883" draw:style-name="gr4" svg:width="0.308cm" svg:height="0.516cm" svg:x="10.977cm" svg:y="0.944cm"><draw:text-box><text:p>C</text:p></draw:text-box></draw:frame><draw:frame text:anchor-type="paragraph" draw:z-index="882" draw:style-name="gr4" svg:width="0.308cm" svg:height="0.516cm" svg:x="6.976cm" svg:y="0.944cm"><draw:text-box><text:p>B</text:p></draw:text-box></draw:frame><draw:frame text:anchor-type="paragraph" draw:z-index="879" draw:style-name="gr7" svg:width="0.281cm" svg:height="0.489cm" svg:x="9.176cm" svg:y="0.704cm"><draw:text-box><text:p>5</text:p></draw:text-box></draw:frame><draw:frame text:anchor-type="paragraph" draw:z-index="878" draw:style-name="gr7" svg:width="0.281cm" svg:height="0.489cm" svg:x="8.825cm" svg:y="2.928cm"><draw:text-box><text:p>5</text:p></draw:text-box></draw:frame><draw:frame text:anchor-type="paragraph" draw:z-index="877" draw:style-name="gr7" svg:width="0.281cm" svg:height="0.489cm" svg:x="6.824cm" svg:y="2.928cm"><draw:text-box><text:p>2</text:p></draw:text-box></draw:frame><draw:frame text:anchor-type="paragraph" draw:z-index="876" draw:style-name="gr7" svg:width="0.281cm" svg:height="0.489cm" svg:x="4.824cm" svg:y="2.928cm"><draw:text-box><text:p>8</text:p></draw:text-box></draw:frame><draw:frame text:anchor-type="paragraph" draw:z-index="875" draw:style-name="gr7" svg:width="0.281cm" svg:height="0.489cm" svg:x="10.825cm" svg:y="2.928cm"><draw:text-box><text:p>7</text:p></draw:text-box></draw:frame><draw:frame text:anchor-type="paragraph" draw:z-index="874" draw:style-name="gr7" svg:width="0.281cm" svg:height="0.489cm" svg:x="2.824cm" svg:y="2.928cm"><draw:text-box><text:p>6</text:p></draw:text-box></draw:frame><draw:frame text:anchor-type="paragraph" draw:z-index="873" draw:style-name="gr7" svg:width="0.281cm" svg:height="0.489cm" svg:x="9.176cm" svg:y="4.604cm"><draw:text-box><text:p>3</text:p></draw:text-box></draw:frame><draw:frame text:anchor-type="paragraph" draw:z-index="872" draw:style-name="gr7" svg:width="0.281cm" svg:height="0.489cm" svg:x="5.175cm" svg:y="0.603cm"><draw:text-box><text:p>2</text:p></draw:text-box></draw:frame><draw:frame text:anchor-type="paragraph" draw:z-index="871" draw:style-name="gr7" svg:width="0.281cm" svg:height="0.489cm" svg:x="5.175cm" svg:y="4.604cm"><draw:text-box><text:p>1</text:p></draw:text-box></draw:frame><draw:circle text:anchor-type="paragraph" draw:z-index="870" draw:style-name="gr2" draw:text-style-name="P1" svg:width="0.892cm" svg:height="0.892cm" svg:x="6.685cm" svg:y="4.768cm"><text:p/></draw:circle><draw:line text:anchor-type="paragraph" draw:z-index="869" draw:style-name="gr11" draw:text-style-name="P1" svg:x1="7.576cm" svg:y1="5.216cm" svg:x2="10.686cm" svg:y2="5.193cm"><text:p/></draw:line><draw:line text:anchor-type="paragraph" draw:z-index="868" draw:style-name="gr5" draw:text-style-name="P1" svg:x1="3.575cm" svg:y1="5.216cm" svg:x2="6.685cm" svg:y2="5.193cm"><text:p/></draw:line><draw:line text:anchor-type="paragraph" draw:z-index="867" draw:style-name="gr5" draw:text-style-name="P1" svg:x1="7.097cm" svg:y1="1.658cm" svg:x2="7.104cm" svg:y2="4.745cm"><text:p/></draw:line><draw:line text:anchor-type="paragraph" draw:z-index="866" draw:style-name="gr11" draw:text-style-name="P1" svg:x1="11.098cm" svg:y1="1.658cm" svg:x2="11.105cm" svg:y2="4.745cm"><text:p/></draw:line><draw:line text:anchor-type="paragraph" draw:z-index="865" draw:style-name="gr5" draw:text-style-name="P1" svg:x1="7.491cm" svg:y1="5.02cm" svg:x2="10.853cm" svg:y2="1.556cm"><text:p/></draw:line><draw:circle text:anchor-type="paragraph" draw:z-index="864" draw:style-name="gr2" draw:text-style-name="P1" svg:width="0.892cm" svg:height="0.892cm" svg:x="10.686cm" svg:y="4.768cm"><text:p/></draw:circle><draw:circle text:anchor-type="paragraph" draw:z-index="863" draw:style-name="gr2" draw:text-style-name="P1" svg:width="0.892cm" svg:height="0.892cm" svg:x="2.685cm" svg:y="4.768cm"><text:p/></draw:circle><draw:line text:anchor-type="paragraph" draw:z-index="862" draw:style-name="gr6" draw:text-style-name="P1" svg:x1="3.491cm" svg:y1="5.02cm" svg:x2="6.853cm" svg:y2="1.556cm"><text:p/></draw:line><draw:circle text:anchor-type="paragraph" draw:z-index="861" draw:style-name="gr2" draw:text-style-name="P1" svg:width="0.892cm" svg:height="0.892cm" svg:x="10.686cm" svg:y="0.767cm"><text:p/></draw:circle><draw:line text:anchor-type="paragraph" draw:z-index="860" draw:style-name="gr6" draw:text-style-name="P1" svg:x1="3.097cm" svg:y1="1.658cm" svg:x2="3.104cm" svg:y2="4.745cm"><text:p/></draw:line><draw:line text:anchor-type="paragraph" draw:z-index="859" draw:style-name="gr5" draw:text-style-name="P1" svg:x1="7.576cm" svg:y1="1.215cm" svg:x2="10.686cm" svg:y2="1.192cm"><text:p/></draw:line><draw:circle text:anchor-type="paragraph" draw:z-index="858" draw:style-name="gr2" draw:text-style-name="P1" svg:width="0.892cm" svg:height="0.892cm" svg:x="6.685cm" svg:y="0.767cm"><text:p/></draw:circle><draw:line text:anchor-type="paragraph" draw:z-index="857" draw:style-name="gr5" draw:text-style-name="P1" svg:x1="3.575cm" svg:y1="1.215cm" svg:x2="6.685cm" svg:y2="1.192cm"><text:p/></draw:line><draw:circle text:anchor-type="paragraph" draw:z-index="856" draw:style-name="gr2" draw:text-style-name="P1" svg:width="0.892cm" svg:height="0.892cm" svg:x="2.685cm" svg:y="0.767cm"><text:p/></draw:circle><draw:frame text:anchor-type="paragraph" draw:z-index="855" draw:style-name="gr4" svg:width="0.308cm" svg:height="0.516cm" svg:x="6.976cm" svg:y="4.944cm"><draw:text-box><text:p>E</text:p></draw:text-box></draw:frame><draw:frame text:anchor-type="paragraph" draw:z-index="854" draw:style-name="gr4" svg:width="0.308cm" svg:height="0.516cm" svg:x="10.977cm" svg:y="0.944cm"><draw:text-box><text:p>C</text:p></draw:text-box></draw:frame><draw:frame text:anchor-type="paragraph" draw:z-index="853" draw:style-name="gr4" svg:width="0.308cm" svg:height="0.516cm" svg:x="6.976cm" svg:y="0.944cm"><draw:text-box><text:p>B</text:p></draw:text-box></draw:frame><draw:frame text:anchor-type="paragraph" draw:z-index="852" draw:style-name="gr7" svg:width="0.281cm" svg:height="0.489cm" svg:x="9.176cm" svg:y="0.704cm"><draw:text-box><text:p>5</text:p></draw:text-box></draw:frame><draw:frame text:anchor-type="paragraph" draw:z-index="851" draw:style-name="gr7" svg:width="0.281cm" svg:height="0.489cm" svg:x="8.825cm" svg:y="2.928cm"><draw:text-box><text:p>5</text:p></draw:text-box></draw:frame><draw:frame text:anchor-type="paragraph" draw:z-index="850" draw:style-name="gr7" svg:width="0.281cm" svg:height="0.489cm" svg:x="6.824cm" svg:y="2.928cm"><draw:text-box><text:p>2</text:p></draw:text-box></draw:frame><draw:frame text:anchor-type="paragraph" draw:z-index="849" draw:style-name="gr7" svg:width="0.281cm" svg:height="0.489cm" svg:x="4.824cm" svg:y="2.928cm"><draw:text-box><text:p>8</text:p></draw:text-box></draw:frame><draw:frame text:anchor-type="paragraph" draw:z-index="848" draw:style-name="gr7" svg:width="0.281cm" svg:height="0.489cm" svg:x="10.825cm" svg:y="2.928cm"><draw:text-box><text:p>7</text:p></draw:text-box></draw:frame><draw:frame text:anchor-type="paragraph" draw:z-index="847" draw:style-name="gr7" svg:width="0.281cm" svg:height="0.489cm" svg:x="2.824cm" svg:y="2.928cm"><draw:text-box><text:p>6</text:p></draw:text-box></draw:frame><draw:frame text:anchor-type="paragraph" draw:z-index="846" draw:style-name="gr7" svg:width="0.281cm" svg:height="0.489cm" svg:x="9.176cm" svg:y="4.604cm"><draw:text-box><text:p>3</text:p></draw:text-box></draw:frame><draw:frame text:anchor-type="paragraph" draw:z-index="845" draw:style-name="gr7" svg:width="0.281cm" svg:height="0.489cm" svg:x="5.175cm" svg:y="0.603cm"><draw:text-box><text:p>2</text:p></draw:text-box></draw:frame><draw:frame text:anchor-type="paragraph" draw:z-index="844" draw:style-name="gr7" svg:width="0.281cm" svg:height="0.489cm" svg:x="5.175cm" svg:y="4.604cm"><draw:text-box><text:p>1</text:p></draw:text-box></draw:frame><draw:circle text:anchor-type="paragraph" draw:z-index="843" draw:style-name="gr2" draw:text-style-name="P1" svg:width="0.892cm" svg:height="0.892cm" svg:x="6.685cm" svg:y="4.768cm"><text:p/></draw:circle><draw:line text:anchor-type="paragraph" draw:z-index="842" draw:style-name="gr5" draw:text-style-name="P1" svg:x1="7.576cm" svg:y1="5.216cm" svg:x2="10.686cm" svg:y2="5.193cm"><text:p/></draw:line><draw:line text:anchor-type="paragraph" draw:z-index="841" draw:style-name="gr5" draw:text-style-name="P1" svg:x1="3.575cm" svg:y1="5.216cm" svg:x2="6.685cm" svg:y2="5.193cm"><text:p/></draw:line><draw:line text:anchor-type="paragraph" draw:z-index="840" draw:style-name="gr5" draw:text-style-name="P1" svg:x1="7.097cm" svg:y1="1.658cm" svg:x2="7.104cm" svg:y2="4.745cm"><text:p/></draw:line><draw:line text:anchor-type="paragraph" draw:z-index="839" draw:style-name="gr6" draw:text-style-name="P1" svg:x1="11.098cm" svg:y1="1.658cm" svg:x2="11.105cm" svg:y2="4.745cm"><text:p/></draw:line><draw:line text:anchor-type="paragraph" draw:z-index="838" draw:style-name="gr5" draw:text-style-name="P1" svg:x1="7.491cm" svg:y1="5.02cm" svg:x2="10.853cm" svg:y2="1.556cm"><text:p/></draw:line><draw:circle text:anchor-type="paragraph" draw:z-index="837" draw:style-name="gr2" draw:text-style-name="P1" svg:width="0.892cm" svg:height="0.892cm" svg:x="10.686cm" svg:y="4.768cm"><text:p/></draw:circle><draw:circle text:anchor-type="paragraph" draw:z-index="836" draw:style-name="gr2" draw:text-style-name="P1" svg:width="0.892cm" svg:height="0.892cm" svg:x="2.685cm" svg:y="4.768cm"><text:p/></draw:circle><draw:line text:anchor-type="paragraph" draw:z-index="835" draw:style-name="gr6" draw:text-style-name="P1" svg:x1="3.491cm" svg:y1="5.02cm" svg:x2="6.853cm" svg:y2="1.556cm"><text:p/></draw:line><draw:circle text:anchor-type="paragraph" draw:z-index="834" draw:style-name="gr2" draw:text-style-name="P1" svg:width="0.892cm" svg:height="0.892cm" svg:x="10.686cm" svg:y="0.767cm"><text:p/></draw:circle><draw:line text:anchor-type="paragraph" draw:z-index="833" draw:style-name="gr6" draw:text-style-name="P1" svg:x1="3.097cm" svg:y1="1.658cm" svg:x2="3.104cm" svg:y2="4.745cm"><text:p/></draw:line><draw:line text:anchor-type="paragraph" draw:z-index="832" draw:style-name="gr5" draw:text-style-name="P1" svg:x1="7.576cm" svg:y1="1.215cm" svg:x2="10.686cm" svg:y2="1.192cm"><text:p/></draw:line><draw:circle text:anchor-type="paragraph" draw:z-index="831" draw:style-name="gr2" draw:text-style-name="P1" svg:width="0.892cm" svg:height="0.892cm" svg:x="6.685cm" svg:y="0.767cm"><text:p/></draw:circle><draw:line text:anchor-type="paragraph" draw:z-index="830" draw:style-name="gr5" draw:text-style-name="P1" svg:x1="3.575cm" svg:y1="1.215cm" svg:x2="6.685cm" svg:y2="1.192cm"><text:p/></draw:line><draw:circle text:anchor-type="paragraph" draw:z-index="829" draw:style-name="gr2" draw:text-style-name="P1" svg:width="0.892cm" svg:height="0.892cm" svg:x="2.685cm" svg:y="0.767cm"><text:p/></draw:circle><text:span text:style-name="T1">Σχήμα </text:span><text:span text:style-name="T2">2.2.2</text:span><text:span text:style-name="T1"><text:line-break/></text:span></text:p>
      <text:p text:style-name="Standard"><draw:frame text:anchor-type="paragraph" draw:z-index="880" draw:style-name="gr4" svg:width="0.308cm" svg:height="0.516cm" svg:x="2.976cm" svg:y="3.944cm"><draw:text-box><text:p>D</text:p></draw:text-box></draw:frame><draw:frame text:anchor-type="paragraph" draw:z-index="881" draw:style-name="gr4" svg:width="0.308cm" svg:height="0.516cm" svg:x="2.976cm" svg:y="-0.056cm"><draw:text-box><text:p>A</text:p></draw:text-box></draw:frame><draw:frame text:anchor-type="paragraph" draw:z-index="885" draw:style-name="gr4" svg:width="0.308cm" svg:height="0.516cm" svg:x="10.977cm" svg:y="3.944cm"><draw:text-box><text:p>F</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frame text:anchor-type="paragraph" draw:z-index="886" draw:style-name="gr12" svg:width="0.872cm" svg:height="0.489cm" svg:x="11.665cm" svg:y="0.215cm"><draw:text-box><text:p>(F,0)</text:p></draw:text-box></draw:frame><text:span text:style-name="T1"/></text:p>
      <text:p text:style-name="Standard"><draw:frame text:anchor-type="paragraph" draw:z-index="892" draw:style-name="gr12" svg:width="0.957cm" svg:height="0.489cm" svg:x="3.575cm" svg:y="0.113cm"><draw:text-box><text:p>(0,∞)</text:p></draw:text-box></draw:frame><draw:frame text:anchor-type="paragraph" draw:z-index="889" draw:style-name="gr12" svg:width="0.957cm" svg:height="0.489cm" svg:x="7.576cm" svg:y="0.007cm"><draw:text-box><text:p>(0,∞)</text:p></draw:text-box></draw:frame><draw:line text:anchor-type="paragraph" draw:z-index="890" draw:style-name="gr13" draw:text-style-name="P1" svg:x1="8.44cm" svg:y1="0.007cm" svg:x2="7.576cm" svg:y2="0.496cm"><text:p/></draw:line><text:span text:style-name="T1"/></text:p>
      <text:p text:style-name="Standard"><draw:frame text:anchor-type="paragraph" draw:z-index="887" draw:style-name="gr12" svg:width="0.872cm" svg:height="0.489cm" svg:x="7.248cm" svg:y="0.009cm"><draw:text-box><text:p>(F,3)</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
      <text:p text:style-name="Standard"><draw:circle text:anchor-type="paragraph" draw:z-index="959" draw:style-name="gr2" draw:text-style-name="P1" svg:width="0.892cm" svg:height="0.892cm" svg:x="2.685cm" svg:y="0.767cm"><text:p/></draw:circle><draw:line text:anchor-type="paragraph" draw:z-index="960" draw:style-name="gr5" draw:text-style-name="P1" svg:x1="3.575cm" svg:y1="1.215cm" svg:x2="6.685cm" svg:y2="1.192cm"><text:p/></draw:line><draw:circle text:anchor-type="paragraph" draw:z-index="961" draw:style-name="gr2" draw:text-style-name="P1" svg:width="0.892cm" svg:height="0.892cm" svg:x="6.685cm" svg:y="0.767cm"><text:p/></draw:circle><draw:line text:anchor-type="paragraph" draw:z-index="962" draw:style-name="gr5" draw:text-style-name="P1" svg:x1="7.576cm" svg:y1="1.215cm" svg:x2="10.686cm" svg:y2="1.192cm"><text:p/></draw:line><draw:line text:anchor-type="paragraph" draw:z-index="963" draw:style-name="gr6" draw:text-style-name="P1" svg:x1="3.097cm" svg:y1="1.658cm" svg:x2="3.104cm" svg:y2="4.745cm"><text:p/></draw:line><draw:circle text:anchor-type="paragraph" draw:z-index="964" draw:style-name="gr2" draw:text-style-name="P1" svg:width="0.892cm" svg:height="0.892cm" svg:x="10.686cm" svg:y="0.767cm"><text:p/></draw:circle><draw:line text:anchor-type="paragraph" draw:z-index="965" draw:style-name="gr6" draw:text-style-name="P1" svg:x1="3.491cm" svg:y1="5.02cm" svg:x2="6.853cm" svg:y2="1.556cm"><text:p/></draw:line><draw:circle text:anchor-type="paragraph" draw:z-index="966" draw:style-name="gr2" draw:text-style-name="P1" svg:width="0.892cm" svg:height="0.892cm" svg:x="2.685cm" svg:y="4.768cm"><text:p/></draw:circle><draw:circle text:anchor-type="paragraph" draw:z-index="967" draw:style-name="gr2" draw:text-style-name="P1" svg:width="0.892cm" svg:height="0.892cm" svg:x="10.686cm" svg:y="4.768cm"><text:p/></draw:circle><draw:line text:anchor-type="paragraph" draw:z-index="968" draw:style-name="gr5" draw:text-style-name="P1" svg:x1="7.491cm" svg:y1="5.02cm" svg:x2="10.853cm" svg:y2="1.556cm"><text:p/></draw:line><draw:line text:anchor-type="paragraph" draw:z-index="969" draw:style-name="gr6" draw:text-style-name="P1" svg:x1="11.098cm" svg:y1="1.658cm" svg:x2="11.105cm" svg:y2="4.745cm"><text:p/></draw:line><draw:line text:anchor-type="paragraph" draw:z-index="970" draw:style-name="gr5" draw:text-style-name="P1" svg:x1="7.097cm" svg:y1="1.658cm" svg:x2="7.104cm" svg:y2="4.745cm"><text:p/></draw:line><draw:line text:anchor-type="paragraph" draw:z-index="971" draw:style-name="gr5" draw:text-style-name="P1" svg:x1="3.575cm" svg:y1="5.216cm" svg:x2="6.685cm" svg:y2="5.193cm"><text:p/></draw:line><draw:line text:anchor-type="paragraph" draw:z-index="972" draw:style-name="gr5" draw:text-style-name="P1" svg:x1="7.576cm" svg:y1="5.216cm" svg:x2="10.686cm" svg:y2="5.193cm"><text:p/></draw:line><draw:circle text:anchor-type="paragraph" draw:z-index="973" draw:style-name="gr2" draw:text-style-name="P1" svg:width="0.892cm" svg:height="0.892cm" svg:x="6.685cm" svg:y="4.768cm"><text:p/></draw:circle><draw:frame text:anchor-type="paragraph" draw:z-index="974" draw:style-name="gr7" svg:width="0.281cm" svg:height="0.489cm" svg:x="5.175cm" svg:y="4.604cm"><draw:text-box><text:p>1</text:p></draw:text-box></draw:frame><draw:frame text:anchor-type="paragraph" draw:z-index="975" draw:style-name="gr7" svg:width="0.281cm" svg:height="0.489cm" svg:x="5.175cm" svg:y="0.603cm"><draw:text-box><text:p>2</text:p></draw:text-box></draw:frame><draw:frame text:anchor-type="paragraph" draw:z-index="976" draw:style-name="gr7" svg:width="0.281cm" svg:height="0.489cm" svg:x="9.176cm" svg:y="4.604cm"><draw:text-box><text:p>3</text:p></draw:text-box></draw:frame><draw:frame text:anchor-type="paragraph" draw:z-index="977" draw:style-name="gr7" svg:width="0.281cm" svg:height="0.489cm" svg:x="2.824cm" svg:y="2.928cm"><draw:text-box><text:p>6</text:p></draw:text-box></draw:frame><draw:frame text:anchor-type="paragraph" draw:z-index="978" draw:style-name="gr7" svg:width="0.281cm" svg:height="0.489cm" svg:x="10.825cm" svg:y="2.928cm"><draw:text-box><text:p>7</text:p></draw:text-box></draw:frame><draw:frame text:anchor-type="paragraph" draw:z-index="979" draw:style-name="gr7" svg:width="0.281cm" svg:height="0.489cm" svg:x="4.824cm" svg:y="2.928cm"><draw:text-box><text:p>8</text:p></draw:text-box></draw:frame><draw:frame text:anchor-type="paragraph" draw:z-index="980" draw:style-name="gr7" svg:width="0.281cm" svg:height="0.489cm" svg:x="6.824cm" svg:y="2.928cm"><draw:text-box><text:p>2</text:p></draw:text-box></draw:frame><draw:frame text:anchor-type="paragraph" draw:z-index="981" draw:style-name="gr7" svg:width="0.281cm" svg:height="0.489cm" svg:x="8.825cm" svg:y="2.928cm"><draw:text-box><text:p>5</text:p></draw:text-box></draw:frame><draw:frame text:anchor-type="paragraph" draw:z-index="982" draw:style-name="gr7" svg:width="0.281cm" svg:height="0.489cm" svg:x="9.176cm" svg:y="0.704cm"><draw:text-box><text:p>5</text:p></draw:text-box></draw:frame><draw:frame text:anchor-type="paragraph" draw:z-index="983" draw:style-name="gr4" svg:width="0.308cm" svg:height="0.516cm" svg:x="6.976cm" svg:y="0.944cm"><draw:text-box><text:p>B</text:p></draw:text-box></draw:frame><draw:frame text:anchor-type="paragraph" draw:z-index="984" draw:style-name="gr4" svg:width="0.308cm" svg:height="0.516cm" svg:x="10.977cm" svg:y="0.944cm"><draw:text-box><text:p>C</text:p></draw:text-box></draw:frame><draw:frame text:anchor-type="paragraph" draw:z-index="985" draw:style-name="gr4" svg:width="0.308cm" svg:height="0.516cm" svg:x="6.976cm" svg:y="4.944cm"><draw:text-box><text:p>E</text:p></draw:text-box></draw:frame><draw:circle text:anchor-type="paragraph" draw:z-index="986" draw:style-name="gr2" draw:text-style-name="P1" svg:width="0.892cm" svg:height="0.892cm" svg:x="2.685cm" svg:y="0.767cm"><text:p/></draw:circle><draw:line text:anchor-type="paragraph" draw:z-index="987" draw:style-name="gr5" draw:text-style-name="P1" svg:x1="3.575cm" svg:y1="1.215cm" svg:x2="6.685cm" svg:y2="1.192cm"><text:p/></draw:line><draw:circle text:anchor-type="paragraph" draw:z-index="988" draw:style-name="gr2" draw:text-style-name="P1" svg:width="0.892cm" svg:height="0.892cm" svg:x="6.685cm" svg:y="0.767cm"><text:p/></draw:circle><draw:line text:anchor-type="paragraph" draw:z-index="989" draw:style-name="gr11" draw:text-style-name="P1" svg:x1="7.576cm" svg:y1="1.215cm" svg:x2="10.686cm" svg:y2="1.192cm"><text:p/></draw:line><draw:line text:anchor-type="paragraph" draw:z-index="990" draw:style-name="gr6" draw:text-style-name="P1" svg:x1="3.097cm" svg:y1="1.658cm" svg:x2="3.104cm" svg:y2="4.745cm"><text:p/></draw:line><draw:circle text:anchor-type="paragraph" draw:z-index="991" draw:style-name="gr2" draw:text-style-name="P1" svg:width="0.892cm" svg:height="0.892cm" svg:x="10.686cm" svg:y="0.767cm"><text:p/></draw:circle><draw:line text:anchor-type="paragraph" draw:z-index="992" draw:style-name="gr14" draw:text-style-name="P1" svg:x1="3.491cm" svg:y1="5.02cm" svg:x2="6.853cm" svg:y2="1.556cm"><text:p/></draw:line><draw:circle text:anchor-type="paragraph" draw:z-index="993" draw:style-name="gr2" draw:text-style-name="P1" svg:width="0.892cm" svg:height="0.892cm" svg:x="2.685cm" svg:y="4.768cm"><text:p/></draw:circle><draw:circle text:anchor-type="paragraph" draw:z-index="994" draw:style-name="gr2" draw:text-style-name="P1" svg:width="0.892cm" svg:height="0.892cm" svg:x="10.686cm" svg:y="4.768cm"><text:p/></draw:circle><draw:line text:anchor-type="paragraph" draw:z-index="995" draw:style-name="gr11" draw:text-style-name="P1" svg:x1="7.491cm" svg:y1="5.02cm" svg:x2="10.853cm" svg:y2="1.556cm"><text:p/></draw:line><draw:line text:anchor-type="paragraph" draw:z-index="996" draw:style-name="gr14" draw:text-style-name="P1" svg:x1="11.098cm" svg:y1="1.658cm" svg:x2="11.105cm" svg:y2="4.745cm"><text:p/></draw:line><draw:line text:anchor-type="paragraph" draw:z-index="997" draw:style-name="gr11" draw:text-style-name="P1" svg:x1="7.097cm" svg:y1="1.658cm" svg:x2="7.104cm" svg:y2="4.745cm"><text:p/></draw:line><draw:line text:anchor-type="paragraph" draw:z-index="998" draw:style-name="gr11" draw:text-style-name="P1" svg:x1="3.575cm" svg:y1="5.216cm" svg:x2="6.685cm" svg:y2="5.193cm"><text:p/></draw:line><draw:line text:anchor-type="paragraph" draw:z-index="999" draw:style-name="gr14" draw:text-style-name="P1" svg:x1="7.576cm" svg:y1="5.216cm" svg:x2="10.686cm" svg:y2="5.193cm"><text:p/></draw:line><draw:circle text:anchor-type="paragraph" draw:z-index="1000" draw:style-name="gr2" draw:text-style-name="P1" svg:width="0.892cm" svg:height="0.892cm" svg:x="6.685cm" svg:y="4.768cm"><text:p/></draw:circle><draw:frame text:anchor-type="paragraph" draw:z-index="1001" draw:style-name="gr7" svg:width="0.281cm" svg:height="0.489cm" svg:x="5.175cm" svg:y="4.604cm"><draw:text-box><text:p>1</text:p></draw:text-box></draw:frame><draw:frame text:anchor-type="paragraph" draw:z-index="1002" draw:style-name="gr7" svg:width="0.281cm" svg:height="0.489cm" svg:x="5.175cm" svg:y="0.603cm"><draw:text-box><text:p>2</text:p></draw:text-box></draw:frame><draw:frame text:anchor-type="paragraph" draw:z-index="1003" draw:style-name="gr7" svg:width="0.281cm" svg:height="0.489cm" svg:x="9.176cm" svg:y="4.604cm"><draw:text-box><text:p>3</text:p></draw:text-box></draw:frame><draw:frame text:anchor-type="paragraph" draw:z-index="1004" draw:style-name="gr7" svg:width="0.281cm" svg:height="0.489cm" svg:x="2.824cm" svg:y="2.928cm"><draw:text-box><text:p>6</text:p></draw:text-box></draw:frame><draw:frame text:anchor-type="paragraph" draw:z-index="1005" draw:style-name="gr7" svg:width="0.281cm" svg:height="0.489cm" svg:x="10.825cm" svg:y="2.928cm"><draw:text-box><text:p>7</text:p></draw:text-box></draw:frame><draw:frame text:anchor-type="paragraph" draw:z-index="1006" draw:style-name="gr7" svg:width="0.281cm" svg:height="0.489cm" svg:x="4.824cm" svg:y="2.928cm"><draw:text-box><text:p>8</text:p></draw:text-box></draw:frame><draw:frame text:anchor-type="paragraph" draw:z-index="1007" draw:style-name="gr7" svg:width="0.281cm" svg:height="0.489cm" svg:x="6.824cm" svg:y="2.928cm"><draw:text-box><text:p>2</text:p></draw:text-box></draw:frame><draw:frame text:anchor-type="paragraph" draw:z-index="1008" draw:style-name="gr7" svg:width="0.281cm" svg:height="0.489cm" svg:x="8.825cm" svg:y="2.928cm"><draw:text-box><text:p>5</text:p></draw:text-box></draw:frame><draw:frame text:anchor-type="paragraph" draw:z-index="1009" draw:style-name="gr7" svg:width="0.281cm" svg:height="0.489cm" svg:x="9.176cm" svg:y="0.704cm"><draw:text-box><text:p>5</text:p></draw:text-box></draw:frame><draw:frame text:anchor-type="paragraph" draw:z-index="1012" draw:style-name="gr4" svg:width="0.308cm" svg:height="0.516cm" svg:x="6.976cm" svg:y="0.944cm"><draw:text-box><text:p>B</text:p></draw:text-box></draw:frame><draw:frame text:anchor-type="paragraph" draw:z-index="1013" draw:style-name="gr4" svg:width="0.308cm" svg:height="0.516cm" svg:x="10.977cm" svg:y="0.944cm"><draw:text-box><text:p>C</text:p></draw:text-box></draw:frame><draw:frame text:anchor-type="paragraph" draw:z-index="1014" draw:style-name="gr4" svg:width="0.308cm" svg:height="0.516cm" svg:x="6.976cm" svg:y="4.944cm"><draw:text-box><text:p>E</text:p></draw:text-box></draw:frame><draw:frame text:anchor-type="paragraph" draw:z-index="1018" draw:style-name="gr12" svg:width="0.872cm" svg:height="0.489cm" svg:x="11.576cm" svg:y="0.355cm"><draw:text-box><text:p>(F,7)</text:p></draw:text-box></draw:frame><draw:frame text:anchor-type="paragraph" draw:z-index="1021" draw:style-name="gr12" svg:width="0.957cm" svg:height="0.489cm" svg:x="7.678cm" svg:y="0.633cm"><draw:text-box><text:p>(0,∞)</text:p></draw:text-box></draw:frame><draw:frame text:anchor-type="paragraph" draw:z-index="1023" draw:style-name="gr12" svg:width="0.957cm" svg:height="0.489cm" svg:x="3.769cm" svg:y="0.704cm"><draw:text-box><text:p>(0,∞)</text:p></draw:text-box></draw:frame><draw:frame text:anchor-type="paragraph" draw:z-index="1024" draw:style-name="gr12" svg:width="0.957cm" svg:height="0.489cm" svg:x="11.688cm" svg:y="0.843cm"><draw:text-box><text:p>(0,∞)</text:p></draw:text-box></draw:frame><draw:line text:anchor-type="paragraph" draw:z-index="1025" draw:style-name="gr13" draw:text-style-name="P1" svg:x1="12.552cm" svg:y1="0.843cm" svg:x2="11.688cm" svg:y2="1.332cm"><text:p/></draw:line><draw:line text:anchor-type="paragraph" draw:z-index="1027" draw:style-name="gr13" draw:text-style-name="P1" svg:x1="8.542cm" svg:y1="0.633cm" svg:x2="7.678cm" svg:y2="1.122cm"><text:p/></draw:line><draw:frame text:anchor-type="paragraph" draw:z-index="1029" draw:style-name="gr12" svg:width="0.872cm" svg:height="0.489cm" svg:x="7.214cm" svg:y="0.279cm"><draw:text-box><text:p>(E,5)</text:p></draw:text-box></draw:frame><text:soft-page-break/><text:span text:style-name="T1">Σχήμα </text:span><text:span text:style-name="T2">2.2.</text:span><text:span text:style-name="T1">3<text:line-break/></text:span></text:p>
      <text:p text:style-name="Standard"><draw:frame text:anchor-type="paragraph" draw:z-index="1010" draw:style-name="gr4" svg:width="0.308cm" svg:height="0.516cm" svg:x="2.976cm" svg:y="3.944cm"><draw:text-box><text:p>D</text:p></draw:text-box></draw:frame><draw:frame text:anchor-type="paragraph" draw:z-index="1011" draw:style-name="gr4" svg:width="0.308cm" svg:height="0.516cm" svg:x="2.976cm" svg:y="-0.056cm"><draw:text-box><text:p>A</text:p></draw:text-box></draw:frame><draw:frame text:anchor-type="paragraph" draw:z-index="1015" draw:style-name="gr4" svg:width="0.308cm" svg:height="0.516cm" svg:x="10.977cm" svg:y="3.944cm"><draw:text-box><text:p>F</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frame text:anchor-type="paragraph" draw:z-index="1016" draw:style-name="gr12" svg:width="0.872cm" svg:height="0.489cm" svg:x="11.665cm" svg:y="0.215cm"><draw:text-box><text:p>(F,0)</text:p></draw:text-box></draw:frame><text:span text:style-name="T1"/></text:p>
      <text:p text:style-name="Standard"><draw:frame text:anchor-type="paragraph" draw:z-index="1019" draw:style-name="gr12" svg:width="0.957cm" svg:height="0.489cm" svg:x="7.576cm" svg:y="0.007cm"><draw:text-box><text:p>(0,∞)</text:p></draw:text-box></draw:frame><draw:line text:anchor-type="paragraph" draw:z-index="1020" draw:style-name="gr13" draw:text-style-name="P1" svg:x1="8.44cm" svg:y1="0.007cm" svg:x2="7.576cm" svg:y2="0.496cm"><text:p/></draw:line><draw:frame text:anchor-type="paragraph" draw:z-index="1022" draw:style-name="gr12" svg:width="0.957cm" svg:height="0.489cm" svg:x="3.575cm" svg:y="0.113cm"><draw:text-box><text:p>(0,∞)</text:p></draw:text-box></draw:frame><draw:line text:anchor-type="paragraph" draw:z-index="1026" draw:style-name="gr13" draw:text-style-name="P1" svg:x1="4.439cm" svg:y1="0.113cm" svg:x2="3.575cm" svg:y2="0.602cm"><text:p/></draw:line><draw:frame text:anchor-type="paragraph" draw:z-index="1028" draw:style-name="gr12" svg:width="0.872cm" svg:height="0.489cm" svg:x="2.298cm" svg:y="0.303cm"><draw:text-box><text:p>(E,4)</text:p></draw:text-box></draw:frame><text:span text:style-name="T1"/></text:p>
      <text:p text:style-name="Standard"><draw:frame text:anchor-type="paragraph" draw:z-index="1017" draw:style-name="gr12" svg:width="0.872cm" svg:height="0.489cm" svg:x="7.248cm" svg:y="0.009cm"><draw:text-box><text:p>(F,3)</text:p></draw:text-box></draw:frame><text:span text:style-name="T1"/></text:p>
      <text:p text:style-name="Standard"><text:span text:style-name="T1"/></text:p>
      <text:p text:style-name="Standard"><draw:circle text:anchor-type="paragraph" draw:z-index="1030" draw:style-name="gr2" draw:text-style-name="P1" svg:width="0.892cm" svg:height="0.892cm" svg:x="2.685cm" svg:y="0.767cm"><text:p/></draw:circle><draw:line text:anchor-type="paragraph" draw:z-index="1031" draw:style-name="gr5" draw:text-style-name="P1" svg:x1="3.575cm" svg:y1="1.215cm" svg:x2="6.685cm" svg:y2="1.192cm"><text:p/></draw:line><draw:circle text:anchor-type="paragraph" draw:z-index="1032" draw:style-name="gr2" draw:text-style-name="P1" svg:width="0.892cm" svg:height="0.892cm" svg:x="6.685cm" svg:y="0.767cm"><text:p/></draw:circle><draw:line text:anchor-type="paragraph" draw:z-index="1033" draw:style-name="gr5" draw:text-style-name="P1" svg:x1="7.576cm" svg:y1="1.215cm" svg:x2="10.686cm" svg:y2="1.192cm"><text:p/></draw:line><draw:line text:anchor-type="paragraph" draw:z-index="1034" draw:style-name="gr6" draw:text-style-name="P1" svg:x1="3.097cm" svg:y1="1.658cm" svg:x2="3.104cm" svg:y2="4.745cm"><text:p/></draw:line><draw:circle text:anchor-type="paragraph" draw:z-index="1035" draw:style-name="gr2" draw:text-style-name="P1" svg:width="0.892cm" svg:height="0.892cm" svg:x="10.686cm" svg:y="0.767cm"><text:p/></draw:circle><draw:line text:anchor-type="paragraph" draw:z-index="1036" draw:style-name="gr6" draw:text-style-name="P1" svg:x1="3.491cm" svg:y1="5.02cm" svg:x2="6.853cm" svg:y2="1.556cm"><text:p/></draw:line><draw:circle text:anchor-type="paragraph" draw:z-index="1037" draw:style-name="gr2" draw:text-style-name="P1" svg:width="0.892cm" svg:height="0.892cm" svg:x="2.685cm" svg:y="4.768cm"><text:p/></draw:circle><draw:circle text:anchor-type="paragraph" draw:z-index="1038" draw:style-name="gr2" draw:text-style-name="P1" svg:width="0.892cm" svg:height="0.892cm" svg:x="10.686cm" svg:y="4.768cm"><text:p/></draw:circle><draw:line text:anchor-type="paragraph" draw:z-index="1039" draw:style-name="gr5" draw:text-style-name="P1" svg:x1="7.491cm" svg:y1="5.02cm" svg:x2="10.853cm" svg:y2="1.556cm"><text:p/></draw:line><draw:line text:anchor-type="paragraph" draw:z-index="1040" draw:style-name="gr6" draw:text-style-name="P1" svg:x1="11.098cm" svg:y1="1.658cm" svg:x2="11.105cm" svg:y2="4.745cm"><text:p/></draw:line><draw:line text:anchor-type="paragraph" draw:z-index="1041" draw:style-name="gr5" draw:text-style-name="P1" svg:x1="7.097cm" svg:y1="1.658cm" svg:x2="7.104cm" svg:y2="4.745cm"><text:p/></draw:line><draw:line text:anchor-type="paragraph" draw:z-index="1042" draw:style-name="gr5" draw:text-style-name="P1" svg:x1="3.575cm" svg:y1="5.216cm" svg:x2="6.685cm" svg:y2="5.193cm"><text:p/></draw:line><draw:line text:anchor-type="paragraph" draw:z-index="1043" draw:style-name="gr5" draw:text-style-name="P1" svg:x1="7.576cm" svg:y1="5.216cm" svg:x2="10.686cm" svg:y2="5.193cm"><text:p/></draw:line><draw:circle text:anchor-type="paragraph" draw:z-index="1044" draw:style-name="gr2" draw:text-style-name="P1" svg:width="0.892cm" svg:height="0.892cm" svg:x="6.685cm" svg:y="4.768cm"><text:p/></draw:circle><draw:frame text:anchor-type="paragraph" draw:z-index="1045" draw:style-name="gr7" svg:width="0.281cm" svg:height="0.489cm" svg:x="5.175cm" svg:y="4.604cm"><draw:text-box><text:p>1</text:p></draw:text-box></draw:frame><draw:frame text:anchor-type="paragraph" draw:z-index="1046" draw:style-name="gr7" svg:width="0.281cm" svg:height="0.489cm" svg:x="5.175cm" svg:y="0.603cm"><draw:text-box><text:p>2</text:p></draw:text-box></draw:frame><draw:frame text:anchor-type="paragraph" draw:z-index="1047" draw:style-name="gr7" svg:width="0.281cm" svg:height="0.489cm" svg:x="9.176cm" svg:y="4.604cm"><draw:text-box><text:p>3</text:p></draw:text-box></draw:frame><draw:frame text:anchor-type="paragraph" draw:z-index="1048" draw:style-name="gr7" svg:width="0.281cm" svg:height="0.489cm" svg:x="2.824cm" svg:y="2.928cm"><draw:text-box><text:p>6</text:p></draw:text-box></draw:frame><draw:frame text:anchor-type="paragraph" draw:z-index="1049" draw:style-name="gr7" svg:width="0.281cm" svg:height="0.489cm" svg:x="10.825cm" svg:y="2.928cm"><draw:text-box><text:p>7</text:p></draw:text-box></draw:frame><draw:frame text:anchor-type="paragraph" draw:z-index="1050" draw:style-name="gr7" svg:width="0.281cm" svg:height="0.489cm" svg:x="4.824cm" svg:y="2.928cm"><draw:text-box><text:p>8</text:p></draw:text-box></draw:frame><draw:frame text:anchor-type="paragraph" draw:z-index="1051" draw:style-name="gr7" svg:width="0.281cm" svg:height="0.489cm" svg:x="6.824cm" svg:y="2.928cm"><draw:text-box><text:p>2</text:p></draw:text-box></draw:frame><draw:frame text:anchor-type="paragraph" draw:z-index="1052" draw:style-name="gr7" svg:width="0.281cm" svg:height="0.489cm" svg:x="8.825cm" svg:y="2.928cm"><draw:text-box><text:p>5</text:p></draw:text-box></draw:frame><draw:frame text:anchor-type="paragraph" draw:z-index="1053" draw:style-name="gr7" svg:width="0.281cm" svg:height="0.489cm" svg:x="9.176cm" svg:y="0.704cm"><draw:text-box><text:p>5</text:p></draw:text-box></draw:frame><draw:frame text:anchor-type="paragraph" draw:z-index="1054" draw:style-name="gr4" svg:width="0.308cm" svg:height="0.516cm" svg:x="6.976cm" svg:y="0.944cm"><draw:text-box><text:p>B</text:p></draw:text-box></draw:frame><draw:frame text:anchor-type="paragraph" draw:z-index="1055" draw:style-name="gr4" svg:width="0.308cm" svg:height="0.516cm" svg:x="10.977cm" svg:y="0.944cm"><draw:text-box><text:p>C</text:p></draw:text-box></draw:frame><draw:frame text:anchor-type="paragraph" draw:z-index="1056" draw:style-name="gr4" svg:width="0.308cm" svg:height="0.516cm" svg:x="6.976cm" svg:y="4.944cm"><draw:text-box><text:p>E</text:p></draw:text-box></draw:frame><draw:circle text:anchor-type="paragraph" draw:z-index="1057" draw:style-name="gr2" draw:text-style-name="P1" svg:width="0.892cm" svg:height="0.892cm" svg:x="2.685cm" svg:y="0.767cm"><text:p/></draw:circle><draw:line text:anchor-type="paragraph" draw:z-index="1058" draw:style-name="gr11" draw:text-style-name="P1" svg:x1="3.575cm" svg:y1="1.215cm" svg:x2="6.685cm" svg:y2="1.192cm"><text:p/></draw:line><draw:circle text:anchor-type="paragraph" draw:z-index="1059" draw:style-name="gr2" draw:text-style-name="P1" svg:width="0.892cm" svg:height="0.892cm" svg:x="6.685cm" svg:y="0.767cm"><text:p/></draw:circle><draw:line text:anchor-type="paragraph" draw:z-index="1060" draw:style-name="gr14" draw:text-style-name="P1" svg:x1="7.576cm" svg:y1="1.215cm" svg:x2="10.686cm" svg:y2="1.192cm"><text:p/></draw:line><draw:line text:anchor-type="paragraph" draw:z-index="1061" draw:style-name="gr11" draw:text-style-name="P1" svg:x1="3.097cm" svg:y1="1.658cm" svg:x2="3.104cm" svg:y2="4.745cm"><text:p/></draw:line><draw:circle text:anchor-type="paragraph" draw:z-index="1062" draw:style-name="gr2" draw:text-style-name="P1" svg:width="0.892cm" svg:height="0.892cm" svg:x="10.686cm" svg:y="0.767cm"><text:p/></draw:circle><draw:line text:anchor-type="paragraph" draw:z-index="1063" draw:style-name="gr11" draw:text-style-name="P1" svg:x1="3.491cm" svg:y1="5.02cm" svg:x2="6.853cm" svg:y2="1.556cm"><text:p/></draw:line><draw:circle text:anchor-type="paragraph" draw:z-index="1064" draw:style-name="gr2" draw:text-style-name="P1" svg:width="0.892cm" svg:height="0.892cm" svg:x="2.685cm" svg:y="4.768cm"><text:p/></draw:circle><draw:circle text:anchor-type="paragraph" draw:z-index="1065" draw:style-name="gr2" draw:text-style-name="P1" svg:width="0.892cm" svg:height="0.892cm" svg:x="10.686cm" svg:y="4.768cm"><text:p/></draw:circle><draw:line text:anchor-type="paragraph" draw:z-index="1066" draw:style-name="gr14" draw:text-style-name="P1" svg:x1="7.491cm" svg:y1="5.02cm" svg:x2="10.853cm" svg:y2="1.556cm"><text:p/></draw:line><draw:line text:anchor-type="paragraph" draw:z-index="1067" draw:style-name="gr14" draw:text-style-name="P1" svg:x1="11.098cm" svg:y1="1.658cm" svg:x2="11.105cm" svg:y2="4.745cm"><text:p/></draw:line><draw:line text:anchor-type="paragraph" draw:z-index="1068" draw:style-name="gr14" draw:text-style-name="P1" svg:x1="7.097cm" svg:y1="1.658cm" svg:x2="7.104cm" svg:y2="4.745cm"><text:p/></draw:line><draw:line text:anchor-type="paragraph" draw:z-index="1069" draw:style-name="gr14" draw:text-style-name="P1" svg:x1="3.575cm" svg:y1="5.216cm" svg:x2="6.685cm" svg:y2="5.193cm"><text:p/></draw:line><draw:line text:anchor-type="paragraph" draw:z-index="1070" draw:style-name="gr14" draw:text-style-name="P1" svg:x1="7.576cm" svg:y1="5.216cm" svg:x2="10.686cm" svg:y2="5.193cm"><text:p/></draw:line><draw:circle text:anchor-type="paragraph" draw:z-index="1071" draw:style-name="gr2" draw:text-style-name="P1" svg:width="0.892cm" svg:height="0.892cm" svg:x="6.685cm" svg:y="4.768cm"><text:p/></draw:circle><draw:frame text:anchor-type="paragraph" draw:z-index="1072" draw:style-name="gr7" svg:width="0.281cm" svg:height="0.489cm" svg:x="5.175cm" svg:y="4.604cm"><draw:text-box><text:p>1</text:p></draw:text-box></draw:frame><draw:frame text:anchor-type="paragraph" draw:z-index="1073" draw:style-name="gr7" svg:width="0.281cm" svg:height="0.489cm" svg:x="5.175cm" svg:y="0.603cm"><draw:text-box><text:p>2</text:p></draw:text-box></draw:frame><draw:frame text:anchor-type="paragraph" draw:z-index="1074" draw:style-name="gr7" svg:width="0.281cm" svg:height="0.489cm" svg:x="9.176cm" svg:y="4.604cm"><draw:text-box><text:p>3</text:p></draw:text-box></draw:frame><draw:frame text:anchor-type="paragraph" draw:z-index="1075" draw:style-name="gr7" svg:width="0.281cm" svg:height="0.489cm" svg:x="2.824cm" svg:y="2.928cm"><draw:text-box><text:p>6</text:p></draw:text-box></draw:frame><draw:frame text:anchor-type="paragraph" draw:z-index="1076" draw:style-name="gr7" svg:width="0.281cm" svg:height="0.489cm" svg:x="10.825cm" svg:y="2.928cm"><draw:text-box><text:p>7</text:p></draw:text-box></draw:frame><draw:frame text:anchor-type="paragraph" draw:z-index="1077" draw:style-name="gr7" svg:width="0.281cm" svg:height="0.489cm" svg:x="4.824cm" svg:y="2.928cm"><draw:text-box><text:p>8</text:p></draw:text-box></draw:frame><draw:frame text:anchor-type="paragraph" draw:z-index="1078" draw:style-name="gr7" svg:width="0.281cm" svg:height="0.489cm" svg:x="6.824cm" svg:y="2.928cm"><draw:text-box><text:p>2</text:p></draw:text-box></draw:frame><draw:frame text:anchor-type="paragraph" draw:z-index="1079" draw:style-name="gr7" svg:width="0.281cm" svg:height="0.489cm" svg:x="8.825cm" svg:y="2.928cm"><draw:text-box><text:p>5</text:p></draw:text-box></draw:frame><draw:frame text:anchor-type="paragraph" draw:z-index="1080" draw:style-name="gr7" svg:width="0.281cm" svg:height="0.489cm" svg:x="9.176cm" svg:y="0.704cm"><draw:text-box><text:p>5</text:p></draw:text-box></draw:frame><draw:frame text:anchor-type="paragraph" draw:z-index="1083" draw:style-name="gr4" svg:width="0.308cm" svg:height="0.516cm" svg:x="6.976cm" svg:y="0.944cm"><draw:text-box><text:p>B</text:p></draw:text-box></draw:frame><draw:frame text:anchor-type="paragraph" draw:z-index="1084" draw:style-name="gr4" svg:width="0.308cm" svg:height="0.516cm" svg:x="10.977cm" svg:y="0.944cm"><draw:text-box><text:p>C</text:p></draw:text-box></draw:frame><draw:frame text:anchor-type="paragraph" draw:z-index="1085" draw:style-name="gr4" svg:width="0.308cm" svg:height="0.516cm" svg:x="6.976cm" svg:y="4.944cm"><draw:text-box><text:p>E</text:p></draw:text-box></draw:frame><draw:frame text:anchor-type="paragraph" draw:z-index="1089" draw:style-name="gr12" svg:width="0.872cm" svg:height="0.489cm" svg:x="11.576cm" svg:y="0.355cm"><draw:text-box><text:p>(F,7)</text:p></draw:text-box></draw:frame><draw:frame text:anchor-type="paragraph" draw:z-index="1092" draw:style-name="gr12" svg:width="0.957cm" svg:height="0.489cm" svg:x="7.678cm" svg:y="0.633cm"><draw:text-box><text:p>(0,∞)</text:p></draw:text-box></draw:frame><draw:frame text:anchor-type="paragraph" draw:z-index="1094" draw:style-name="gr12" svg:width="0.957cm" svg:height="0.489cm" svg:x="3.769cm" svg:y="0.704cm"><draw:text-box><text:p>(0,∞)</text:p></draw:text-box></draw:frame><draw:frame text:anchor-type="paragraph" draw:z-index="1095" draw:style-name="gr12" svg:width="0.957cm" svg:height="0.489cm" svg:x="11.688cm" svg:y="0.843cm"><draw:text-box><text:p>(0,∞)</text:p></draw:text-box></draw:frame><draw:line text:anchor-type="paragraph" draw:z-index="1096" draw:style-name="gr13" draw:text-style-name="P1" svg:x1="12.552cm" svg:y1="0.843cm" svg:x2="11.688cm" svg:y2="1.332cm"><text:p/></draw:line><draw:line text:anchor-type="paragraph" draw:z-index="1098" draw:style-name="gr13" draw:text-style-name="P1" svg:x1="8.542cm" svg:y1="0.633cm" svg:x2="7.678cm" svg:y2="1.122cm"><text:p/></draw:line><draw:frame text:anchor-type="paragraph" draw:z-index="1100" draw:style-name="gr12" svg:width="0.872cm" svg:height="0.489cm" svg:x="7.214cm" svg:y="0.279cm"><draw:text-box><text:p>(E,5)</text:p></draw:text-box></draw:frame><draw:line text:anchor-type="paragraph" draw:z-index="1101" draw:style-name="gr13" draw:text-style-name="P1" svg:x1="4.633cm" svg:y1="0.704cm" svg:x2="3.769cm" svg:y2="1.193cm"><text:p/></draw:line><draw:frame text:anchor-type="paragraph" draw:z-index="1102" draw:style-name="gr12" svg:width="0.953cm" svg:height="0.489cm" svg:x="3.237cm" svg:y="0.279cm"><draw:text-box><text:p>(B,7)</text:p></draw:text-box></draw:frame><text:span text:style-name="T1">Σχήμα </text:span><text:span text:style-name="T2">2.2.</text:span><text:span text:style-name="T1">4<text:line-break/></text:span></text:p>
      <text:p text:style-name="Standard"><draw:frame text:anchor-type="paragraph" draw:z-index="1081" draw:style-name="gr4" svg:width="0.308cm" svg:height="0.516cm" svg:x="2.976cm" svg:y="3.944cm"><draw:text-box><text:p>D</text:p></draw:text-box></draw:frame><draw:frame text:anchor-type="paragraph" draw:z-index="1082" draw:style-name="gr4" svg:width="0.308cm" svg:height="0.516cm" svg:x="2.976cm" svg:y="-0.056cm"><draw:text-box><text:p>A</text:p></draw:text-box></draw:frame><draw:frame text:anchor-type="paragraph" draw:z-index="1086" draw:style-name="gr4" svg:width="0.308cm" svg:height="0.516cm" svg:x="10.977cm" svg:y="3.944cm"><draw:text-box><text:p>F</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frame text:anchor-type="paragraph" draw:z-index="1087" draw:style-name="gr12" svg:width="0.872cm" svg:height="0.489cm" svg:x="11.665cm" svg:y="0.215cm"><draw:text-box><text:p>(F,0)</text:p></draw:text-box></draw:frame><text:span text:style-name="T1"/></text:p>
      <text:p text:style-name="Standard"><draw:frame text:anchor-type="paragraph" draw:z-index="1090" draw:style-name="gr12" svg:width="0.957cm" svg:height="0.489cm" svg:x="7.576cm" svg:y="0.007cm"><draw:text-box><text:p>(0,∞)</text:p></draw:text-box></draw:frame><draw:line text:anchor-type="paragraph" draw:z-index="1091" draw:style-name="gr13" draw:text-style-name="P1" svg:x1="8.44cm" svg:y1="0.007cm" svg:x2="7.576cm" svg:y2="0.496cm"><text:p/></draw:line><draw:frame text:anchor-type="paragraph" draw:z-index="1093" draw:style-name="gr12" svg:width="0.957cm" svg:height="0.489cm" svg:x="3.575cm" svg:y="0.113cm"><draw:text-box><text:p>(0,∞)</text:p></draw:text-box></draw:frame><draw:line text:anchor-type="paragraph" draw:z-index="1097" draw:style-name="gr13" draw:text-style-name="P1" svg:x1="4.439cm" svg:y1="0.113cm" svg:x2="3.575cm" svg:y2="0.602cm"><text:p/></draw:line><draw:frame text:anchor-type="paragraph" draw:z-index="1099" draw:style-name="gr12" svg:width="0.872cm" svg:height="0.489cm" svg:x="2.298cm" svg:y="0.303cm"><draw:text-box><text:p>(E,4)</text:p></draw:text-box></draw:frame><text:span text:style-name="T1"/></text:p>
      <text:p text:style-name="Standard"><draw:frame text:anchor-type="paragraph" draw:z-index="1088" draw:style-name="gr12" svg:width="0.872cm" svg:height="0.489cm" svg:x="7.248cm" svg:y="0.009cm"><draw:text-box><text:p>(F,3)</text:p></draw:text-box></draw:frame><text:span text:style-name="T1"/></text:p>
      <text:p text:style-name="Standard"><draw:ellipse text:anchor-type="paragraph" draw:z-index="0" draw:style-name="gr1" draw:text-style-name="P1" svg:width="12.718cm" svg:height="6.965cm" svg:x="0.674cm" svg:y="0.189cm"><text:p/></draw:ellipse><text:span text:style-name="T1"/></text:p>
      <text:p text:style-name="Standard"><draw:circle text:anchor-type="paragraph" draw:z-index="1103" draw:style-name="gr2" draw:text-style-name="P1" svg:width="0.892cm" svg:height="0.892cm" svg:x="2.685cm" svg:y="0.767cm"><text:p/></draw:circle><draw:line text:anchor-type="paragraph" draw:z-index="1104" draw:style-name="gr5" draw:text-style-name="P1" svg:x1="3.575cm" svg:y1="1.215cm" svg:x2="6.685cm" svg:y2="1.192cm"><text:p/></draw:line><draw:circle text:anchor-type="paragraph" draw:z-index="1105" draw:style-name="gr2" draw:text-style-name="P1" svg:width="0.892cm" svg:height="0.892cm" svg:x="6.685cm" svg:y="0.767cm"><text:p/></draw:circle><draw:line text:anchor-type="paragraph" draw:z-index="1106" draw:style-name="gr5" draw:text-style-name="P1" svg:x1="7.576cm" svg:y1="1.215cm" svg:x2="10.686cm" svg:y2="1.192cm"><text:p/></draw:line><draw:line text:anchor-type="paragraph" draw:z-index="1107" draw:style-name="gr6" draw:text-style-name="P1" svg:x1="3.097cm" svg:y1="1.658cm" svg:x2="3.104cm" svg:y2="4.745cm"><text:p/></draw:line><draw:circle text:anchor-type="paragraph" draw:z-index="1108" draw:style-name="gr2" draw:text-style-name="P1" svg:width="0.892cm" svg:height="0.892cm" svg:x="10.686cm" svg:y="0.767cm"><text:p/></draw:circle><draw:line text:anchor-type="paragraph" draw:z-index="1109" draw:style-name="gr6" draw:text-style-name="P1" svg:x1="3.491cm" svg:y1="5.02cm" svg:x2="6.853cm" svg:y2="1.556cm"><text:p/></draw:line><draw:circle text:anchor-type="paragraph" draw:z-index="1110" draw:style-name="gr2" draw:text-style-name="P1" svg:width="0.892cm" svg:height="0.892cm" svg:x="2.685cm" svg:y="4.768cm"><text:p/></draw:circle><draw:circle text:anchor-type="paragraph" draw:z-index="1111" draw:style-name="gr2" draw:text-style-name="P1" svg:width="0.892cm" svg:height="0.892cm" svg:x="10.686cm" svg:y="4.768cm"><text:p/></draw:circle><draw:line text:anchor-type="paragraph" draw:z-index="1112" draw:style-name="gr5" draw:text-style-name="P1" svg:x1="7.491cm" svg:y1="5.02cm" svg:x2="10.853cm" svg:y2="1.556cm"><text:p/></draw:line><draw:line text:anchor-type="paragraph" draw:z-index="1113" draw:style-name="gr6" draw:text-style-name="P1" svg:x1="11.098cm" svg:y1="1.658cm" svg:x2="11.105cm" svg:y2="4.745cm"><text:p/></draw:line><draw:line text:anchor-type="paragraph" draw:z-index="1114" draw:style-name="gr5" draw:text-style-name="P1" svg:x1="7.097cm" svg:y1="1.658cm" svg:x2="7.104cm" svg:y2="4.745cm"><text:p/></draw:line><draw:line text:anchor-type="paragraph" draw:z-index="1115" draw:style-name="gr5" draw:text-style-name="P1" svg:x1="3.575cm" svg:y1="5.216cm" svg:x2="6.685cm" svg:y2="5.193cm"><text:p/></draw:line><draw:line text:anchor-type="paragraph" draw:z-index="1116" draw:style-name="gr5" draw:text-style-name="P1" svg:x1="7.576cm" svg:y1="5.216cm" svg:x2="10.686cm" svg:y2="5.193cm"><text:p/></draw:line><draw:circle text:anchor-type="paragraph" draw:z-index="1117" draw:style-name="gr2" draw:text-style-name="P1" svg:width="0.892cm" svg:height="0.892cm" svg:x="6.685cm" svg:y="4.768cm"><text:p/></draw:circle><draw:frame text:anchor-type="paragraph" draw:z-index="1118" draw:style-name="gr7" svg:width="0.281cm" svg:height="0.489cm" svg:x="5.175cm" svg:y="4.604cm"><draw:text-box><text:p>1</text:p></draw:text-box></draw:frame><draw:frame text:anchor-type="paragraph" draw:z-index="1119" draw:style-name="gr7" svg:width="0.281cm" svg:height="0.489cm" svg:x="5.175cm" svg:y="0.603cm"><draw:text-box><text:p>2</text:p></draw:text-box></draw:frame><draw:frame text:anchor-type="paragraph" draw:z-index="1120" draw:style-name="gr7" svg:width="0.281cm" svg:height="0.489cm" svg:x="9.176cm" svg:y="4.604cm"><draw:text-box><text:p>3</text:p></draw:text-box></draw:frame><draw:frame text:anchor-type="paragraph" draw:z-index="1121" draw:style-name="gr7" svg:width="0.281cm" svg:height="0.489cm" svg:x="2.824cm" svg:y="2.928cm"><draw:text-box><text:p>6</text:p></draw:text-box></draw:frame><draw:frame text:anchor-type="paragraph" draw:z-index="1122" draw:style-name="gr7" svg:width="0.281cm" svg:height="0.489cm" svg:x="10.825cm" svg:y="2.928cm"><draw:text-box><text:p>7</text:p></draw:text-box></draw:frame><draw:frame text:anchor-type="paragraph" draw:z-index="1123" draw:style-name="gr7" svg:width="0.281cm" svg:height="0.489cm" svg:x="4.824cm" svg:y="2.928cm"><draw:text-box><text:p>8</text:p></draw:text-box></draw:frame><draw:frame text:anchor-type="paragraph" draw:z-index="1124" draw:style-name="gr7" svg:width="0.281cm" svg:height="0.489cm" svg:x="6.824cm" svg:y="2.928cm"><draw:text-box><text:p>2</text:p></draw:text-box></draw:frame><draw:frame text:anchor-type="paragraph" draw:z-index="1125" draw:style-name="gr7" svg:width="0.281cm" svg:height="0.489cm" svg:x="8.825cm" svg:y="2.928cm"><draw:text-box><text:p>5</text:p></draw:text-box></draw:frame><draw:frame text:anchor-type="paragraph" draw:z-index="1126" draw:style-name="gr7" svg:width="0.281cm" svg:height="0.489cm" svg:x="9.176cm" svg:y="0.704cm"><draw:text-box><text:p>5</text:p></draw:text-box></draw:frame><draw:frame text:anchor-type="paragraph" draw:z-index="1127" draw:style-name="gr4" svg:width="0.308cm" svg:height="0.516cm" svg:x="6.976cm" svg:y="0.944cm"><draw:text-box><text:p>B</text:p></draw:text-box></draw:frame><draw:frame text:anchor-type="paragraph" draw:z-index="1128" draw:style-name="gr4" svg:width="0.308cm" svg:height="0.516cm" svg:x="10.977cm" svg:y="0.944cm"><draw:text-box><text:p>C</text:p></draw:text-box></draw:frame><draw:frame text:anchor-type="paragraph" draw:z-index="1129" draw:style-name="gr4" svg:width="0.308cm" svg:height="0.516cm" svg:x="6.976cm" svg:y="4.944cm"><draw:text-box><text:p>E</text:p></draw:text-box></draw:frame><draw:circle text:anchor-type="paragraph" draw:z-index="1130" draw:style-name="gr2" draw:text-style-name="P1" svg:width="0.892cm" svg:height="0.892cm" svg:x="2.685cm" svg:y="0.767cm"><text:p/></draw:circle><draw:line text:anchor-type="paragraph" draw:z-index="1131" draw:style-name="gr14" draw:text-style-name="P1" svg:x1="3.575cm" svg:y1="1.215cm" svg:x2="6.685cm" svg:y2="1.192cm"><text:p/></draw:line><draw:circle text:anchor-type="paragraph" draw:z-index="1132" draw:style-name="gr2" draw:text-style-name="P1" svg:width="0.892cm" svg:height="0.892cm" svg:x="6.685cm" svg:y="0.767cm"><text:p/></draw:circle><draw:line text:anchor-type="paragraph" draw:z-index="1133" draw:style-name="gr14" draw:text-style-name="P1" svg:x1="7.576cm" svg:y1="1.215cm" svg:x2="10.686cm" svg:y2="1.192cm"><text:p/></draw:line><draw:line text:anchor-type="paragraph" draw:z-index="1134" draw:style-name="gr14" draw:text-style-name="P1" svg:x1="3.097cm" svg:y1="1.658cm" svg:x2="3.104cm" svg:y2="4.745cm"><text:p/></draw:line><draw:circle text:anchor-type="paragraph" draw:z-index="1135" draw:style-name="gr2" draw:text-style-name="P1" svg:width="0.892cm" svg:height="0.892cm" svg:x="10.686cm" svg:y="0.767cm"><text:p/></draw:circle><draw:line text:anchor-type="paragraph" draw:z-index="1136" draw:style-name="gr14" draw:text-style-name="P1" svg:x1="3.491cm" svg:y1="5.02cm" svg:x2="6.853cm" svg:y2="1.556cm"><text:p/></draw:line><draw:circle text:anchor-type="paragraph" draw:z-index="1137" draw:style-name="gr2" draw:text-style-name="P1" svg:width="0.892cm" svg:height="0.892cm" svg:x="2.685cm" svg:y="4.768cm"><text:p/></draw:circle><draw:circle text:anchor-type="paragraph" draw:z-index="1138" draw:style-name="gr2" draw:text-style-name="P1" svg:width="0.892cm" svg:height="0.892cm" svg:x="10.686cm" svg:y="4.768cm"><text:p/></draw:circle><draw:line text:anchor-type="paragraph" draw:z-index="1139" draw:style-name="gr14" draw:text-style-name="P1" svg:x1="7.491cm" svg:y1="5.02cm" svg:x2="10.853cm" svg:y2="1.556cm"><text:p/></draw:line><draw:line text:anchor-type="paragraph" draw:z-index="1140" draw:style-name="gr14" draw:text-style-name="P1" svg:x1="11.098cm" svg:y1="1.658cm" svg:x2="11.105cm" svg:y2="4.745cm"><text:p/></draw:line><draw:line text:anchor-type="paragraph" draw:z-index="1141" draw:style-name="gr14" draw:text-style-name="P1" svg:x1="7.097cm" svg:y1="1.658cm" svg:x2="7.104cm" svg:y2="4.745cm"><text:p/></draw:line><draw:line text:anchor-type="paragraph" draw:z-index="1142" draw:style-name="gr14" draw:text-style-name="P1" svg:x1="3.575cm" svg:y1="5.216cm" svg:x2="6.685cm" svg:y2="5.193cm"><text:p/></draw:line><draw:line text:anchor-type="paragraph" draw:z-index="1143" draw:style-name="gr14" draw:text-style-name="P1" svg:x1="7.576cm" svg:y1="5.216cm" svg:x2="10.686cm" svg:y2="5.193cm"><text:p/></draw:line><draw:circle text:anchor-type="paragraph" draw:z-index="1144" draw:style-name="gr2" draw:text-style-name="P1" svg:width="0.892cm" svg:height="0.892cm" svg:x="6.685cm" svg:y="4.768cm"><text:p/></draw:circle><draw:frame text:anchor-type="paragraph" draw:z-index="1145" draw:style-name="gr7" svg:width="0.281cm" svg:height="0.489cm" svg:x="5.175cm" svg:y="4.604cm"><draw:text-box><text:p>1</text:p></draw:text-box></draw:frame><draw:frame text:anchor-type="paragraph" draw:z-index="1146" draw:style-name="gr7" svg:width="0.281cm" svg:height="0.489cm" svg:x="5.175cm" svg:y="0.603cm"><draw:text-box><text:p>2</text:p></draw:text-box></draw:frame><draw:frame text:anchor-type="paragraph" draw:z-index="1147" draw:style-name="gr7" svg:width="0.281cm" svg:height="0.489cm" svg:x="9.176cm" svg:y="4.604cm"><draw:text-box><text:p>3</text:p></draw:text-box></draw:frame><draw:frame text:anchor-type="paragraph" draw:z-index="1148" draw:style-name="gr7" svg:width="0.281cm" svg:height="0.489cm" svg:x="2.824cm" svg:y="2.928cm"><draw:text-box><text:p>6</text:p></draw:text-box></draw:frame><draw:frame text:anchor-type="paragraph" draw:z-index="1149" draw:style-name="gr7" svg:width="0.281cm" svg:height="0.489cm" svg:x="10.825cm" svg:y="2.928cm"><draw:text-box><text:p>7</text:p></draw:text-box></draw:frame><draw:frame text:anchor-type="paragraph" draw:z-index="1150" draw:style-name="gr7" svg:width="0.281cm" svg:height="0.489cm" svg:x="4.824cm" svg:y="2.928cm"><draw:text-box><text:p>8</text:p></draw:text-box></draw:frame><draw:frame text:anchor-type="paragraph" draw:z-index="1151" draw:style-name="gr7" svg:width="0.281cm" svg:height="0.489cm" svg:x="6.824cm" svg:y="2.928cm"><draw:text-box><text:p>2</text:p></draw:text-box></draw:frame><draw:frame text:anchor-type="paragraph" draw:z-index="1152" draw:style-name="gr7" svg:width="0.281cm" svg:height="0.489cm" svg:x="8.825cm" svg:y="2.928cm"><draw:text-box><text:p>5</text:p></draw:text-box></draw:frame><draw:frame text:anchor-type="paragraph" draw:z-index="1153" draw:style-name="gr7" svg:width="0.281cm" svg:height="0.489cm" svg:x="9.176cm" svg:y="0.704cm"><draw:text-box><text:p>5</text:p></draw:text-box></draw:frame><draw:frame text:anchor-type="paragraph" draw:z-index="1156" draw:style-name="gr4" svg:width="0.308cm" svg:height="0.516cm" svg:x="6.976cm" svg:y="0.944cm"><draw:text-box><text:p>B</text:p></draw:text-box></draw:frame><draw:frame text:anchor-type="paragraph" draw:z-index="1157" draw:style-name="gr4" svg:width="0.308cm" svg:height="0.516cm" svg:x="10.977cm" svg:y="0.944cm"><draw:text-box><text:p>C</text:p></draw:text-box></draw:frame><draw:frame text:anchor-type="paragraph" draw:z-index="1158" draw:style-name="gr4" svg:width="0.308cm" svg:height="0.516cm" svg:x="6.976cm" svg:y="4.944cm"><draw:text-box><text:p>E</text:p></draw:text-box></draw:frame><draw:frame text:anchor-type="paragraph" draw:z-index="1162" draw:style-name="gr12" svg:width="0.872cm" svg:height="0.489cm" svg:x="11.576cm" svg:y="0.355cm"><draw:text-box><text:p>(F,7)</text:p></draw:text-box></draw:frame><draw:frame text:anchor-type="paragraph" draw:z-index="1165" draw:style-name="gr12" svg:width="0.957cm" svg:height="0.489cm" svg:x="7.678cm" svg:y="0.633cm"><draw:text-box><text:p>(0,∞)</text:p></draw:text-box></draw:frame><draw:frame text:anchor-type="paragraph" draw:z-index="1167" draw:style-name="gr12" svg:width="0.957cm" svg:height="0.489cm" svg:x="3.769cm" svg:y="0.704cm"><draw:text-box><text:p>(0,∞)</text:p></draw:text-box></draw:frame><draw:frame text:anchor-type="paragraph" draw:z-index="1168" draw:style-name="gr12" svg:width="0.957cm" svg:height="0.489cm" svg:x="11.688cm" svg:y="0.843cm"><draw:text-box><text:p>(0,∞)</text:p></draw:text-box></draw:frame><draw:line text:anchor-type="paragraph" draw:z-index="1169" draw:style-name="gr13" draw:text-style-name="P1" svg:x1="12.552cm" svg:y1="0.843cm" svg:x2="11.688cm" svg:y2="1.332cm"><text:p/></draw:line><draw:line text:anchor-type="paragraph" draw:z-index="1171" draw:style-name="gr13" draw:text-style-name="P1" svg:x1="8.542cm" svg:y1="0.633cm" svg:x2="7.678cm" svg:y2="1.122cm"><text:p/></draw:line><draw:frame text:anchor-type="paragraph" draw:z-index="1173" draw:style-name="gr12" svg:width="0.872cm" svg:height="0.489cm" svg:x="7.214cm" svg:y="0.279cm"><draw:text-box><text:p>(E,5)</text:p></draw:text-box></draw:frame><draw:line text:anchor-type="paragraph" draw:z-index="1174" draw:style-name="gr13" draw:text-style-name="P1" svg:x1="4.633cm" svg:y1="0.704cm" svg:x2="3.769cm" svg:y2="1.193cm"><text:p/></draw:line><draw:frame text:anchor-type="paragraph" draw:z-index="1175" draw:style-name="gr12" svg:width="0.953cm" svg:height="0.489cm" svg:x="3.237cm" svg:y="0.279cm"><draw:text-box><text:p>(B,7)</text:p></draw:text-box></draw:frame><text:span text:style-name="T1">Σχήμα </text:span><text:span text:style-name="T2">2.2.</text:span><text:span text:style-name="T1">5<text:line-break/></text:span></text:p>
      <text:p text:style-name="Standard"><draw:frame text:anchor-type="paragraph" draw:z-index="1154" draw:style-name="gr4" svg:width="0.308cm" svg:height="0.516cm" svg:x="2.976cm" svg:y="3.944cm"><draw:text-box><text:p>D</text:p></draw:text-box></draw:frame><draw:frame text:anchor-type="paragraph" draw:z-index="1155" draw:style-name="gr4" svg:width="0.308cm" svg:height="0.516cm" svg:x="2.976cm" svg:y="-0.056cm"><draw:text-box><text:p>A</text:p></draw:text-box></draw:frame><draw:frame text:anchor-type="paragraph" draw:z-index="1159" draw:style-name="gr4" svg:width="0.308cm" svg:height="0.516cm" svg:x="10.977cm" svg:y="3.944cm"><draw:text-box><text:p>F</text:p></draw:text-box></draw:frame><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draw:frame text:anchor-type="paragraph" draw:z-index="1160" draw:style-name="gr12" svg:width="0.872cm" svg:height="0.489cm" svg:x="11.665cm" svg:y="0.215cm"><draw:text-box><text:p>(F,0)</text:p></draw:text-box></draw:frame><text:span text:style-name="T1"/></text:p>
      <text:p text:style-name="Standard"><draw:frame text:anchor-type="paragraph" draw:z-index="1163" draw:style-name="gr12" svg:width="0.957cm" svg:height="0.489cm" svg:x="7.576cm" svg:y="0.007cm"><draw:text-box><text:p>(0,∞)</text:p></draw:text-box></draw:frame><draw:line text:anchor-type="paragraph" draw:z-index="1164" draw:style-name="gr13" draw:text-style-name="P1" svg:x1="8.44cm" svg:y1="0.007cm" svg:x2="7.576cm" svg:y2="0.496cm"><text:p/></draw:line><draw:frame text:anchor-type="paragraph" draw:z-index="1166" draw:style-name="gr12" svg:width="0.957cm" svg:height="0.489cm" svg:x="3.575cm" svg:y="0.113cm"><draw:text-box><text:p>(0,∞)</text:p></draw:text-box></draw:frame><draw:line text:anchor-type="paragraph" draw:z-index="1170" draw:style-name="gr13" draw:text-style-name="P1" svg:x1="4.439cm" svg:y1="0.113cm" svg:x2="3.575cm" svg:y2="0.602cm"><text:p/></draw:line><draw:frame text:anchor-type="paragraph" draw:z-index="1172" draw:style-name="gr12" svg:width="0.872cm" svg:height="0.489cm" svg:x="2.298cm" svg:y="0.303cm"><draw:text-box><text:p>(E,4)</text:p></draw:text-box></draw:frame><text:span text:style-name="T1"/></text:p>
      <text:p text:style-name="Standard"><draw:frame text:anchor-type="paragraph" draw:z-index="1161" draw:style-name="gr12" svg:width="0.872cm" svg:height="0.489cm" svg:x="7.248cm" svg:y="0.009cm"><draw:text-box><text:p>(F,3)</text:p></draw:text-box></draw:frame><text:span text:style-name="T1"/></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style:font-adornments="Κανονικά"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45_20_Degrees" draw:display-name="Black 45 Degrees" draw:style="single" draw:color="#000000" draw:distance="0.102cm" draw:rotation="45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silis Manavis</meta:initial-creator>
    <meta:creation-date>2012-06-05T18:16:16.66</meta:creation-date>
    <dc:date>2012-06-05T21:37:31.13</dc:date>
    <dc:creator>Vasilis Manavis</dc:creator>
    <meta:editing-duration>PT2H28M5S</meta:editing-duration>
    <meta:editing-cycles>6</meta:editing-cycles>
    <meta:generator>OpenOffice.org/3.3$Win32 OpenOffice.org_project/330m20$Build-9567</meta:generator>
    <meta:document-statistic meta:table-count="0" meta:image-count="0" meta:object-count="0" meta:page-count="7" meta:paragraph-count="24" meta:word-count="46" meta:character-count="272"/>
  </office:meta>
</office:document-meta>
</file>